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Helvetica, sans-serif"/>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6.9965in" fo:margin-left="0in" fo:break-before="page" table:align="left" style:writing-mode="lr-tb"/>
    </style:style>
    <style:style style:name="Table2.A" style:family="table-column">
      <style:table-column-properties style:column-width="4.184in"/>
    </style:style>
    <style:style style:name="Table2.B" style:family="table-column">
      <style:table-column-properties style:column-width="0.2521in"/>
    </style:style>
    <style:style style:name="Table2.C" style:family="table-column">
      <style:table-column-properties style:column-width="2.5604in"/>
    </style:style>
    <style:style style:name="Table2.A1" style:family="table-cell">
      <style:table-cell-properties fo:padding="0.0382in" fo:border="none"/>
    </style:style>
    <style:style style:name="Table2.2" style:family="table-row">
      <style:table-row-properties style:min-row-height="1.091in"/>
    </style:style>
    <style:style style:name="Table1" style:family="table">
      <style:table-properties style:width="6.5in" fo:break-before="page" table:align="margins" style:writing-mode="lr-tb"/>
    </style:style>
    <style:style style:name="Table1.A" style:family="table-column">
      <style:table-column-properties style:column-width="3.25in" style:rel-column-width="32767*"/>
    </style:style>
    <style:style style:name="Table1.B" style:family="table-column">
      <style:table-column-properties style:column-width="0.2486in" style:rel-column-width="2506*"/>
    </style:style>
    <style:style style:name="Table1.C" style:family="table-column">
      <style:table-column-properties style:column-width="3.0014in" style:rel-column-width="30262*"/>
    </style:style>
    <style:style style:name="Table1.A1" style:family="table-cell">
      <style:table-cell-properties fo:padding="0in" fo:border="none" style:writing-mode="page"/>
    </style:style>
    <style:style style:name="Table1.2" style:family="table-row">
      <style:table-row-properties style:min-row-height="0.1604in"/>
    </style:style>
    <style:style style:name="Table1.5" style:family="table-row">
      <style:table-row-properties style:min-row-height="1.2903in"/>
    </style:style>
    <style:style style:name="Table1.A5" style:family="table-cell">
      <style:table-cell-properties fo:padding="0.0201in" fo:border="0.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c97b30"/>
    </style:style>
    <style:style style:name="P3" style:family="paragraph" style:parent-style-name="Standard">
      <style:paragraph-properties fo:margin-top="0.1in" fo:margin-bottom="0in" style:contextual-spacing="false" fo:line-height="200%">
        <style:tab-stops>
          <style:tab-stop style:position="1in"/>
        </style:tab-stops>
      </style:paragraph-properties>
      <style:text-properties fo:color="#000000" loext:opacity="100%" style:font-name="Courier New" fo:font-size="12pt" style:font-name-asian="Times New Roman" style:font-size-asian="12pt" style:font-name-complex="Tahoma1" style:font-size-complex="12pt"/>
    </style:style>
    <style:style style:name="P4" style:family="paragraph" style:parent-style-name="Standard">
      <style:paragraph-properties fo:margin-top="0in" fo:margin-bottom="0in" style:contextual-spacing="false" fo:line-height="200%">
        <style:tab-stops>
          <style:tab-stop style:position="1in"/>
        </style:tab-stops>
      </style:paragraph-properties>
      <style:text-properties fo:color="#000000" loext:opacity="100%" style:font-name="Times New Roman" fo:font-size="12pt" officeooo:rsid="024a6221" officeooo:paragraph-rsid="024a6221" style:font-name-asian="Times New Roman" style:font-size-asian="12pt" style:font-name-complex="Tahoma1" style:font-size-complex="12pt"/>
    </style:style>
    <style:style style:name="P5" style:family="paragraph" style:parent-style-name="Standard">
      <style:paragraph-properties fo:margin-left="1.698in" fo:margin-right="0in" fo:margin-top="0in" fo:margin-bottom="0in" style:contextual-spacing="false" style:line-height-at-least="0.0693in" fo:text-indent="0in" style:auto-text-indent="false"/>
      <style:text-properties fo:color="#000000" loext:opacity="100%" style:font-name="Times New Roman" fo:font-size="12pt" officeooo:paragraph-rsid="032fe8ff" style:font-name-asian="Times New Roman" style:font-size-asian="12pt" style:font-name-complex="Tahoma1" style:font-size-complex="12pt"/>
    </style:style>
    <style:style style:name="P6" style:family="paragraph" style:parent-style-name="Standard">
      <loext:graphic-properties draw:fill="none"/>
      <style:paragraph-properties fo:margin-left="0in" fo:margin-right="0in" fo:margin-top="0in" fo:margin-bottom="0in" style:contextual-spacing="false"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1in"/>
        </style:tab-stops>
      </style:paragraph-properties>
      <style:text-properties fo:color="#000000" loext:opacity="100%" style:font-name="Times New Roman" fo:font-size="12pt" officeooo:paragraph-rsid="032fe8ff"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7" style:family="paragraph" style:parent-style-name="List_20_Paragraph">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color="#000000" loext:opacity="100%" style:font-name="Times New Roman" fo:font-size="12pt" fo:language="en" fo:country="US" fo:font-weight="bold" officeooo:rsid="0275de0e" officeooo:paragraph-rsid="0314d65f" style:letter-kerning="true" style:font-name-asian="Times New Roman" style:font-size-asian="12pt" style:language-asian="en" style:country-asian="US" style:font-weight-asian="bold" style:font-name-complex="Tahoma1"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master-page-name="">
      <loext:graphic-properties draw:fill="none"/>
      <style:paragraph-properties fo:margin-left="0in" fo:margin-right="0in" fo:margin-top="0in" fo:margin-bottom="0in" style:contextual-spacing="false" style:line-height-at-least="0.0693in" fo:text-align="start"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officeooo:paragraph-rsid="032fe8f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 style:family="paragraph" style:parent-style-name="List_20_Paragraph">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4f1013" officeooo:paragraph-rsid="024f1013"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List_20_Paragraph">
      <loext:graphic-properties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reak-before="page" style:text-autospace="ideograph-alpha" style:punctuation-wrap="hanging" style:line-break="strict" style:writing-mode="lr-tb">
        <style:tab-stops/>
      </style:paragraph-properties>
      <style:text-properties fo:color="#000000" loext:opacity="100%" style:font-name="Times New Roman" fo:font-size="12pt" fo:font-weight="bold" officeooo:rsid="0261fef3" officeooo:paragraph-rsid="0395b407"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List_20_Paragraph">
      <loext:graphic-properties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color="#000000" loext:opacity="100%" style:font-name="Times New Roman" fo:font-size="12pt" fo:font-weight="bold" officeooo:rsid="0261fef3" officeooo:paragraph-rsid="0395b407"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text-align="start" style:justify-single-word="false">
        <style:tab-stops>
          <style:tab-stop style:position="2.5366in"/>
        </style:tab-stops>
      </style:paragraph-properties>
    </style:style>
    <style:style style:name="P13"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size-complex="12pt"/>
    </style:style>
    <style:style style:name="P14" style:family="paragraph" style:parent-style-name="Standard">
      <loext:graphic-properties draw:fill-hatch-name="hatch"/>
      <style:paragraph-properties fo:margin-top="0.0598in" fo:margin-bottom="0in" style:contextual-spacing="false" fo:line-height="100%" fo:text-align="center" style:justify-single-word="false"/>
      <style:text-properties style:font-name="Times New Roman" fo:font-size="12pt" style:font-size-asian="12pt" style:font-size-complex="12pt"/>
    </style:style>
    <style:style style:name="P15" style:family="paragraph" style:parent-style-name="Standard">
      <style:paragraph-properties fo:margin-top="0in" fo:margin-bottom="0in" style:contextual-spacing="false" fo:line-height="100%"/>
      <style:text-properties style:font-name="Times New Roman" fo:font-size="12pt" style:font-size-asian="12pt" style:font-size-complex="12pt"/>
    </style:style>
    <style:style style:name="P16" style:family="paragraph" style:parent-style-name="Standard">
      <style:paragraph-properties fo:margin-top="0in" fo:margin-bottom="0in" style:contextual-spacing="false" fo:line-height="200%">
        <style:tab-stops>
          <style:tab-stop style:position="0.6252in"/>
          <style:tab-stop style:position="0.75in"/>
        </style:tab-stops>
      </style:paragraph-properties>
      <style:text-properties style:font-name="Times New Roman" fo:font-size="12pt" officeooo:paragraph-rsid="032fe8ff" style:font-size-asian="12pt" style:font-size-complex="12pt"/>
    </style:style>
    <style:style style:name="P17" style:family="paragraph" style:parent-style-name="Text_20_body">
      <style:paragraph-properties fo:line-height="200%"/>
      <style:text-properties style:font-name="Times New Roman" fo:font-size="12pt" officeooo:paragraph-rsid="0317c2a8" style:font-size-asian="12pt" style:font-size-complex="12pt"/>
    </style:style>
    <style:style style:name="P18" style:family="paragraph" style:parent-style-name="Text_20_body">
      <style:paragraph-properties fo:line-height="200%"/>
      <style:text-properties style:font-name="Times New Roman" fo:font-size="12pt" officeooo:paragraph-rsid="03855cd6" style:font-size-asian="12pt" style:font-size-complex="12pt"/>
    </style:style>
    <style:style style:name="P19" style:family="paragraph" style:parent-style-name="Text_20_body">
      <style:paragraph-properties fo:line-height="200%"/>
      <style:text-properties style:font-name="Times New Roman" fo:font-size="12pt" officeooo:paragraph-rsid="038fb076" style:font-size-asian="12pt" style:font-size-complex="12pt"/>
    </style:style>
    <style:style style:name="P20" style:family="paragraph" style:parent-style-name="Text_20_body">
      <style:paragraph-properties fo:line-height="200%" fo:break-before="page"/>
      <style:text-properties style:font-name="Times New Roman" fo:font-size="12pt" officeooo:paragraph-rsid="03b1a442" style:font-size-asian="12pt" style:font-size-complex="12pt"/>
    </style:style>
    <style:style style:name="P21" style:family="paragraph" style:parent-style-name="Text_20_body">
      <style:paragraph-properties fo:line-height="200%"/>
      <style:text-properties style:font-name="Times New Roman" fo:font-size="12pt" fo:font-weight="bold" officeooo:rsid="02fe5b0e" officeooo:paragraph-rsid="03b1a442" style:font-size-asian="12pt" style:font-weight-asian="bold" style:font-size-complex="12pt" style:font-weight-complex="bold"/>
    </style:style>
    <style:style style:name="P22" style:family="paragraph" style:parent-style-name="Standard">
      <style:paragraph-properties fo:margin-top="0in" fo:margin-bottom="0in" style:contextual-spacing="false" fo:line-height="100%" fo:text-align="center" style:justify-single-word="false"/>
      <style:text-properties style:font-name="Times New Roman"/>
    </style:style>
    <style:style style:name="P23" style:family="paragraph" style:parent-style-name="Standard">
      <style:paragraph-properties fo:margin-top="0in" fo:margin-bottom="0in" style:contextual-spacing="false" fo:line-height="100%" fo:text-align="center" style:justify-single-word="false"/>
      <style:text-properties style:font-name="Times New Roman" officeooo:paragraph-rsid="024a4859"/>
    </style:style>
    <style:style style:name="P24" style:family="paragraph" style:parent-style-name="Table_20_Contents">
      <style:paragraph-properties fo:margin-top="0in" fo:margin-bottom="0in" style:contextual-spacing="false" fo:line-height="100%">
        <style:tab-stops/>
      </style:paragraph-properties>
      <style:text-properties style:font-name="Times New Roman"/>
    </style:style>
    <style:style style:name="P25" style:family="paragraph" style:parent-style-name="Table_20_Contents">
      <style:paragraph-properties fo:margin-top="0in" fo:margin-bottom="0in" style:contextual-spacing="false" fo:line-height="100%"/>
      <style:text-properties style:font-name="Times New Roman"/>
    </style:style>
    <style:style style:name="P26" style:family="paragraph" style:parent-style-name="Standard">
      <style:paragraph-properties fo:margin-top="0in" fo:margin-bottom="0in" style:contextual-spacing="false" fo:line-height="100%" fo:text-align="center" style:justify-single-word="false"/>
      <style:text-properties style:font-name="Times New Roman" officeooo:rsid="02486487" officeooo:paragraph-rsid="02486487"/>
    </style:style>
    <style:style style:name="P27" style:family="paragraph" style:parent-style-name="Standard">
      <loext:graphic-properties draw:fill="none"/>
      <style:paragraph-properties fo:margin-left="1.25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1af881f"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none"/>
      <style:paragraph-properties fo:margin-left="1.1866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none"/>
      <style:paragraph-properties fo:margin-left="0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30" style:family="paragraph" style:parent-style-name="Table_20_Contents">
      <loext:graphic-properties draw:fill="none"/>
      <style:paragraph-properties fo:margin-left="0.1866in" fo:margin-right="0in" fo:margin-top="0.1in" fo:margin-bottom="0in" style:contextual-spacing="false" fo:line-height="2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tab-stop style:position="1in"/>
        </style:tab-stops>
      </style:paragraph-properties>
      <style:text-properties officeooo:paragraph-rsid="01af881f"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margin-top="0in" fo:margin-bottom="0in" style:contextual-spacing="false" fo:line-height="100%" fo:text-align="start" style:justify-single-word="false">
        <style:tab-stops>
          <style:tab-stop style:position="2.5366in"/>
        </style:tab-stops>
      </style:paragraph-properties>
      <style:text-properties officeooo:paragraph-rsid="02486487"/>
    </style:style>
    <style:style style:name="P32" style:family="paragraph" style:parent-style-name="Table_20_Contents">
      <style:paragraph-properties fo:margin-top="0in" fo:margin-bottom="0in" style:contextual-spacing="false" fo:line-height="100%">
        <style:tab-stops/>
      </style:paragraph-properties>
    </style:style>
    <style:style style:name="P33" style:family="paragraph" style:parent-style-name="Table_20_Contents">
      <loext:graphic-properties draw:fill-hatch-name="hatch"/>
      <style:paragraph-properties fo:line-height="100%"/>
    </style:style>
    <style:style style:name="P34" style:family="paragraph" style:parent-style-name="Table_20_Contents">
      <loext:graphic-properties draw:fill-hatch-name="hatch"/>
      <style:paragraph-properties fo:margin-top="0.0598in" fo:margin-bottom="0in" style:contextual-spacing="false" fo:line-height="100%"/>
    </style:style>
    <style:style style:name="P35" style:family="paragraph" style:parent-style-name="Table_20_Contents">
      <loext:graphic-properties draw:fill-hatch-name="hatch"/>
      <style:paragraph-properties fo:margin-top="0in" fo:margin-bottom="0in" style:contextual-spacing="false" fo:line-height="100%"/>
    </style:style>
    <style:style style:name="P36" style:family="paragraph" style:parent-style-name="Standard">
      <loext:graphic-properties draw:fill="none" draw:fill-gradient-name="gradient" draw:fill-hatch-name="hatch"/>
      <style:paragraph-properties fo:margin-left="0in" fo:margin-right="0in" fo:margin-top="0.1in" fo:margin-bottom="0in" style:contextual-spacing="false" fo:line-height="115%"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rsid="024a4859" officeooo:paragraph-rsid="024a4859"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hatch-name="hatch"/>
      <style:paragraph-properties fo:line-height="100%" fo:text-align="start" style:justify-single-word="false"/>
      <style:text-properties style:text-underline-style="solid" style:text-underline-width="auto" style:text-underline-color="font-color" officeooo:rsid="02a32e2b" officeooo:paragraph-rsid="032fe8ff"/>
    </style:style>
    <style:style style:name="P38" style:family="paragraph" style:parent-style-name="Standard">
      <loext:graphic-properties draw:fill-hatch-name="hatch"/>
      <style:paragraph-properties fo:margin-top="0in" fo:margin-bottom="0in" style:contextual-spacing="false" fo:line-height="100%" fo:text-align="center" style:justify-single-word="false"/>
      <style:text-properties style:text-underline-style="solid" style:text-underline-width="auto" style:text-underline-color="font-color" officeooo:rsid="02a32e2b" officeooo:paragraph-rsid="032fe8ff"/>
    </style:style>
    <style:style style:name="P39" style:family="paragraph" style:parent-style-name="Table_20_Contents">
      <loext:graphic-properties draw:fill="none"/>
      <style:paragraph-properties fo:margin-left="0.1866in" fo:margin-right="0in" fo:margin-top="0in" fo:margin-bottom="0in" style:contextual-spacing="false" fo:line-height="100%" fo:text-align="center"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solid" style:text-underline-width="auto" style:text-underline-color="font-color" fo:font-weight="bold" officeooo:paragraph-rsid="01af881f"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Numbering_20_1">
      <loext:graphic-properties draw:fill="none" draw:fill-hatch-name="hatch"/>
      <style:paragraph-properties fo:margin-left="0in" fo:margin-right="0in" fo:margin-top="0in" fo:margin-bottom="0.0835in" style:contextual-spacing="false" fo:line-height="115%"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1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hatch-name="hatch"/>
    </style:style>
    <style:style style:name="P42" style:family="paragraph" style:parent-style-name="Standard">
      <loext:graphic-properties draw:fill-hatch-name="hatch"/>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font-variant="normal" fo:text-transform="none" fo:color="#222222" loext:opacity="100%" style:font-name="Times New Roman" fo:font-size="12pt" fo:letter-spacing="normal" fo:font-style="normal" style:text-underline-style="none" fo:font-weight="normal" officeooo:rsid="02a32e2b" officeooo:paragraph-rsid="032fe8f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hatch-name="hatch"/>
      <style:paragraph-properties fo:margin-top="0in" fo:margin-bottom="0in" style:contextual-spacing="false" fo:line-height="100%" fo:text-align="start" style:justify-single-word="false"/>
      <style:text-properties fo:font-variant="normal" fo:text-transform="none" fo:color="#222222" loext:opacity="100%" style:font-name="Times New Roman" fo:font-size="12pt" fo:letter-spacing="normal" fo:font-style="normal" style:text-underline-style="none" fo:font-weight="normal" officeooo:rsid="02a32e2b" officeooo:paragraph-rsid="02a32e2b" style:font-size-asian="12pt" style:font-style-asian="normal" style:font-weight-asian="normal" style:font-size-complex="12pt" style:font-style-complex="normal" style:font-weight-complex="normal"/>
    </style:style>
    <style:style style:name="P44" style:family="paragraph" style:parent-style-name="Standard">
      <loext:graphic-properties draw:fill-hatch-name="hatch"/>
      <style:paragraph-properties fo:margin-top="0in" fo:margin-bottom="0in" style:contextual-spacing="false" fo:line-height="100%" fo:text-align="start" style:justify-single-word="false"/>
      <style:text-properties fo:font-variant="normal" fo:text-transform="none" fo:color="#222222" loext:opacity="100%" style:font-name="Times New Roman" fo:font-size="12pt" fo:letter-spacing="normal" fo:font-style="normal" style:text-underline-style="none" fo:font-weight="normal" officeooo:rsid="02a32e2b" officeooo:paragraph-rsid="03381ab2" style:font-size-asian="12pt" style:font-style-asian="normal" style:font-weight-asian="normal" style:font-size-complex="12pt" style:font-style-complex="normal" style:font-weight-complex="normal"/>
    </style:style>
    <style:style style:name="P45" style:family="paragraph" style:parent-style-name="List_20_Paragrap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a82a03" officeooo:paragraph-rsid="03215701"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text-align="start" style:justify-single-word="false"/>
      <style:text-properties style:text-underline-style="none" officeooo:rsid="00081cf4" officeooo:paragraph-rsid="032fe8ff"/>
    </style:style>
    <style:style style:name="P47" style:family="paragraph" style:parent-style-name="Standard">
      <loext:graphic-properties draw:fill-gradient-name="gradient" draw:fill-hatch-name="hatch"/>
      <style:paragraph-properties fo:line-height="100%" fo:text-align="start" style:justify-single-word="false" fo:padding="0.0402in" fo:border="none" style:join-border="false"/>
      <style:text-properties style:text-underline-style="none" officeooo:rsid="00081cf4" officeooo:paragraph-rsid="03570dfb"/>
    </style:style>
    <style:style style:name="P48" style:family="paragraph" style:parent-style-name="Text_20_body">
      <style:paragraph-properties fo:line-height="200%"/>
      <style:text-properties style:use-window-font-color="true" loext:opacity="0%" style:font-name="Times New Roman" fo:font-size="12pt" fo:language="en" fo:country="US" officeooo:rsid="017f2d64" officeooo:paragraph-rsid="02a2a965" style:letter-kerning="true" style:font-name-asian="Arial Unicode MS" style:font-size-asian="12pt" style:language-asian="en" style:country-asian="US" style:font-name-complex="Tahoma1" style:font-size-complex="12pt" style:language-complex="ar" style:country-complex="SA"/>
    </style:style>
    <style:style style:name="P49" style:family="paragraph" style:parent-style-name="List_20_Paragraph" style:master-page-name="">
      <loext:graphic-properties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style:page-number="auto" style:text-autospace="ideograph-alpha" style:punctuation-wrap="hanging" style:line-break="strict" style:writing-mode="lr-tb">
        <style:tab-stops/>
      </style:paragraph-properties>
      <style:text-properties fo:text-transform="uppercase" fo:color="#000000" loext:opacity="100%" style:font-name="Times New Roman" fo:font-size="12pt" fo:letter-spacing="normal" fo:language="en" fo:country="US" fo:font-style="normal" fo:font-weight="bold" officeooo:rsid="0284ee00" officeooo:paragraph-rsid="0284ee00"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fo:font-size="12pt" officeooo:paragraph-rsid="01af881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fo:font-size="12pt" officeooo:paragraph-rsid="0267474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8Num1" style:master-page-name="">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style:font-name="Times New Roman" fo:font-size="12pt" officeooo:paragraph-rsid="026edbe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style:font-name="Times New Roman" fo:font-size="12pt" fo:font-weight="bold" officeooo:paragraph-rsid="02690b4f"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115%" fo:text-align="center" style:justify-single-word="false" fo:orphans="2" fo:widows="2" fo:hyphenation-ladder-count="no-limit" fo:text-indent="-0.4874in" style:auto-text-indent="false" fo:break-before="page" style:text-autospace="ideograph-alpha" style:punctuation-wrap="hanging" style:line-break="strict" style:writing-mode="lr-tb">
        <style:tab-stops/>
      </style:paragraph-properties>
      <style:text-properties style:font-name="Times New Roman" fo:font-size="12pt" fo:font-weight="bold" officeooo:rsid="02ba665e" officeooo:paragraph-rsid="036fd6e6"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fo:font-size="12pt" fo:font-style="normal" officeooo:paragraph-rsid="026c720f" style:font-size-asian="12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officeooo:paragraph-rsid="02f50b6a" fo:hyphenate="false" fo:hyphenation-remain-char-count="2" fo:hyphenation-push-char-count="2" loext:hyphenation-no-caps="false" loext:hyphenation-no-last-word="false" loext:hyphenation-word-char-count="no-limit" loext:hyphenation-zone="no-limit"/>
    </style:style>
    <style:style style:name="P57"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paragraph-rsid="0264cb3a"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4f1013" officeooo:paragraph-rsid="024f1013"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8Num1" style:master-page-name="">
      <loext:graphic-properties draw:fill="none"/>
      <style:paragraph-properties fo:margin-left="1in" fo:margin-right="0.5in" fo:margin-top="0in" fo:margin-bottom="0in" style:contextual-spacing="false" fo:line-height="200%" fo:text-align="start" style:justify-single-word="false" fo:orphans="2" fo:widows="2" fo:hyphenation-ladder-count="no-limit" fo:text-indent="0in" style:auto-text-indent="false" style:page-number="auto" fo:background-color="transparent" fo:padding="0.1402in" fo:border="0.06pt solid #000000" style:text-autospace="ideograph-alpha" style:punctuation-wrap="hanging" style:line-break="strict" style:writing-mode="lr-tb">
        <style:tab-stops/>
      </style:paragraph-properties>
      <style:text-properties fo:color="#000000" loext:opacity="100%" style:font-name="Times New Roman" fo:font-size="12pt" fo:font-weight="normal" officeooo:rsid="024f1013" officeooo:paragraph-rsid="034ccea8"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4c9d60" officeooo:paragraph-rsid="034c9d60"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4c9d60" officeooo:paragraph-rsid="034c9d60"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51a5fc" officeooo:paragraph-rsid="034c9d60"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95b407" officeooo:paragraph-rsid="0395b407"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8Num1" style:master-page-name="">
      <loext:graphic-properties draw:fill="none" draw:fill-hatch-name="hatch"/>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fo:font-weight="normal" officeooo:rsid="024fb9c3" officeooo:paragraph-rsid="024fb9c3"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549d44" officeooo:paragraph-rsid="02549d44"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75de0e" officeooo:paragraph-rsid="028bdbf7"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7633e9" officeooo:paragraph-rsid="031ffa8d"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876a02" officeooo:paragraph-rsid="03215701"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reak-before="page" style:text-autospace="ideograph-alpha" style:punctuation-wrap="hanging" style:line-break="strict" style:writing-mode="lr-tb">
        <style:tab-stops/>
      </style:paragraph-properties>
      <style:text-properties fo:color="#000000" loext:opacity="100%" style:font-name="Times New Roman" fo:font-size="12pt" fo:font-weight="normal" officeooo:rsid="02876a02" officeooo:paragraph-rsid="03215701"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98aa1d" officeooo:paragraph-rsid="0398aa1d"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98aa1d" officeooo:paragraph-rsid="039a436f"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883e1d" officeooo:paragraph-rsid="039d3dfb"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883e1d" officeooo:paragraph-rsid="039f7abc"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8Num1">
      <style:paragraph-properties fo:margin-left="0.689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bold" officeooo:rsid="034c9d60" officeooo:paragraph-rsid="034c9d60"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8Num1" style:master-page-name="">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style:page-number="auto" fo:break-before="page" fo:background-color="transparent" style:text-autospace="ideograph-alpha" style:punctuation-wrap="hanging" style:line-break="strict" style:writing-mode="lr-tb">
        <style:tab-stops/>
      </style:paragraph-properties>
      <style:text-properties fo:color="#000000" loext:opacity="100%" style:font-name="Times New Roman" fo:font-size="12pt" fo:font-weight="bold" officeooo:rsid="0261fef3" officeooo:paragraph-rsid="0284ee00"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8Num1" style:master-page-name="">
      <loext:graphic-properties draw:fill="none" draw:fill-gradient-name="gradient" draw:fill-hatch-name="hatch"/>
      <style:paragraph-properties fo:margin-left="0in" fo:margin-right="0in" fo:margin-top="0in" fo:margin-bottom="0in" style:contextual-spacing="false" fo:line-height="200%" fo:text-align="center"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fo:font-weight="bold" officeooo:rsid="026c720f" officeooo:paragraph-rsid="026ddc61"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8Num1">
      <style:paragraph-properties fo:margin-top="0in" fo:margin-bottom="0in" style:contextual-spacing="false" fo:line-height="200%" fo:text-align="center" style:justify-single-word="false" fo:orphans="2" fo:widows="2" fo:hyphenation-ladder-count="no-limit" style:text-autospace="ideograph-alpha" style:punctuation-wrap="hanging" style:line-break="strict" style:writing-mode="lr-tb">
        <style:tab-stops/>
      </style:paragraph-properties>
      <style:text-properties fo:color="#000000" loext:opacity="100%" style:font-name="Times New Roman" fo:font-size="12pt" fo:font-weight="bold" officeooo:paragraph-rsid="02ba665e"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8Num1" style:master-page-name="">
      <loext:graphic-properties draw:fill="none"/>
      <style:paragraph-properties fo:margin-left="0in" fo:margin-right="0in" fo:margin-top="0in" fo:margin-bottom="0in" style:contextual-spacing="false" fo:line-height="200%" fo:text-align="center"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fo:font-weight="bold" officeooo:rsid="031ffa8d" officeooo:paragraph-rsid="031ffa8d"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8Num1">
      <style:paragraph-properties fo:margin-left="0.689in" fo:margin-right="0in" fo:margin-top="0in" fo:margin-bottom="0in" style:contextual-spacing="false" fo:line-height="200%" fo:text-align="center" style:justify-single-word="false" fo:orphans="2" fo:widows="2" fo:hyphenation-ladder-count="no-limit" fo:text-indent="-0.4874in" style:auto-text-indent="false" fo:break-before="page" style:text-autospace="ideograph-alpha" style:punctuation-wrap="hanging" style:line-break="strict" style:writing-mode="lr-tb">
        <style:tab-stops/>
      </style:paragraph-properties>
      <style:text-properties fo:color="#000000" loext:opacity="100%" style:font-name="Times New Roman" fo:font-size="12pt" fo:language="en" fo:country="US" fo:font-weight="bold" officeooo:rsid="034c9d60" officeooo:paragraph-rsid="034c9d60" style:letter-kerning="true" style:font-name-asian="Times New Roman" style:font-size-asian="12pt" style:language-asian="en" style:country-asian="US" style:font-weight-asian="bold" style:font-name-complex="Tahoma1"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language="en" fo:country="US" fo:font-weight="bold" officeooo:rsid="028bdbf7" officeooo:paragraph-rsid="028bdbf7" style:letter-kerning="true" style:font-name-asian="Times New Roman" style:font-size-asian="12pt" style:language-asian="en" style:country-asian="US" style:font-weight-asian="bold" style:font-name-complex="Tahoma1"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language="en" fo:country="US" fo:font-weight="normal" officeooo:rsid="034e2c41" officeooo:paragraph-rsid="034e2c41" style:letter-kerning="true" style:font-name-asian="Times New Roman" style:font-size-asian="12pt" style:language-asian="en" style:country-asian="US" style:font-weight-asian="normal" style:font-name-complex="Tahoma1" style:font-size-complex="12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8Num1" style:master-page-name="">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fo:color="#000000" loext:opacity="100%" style:font-name="Times New Roman" fo:font-size="12pt" officeooo:paragraph-rsid="02c8a957"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c8a957"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4f3292"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8c61c1"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6fd6e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74b2ba"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ad8072"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2dad5"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3cd8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568d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40cd35"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02789e"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ab99f8"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5de0e"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6fd6e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rsid="03ab99f8" officeooo:paragraph-rsid="03ab99f8"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weight="normal" officeooo:paragraph-rsid="03a82a03"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8Num1">
      <loext:graphic-properties draw:fill-gradient-name="gradient" draw:fill-hatch-name="hatch"/>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256d4cf"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0ac14d"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49349"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46258b" fo:hyphenate="false" fo:hyphenation-remain-char-count="2" fo:hyphenation-push-char-count="2" loext:hyphenation-no-caps="false" loext:hyphenation-no-last-word="false" loext:hyphenation-word-char-count="no-limit" loext:hyphenation-zone="no-limit"/>
    </style:style>
    <style:style style:name="P10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7cd3ad" fo:hyphenate="false" fo:hyphenation-remain-char-count="2" fo:hyphenation-push-char-count="2" loext:hyphenation-no-caps="false" loext:hyphenation-no-last-word="false" loext:hyphenation-word-char-count="no-limit" loext:hyphenation-zone="no-limit"/>
    </style:style>
    <style:style style:name="P10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7deeb8"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6c361" fo:hyphenate="false" fo:hyphenation-remain-char-count="2" fo:hyphenation-push-char-count="2" loext:hyphenation-no-caps="false" loext:hyphenation-no-last-word="false" loext:hyphenation-word-char-count="no-limit" loext:hyphenation-zone="no-limit"/>
    </style:style>
    <style:style style:name="P10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8a4f9" fo:hyphenate="false" fo:hyphenation-remain-char-count="2" fo:hyphenation-push-char-count="2" loext:hyphenation-no-caps="false" loext:hyphenation-no-last-word="false" loext:hyphenation-word-char-count="no-limit" loext:hyphenation-zone="no-limit"/>
    </style:style>
    <style:style style:name="P10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215701"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7880c5"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849269"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84373" fo:hyphenate="false" fo:hyphenation-remain-char-count="2" fo:hyphenation-push-char-count="2" loext:hyphenation-no-caps="false" loext:hyphenation-no-last-word="false" loext:hyphenation-word-char-count="no-limit" loext:hyphenation-zone="no-limit"/>
    </style:style>
    <style:style style:name="P111" style:family="paragraph" style:parent-style-name="List_20_Paragraph" style:list-style-name="WW8Num1" style:master-page-name="">
      <loext:graphic-properties draw:fill="none" draw:fill-gradient-name="gradient" draw:fill-hatch-name="hatch"/>
      <style:paragraph-properties fo:margin-left="0.9366in" fo:margin-right="0.3118in" fo:margin-top="0in" fo:margin-bottom="0in" style:contextual-spacing="false" fo:line-height="100%" fo:text-align="start" style:justify-single-word="false" fo:orphans="2" fo:widows="2" fo:hyphenation-ladder-count="no-limit" fo:text-indent="0in" style:auto-text-indent="false" style:page-number="auto" fo:background-color="transparent" fo:padding="0.1in" fo:border="0.06pt solid #000000" style:text-autospace="ideograph-alpha" style:punctuation-wrap="hanging" style:line-break="strict" style:writing-mode="lr-tb">
        <style:tab-stops/>
      </style:paragraph-properties>
      <style:text-properties officeooo:paragraph-rsid="0256d4cf" fo:hyphenate="false" fo:hyphenation-remain-char-count="2" fo:hyphenation-push-char-count="2" loext:hyphenation-no-caps="false" loext:hyphenation-no-last-word="false" loext:hyphenation-word-char-count="no-limit" loext:hyphenation-zone="no-limit"/>
    </style:style>
    <style:style style:name="P11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style="normal" fo:font-weight="normal" officeooo:paragraph-rsid="026b044f"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3"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text-transform="uppercase" fo:color="#000000" loext:opacity="100%" style:font-name="Times New Roman" fo:font-size="12pt" fo:letter-spacing="normal" fo:language="en" fo:country="US" fo:font-style="normal" fo:font-weight="bold" officeooo:rsid="0284ee00" officeooo:paragraph-rsid="0284ee00"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4"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reak-before="page" fo:background-color="transparent" style:text-autospace="ideograph-alpha" style:punctuation-wrap="hanging" style:line-break="strict" style:writing-mode="lr-tb">
        <style:tab-stops/>
      </style:paragraph-properties>
      <style:text-properties officeooo:paragraph-rsid="0284ee00" fo:hyphenate="false" fo:hyphenation-remain-char-count="2" fo:hyphenation-push-char-count="2" loext:hyphenation-no-caps="false" loext:hyphenation-no-last-word="false" loext:hyphenation-word-char-count="no-limit" loext:hyphenation-zone="no-limit"/>
    </style:style>
    <style:style style:name="P115"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115%"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weight="bold" officeooo:rsid="02ba665e" officeooo:paragraph-rsid="02ba665e"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16"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115%"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000000" loext:opacity="100%" style:font-name="Times New Roman" fo:font-size="12pt" fo:letter-spacing="normal" fo:language="en" fo:country="US" fo:font-style="normal" fo:font-weight="bold" officeooo:rsid="02aa320e" officeooo:paragraph-rsid="036fd6e6"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7"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75de0e" officeooo:paragraph-rsid="038e666c"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8"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314d65f" officeooo:paragraph-rsid="03582a1b"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9"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b6c3a" officeooo:paragraph-rsid="035b6c3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0"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caf1e" officeooo:paragraph-rsid="035caf1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1"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d3612" officeooo:paragraph-rsid="035d361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b6b9ab" officeooo:paragraph-rsid="031a83e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5918a" officeooo:paragraph-rsid="0355918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b858be" officeooo:paragraph-rsid="02b858b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8e4a" officeooo:paragraph-rsid="03598e4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6"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8e4a" officeooo:paragraph-rsid="03598e4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7"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a976" officeooo:paragraph-rsid="0359a97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8"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a976" officeooo:paragraph-rsid="0360bf8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9"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dd794" officeooo:paragraph-rsid="035dd794"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14d65f" officeooo:paragraph-rsid="0314d65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160bdd" officeooo:paragraph-rsid="03160bdd"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be5f75" officeooo:paragraph-rsid="03be5f75"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3"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381bb7f" officeooo:paragraph-rsid="03582a1b"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T1" style:family="text">
      <style:text-properties fo:color="#000000" loext:opacity="100%"/>
    </style:style>
    <style:style style:name="T2" style:family="text">
      <style:text-properties fo:color="#000000" loext:opacity="100%" style:font-name-asian="Times New Roman" style:font-name-complex="Tahoma1"/>
    </style:style>
    <style:style style:name="T3" style:family="text">
      <style:text-properties fo:color="#000000" loext:opacity="100%" officeooo:rsid="0121341f" style:font-name-asian="Times New Roman" style:font-name-complex="Tahoma1"/>
    </style:style>
    <style:style style:name="T4" style:family="text">
      <style:text-properties fo:color="#000000" loext:opacity="100%" officeooo:rsid="0127a8ae" style:font-name-asian="Times New Roman" style:font-name-complex="Tahoma1"/>
    </style:style>
    <style:style style:name="T5" style:family="text">
      <style:text-properties fo:color="#000000" loext:opacity="100%" officeooo:rsid="0283b882" style:font-name-asian="Times New Roman" style:font-name-complex="Tahoma1"/>
    </style:style>
    <style:style style:name="T6" style:family="text">
      <style:text-properties fo:color="#000000" loext:opacity="100%" officeooo:rsid="02a32e2b" style:font-name-asian="Times New Roman" style:font-name-complex="Tahoma1"/>
    </style:style>
    <style:style style:name="T7" style:family="text">
      <style:text-properties fo:color="#000000" loext:opacity="100%" officeooo:rsid="02efbb1d" style:font-name-asian="Times New Roman" style:font-name-complex="Tahoma1"/>
    </style:style>
    <style:style style:name="T8" style:family="text">
      <style:text-properties fo:color="#000000" loext:opacity="100%" officeooo:rsid="034c9d60" style:font-name-asian="Times New Roman" style:font-name-complex="Tahoma1"/>
    </style:style>
    <style:style style:name="T9" style:family="text">
      <style:text-properties fo:color="#000000" loext:opacity="100%" officeooo:rsid="03570dfb" style:font-name-asian="Times New Roman" style:font-name-complex="Tahoma1"/>
    </style:style>
    <style:style style:name="T10" style:family="text">
      <style:text-properties fo:color="#000000" loext:opacity="100%" officeooo:rsid="036b4bf2" style:font-name-asian="Times New Roman" style:font-name-complex="Tahoma1"/>
    </style:style>
    <style:style style:name="T11" style:family="text">
      <style:text-properties fo:color="#000000" loext:opacity="100%" fo:font-style="italic" style:font-name-asian="Times New Roman" style:font-style-asian="italic" style:font-name-complex="Tahoma1"/>
    </style:style>
    <style:style style:name="T12" style:family="text">
      <style:text-properties fo:color="#000000" loext:opacity="100%" fo:font-weight="normal" style:font-name-asian="Times New Roman" style:font-weight-asian="normal" style:font-name-complex="Tahoma1" style:font-weight-complex="normal"/>
    </style:style>
    <style:style style:name="T13" style:family="text">
      <style:text-properties fo:color="#000000" loext:opacity="100%" fo:font-weight="normal" officeooo:rsid="0121341f" style:font-name-asian="Times New Roman" style:font-weight-asian="normal" style:font-name-complex="Tahoma1" style:font-weight-complex="normal"/>
    </style:style>
    <style:style style:name="T14" style:family="text">
      <style:text-properties fo:color="#000000" loext:opacity="100%" fo:font-weight="normal" officeooo:rsid="01e30908" style:font-name-asian="Times New Roman" style:font-weight-asian="normal" style:font-name-complex="Tahoma1" style:font-weight-complex="normal"/>
    </style:style>
    <style:style style:name="T15" style:family="text">
      <style:text-properties fo:color="#000000" loext:opacity="100%" fo:language="en" fo:country="US" officeooo:rsid="0124c20d" style:letter-kerning="true" style:font-name-asian="Times New Roman" style:language-asian="en" style:country-asian="US" style:font-name-complex="Tahoma1" style:language-complex="ar" style:country-complex="SA"/>
    </style:style>
    <style:style style:name="T16" style:family="text">
      <style:text-properties fo:color="#000000" loext:opacity="100%" fo:language="en" fo:country="US" officeooo:rsid="02668ac6" style:letter-kerning="true" style:font-name-asian="Times New Roman" style:language-asian="en" style:country-asian="US" style:font-name-complex="Tahoma1" style:language-complex="ar" style:country-complex="SA"/>
    </style:style>
    <style:style style:name="T17" style:family="text">
      <style:text-properties fo:color="#000000" loext:opacity="100%" fo:language="en" fo:country="US" officeooo:rsid="0267474f" style:letter-kerning="true" style:font-name-asian="Times New Roman" style:language-asian="en" style:country-asian="US" style:font-name-complex="Tahoma1" style:language-complex="ar" style:country-complex="SA"/>
    </style:style>
    <style:style style:name="T18" style:family="text">
      <style:text-properties fo:color="#000000" loext:opacity="100%" fo:language="en" fo:country="US" officeooo:rsid="02690b4f" style:letter-kerning="true" style:font-name-asian="Times New Roman" style:language-asian="en" style:country-asian="US" style:font-name-complex="Tahoma1" style:language-complex="ar" style:country-complex="SA"/>
    </style:style>
    <style:style style:name="T19" style:family="text">
      <style:text-properties fo:color="#000000" loext:opacity="100%" fo:language="en" fo:country="US" fo:font-weight="normal" officeooo:rsid="0267474f" style:letter-kerning="true" style:font-name-asian="Times New Roman" style:language-asian="en" style:country-asian="US" style:font-weight-asian="normal" style:font-name-complex="Tahoma1" style:language-complex="ar" style:country-complex="SA" style:font-weight-complex="normal"/>
    </style:style>
    <style:style style:name="T20" style:family="text">
      <style:text-properties fo:color="#000000" loext:opacity="100%" fo:language="en" fo:country="US" fo:font-weight="normal" officeooo:rsid="02668ac6" style:letter-kerning="true" style:font-name-asian="Times New Roman" style:language-asian="en" style:country-asian="US" style:font-weight-asian="normal" style:font-name-complex="Tahoma1" style:language-complex="ar" style:country-complex="SA" style:font-weight-complex="normal"/>
    </style:style>
    <style:style style:name="T21" style:family="text">
      <style:text-properties fo:color="#000000" loext:opacity="100%" fo:language="en" fo:country="US" fo:font-weight="normal" officeooo:rsid="0272dad5" style:letter-kerning="true" style:font-name-asian="Times New Roman" style:language-asian="en" style:country-asian="US" style:font-weight-asian="normal" style:font-name-complex="Tahoma1" style:language-complex="ar" style:country-complex="SA" style:font-weight-complex="normal"/>
    </style:style>
    <style:style style:name="T22" style:family="text">
      <style:text-properties fo:color="#000000" loext:opacity="100%" fo:language="en" fo:country="US" fo:font-weight="normal" officeooo:rsid="0288d0af" style:letter-kerning="true" style:font-name-asian="Times New Roman" style:language-asian="en" style:country-asian="US" style:font-weight-asian="normal" style:font-name-complex="Tahoma1" style:language-complex="ar" style:country-complex="SA" style:font-weight-complex="normal"/>
    </style:style>
    <style:style style:name="T23" style:family="text">
      <style:text-properties fo:color="#000000" loext:opacity="100%" fo:language="en" fo:country="US" fo:font-weight="normal" officeooo:rsid="02bf1f64" style:letter-kerning="true" style:font-name-asian="Times New Roman" style:language-asian="en" style:country-asian="US" style:font-weight-asian="normal" style:font-name-complex="Tahoma1" style:language-complex="ar" style:country-complex="SA" style:font-weight-complex="normal"/>
    </style:style>
    <style:style style:name="T24" style:family="text">
      <style:text-properties fo:color="#000000" loext:opacity="100%" fo:language="en" fo:country="US" fo:font-weight="normal" officeooo:rsid="02c057b0" style:letter-kerning="true" style:font-name-asian="Times New Roman" style:language-asian="en" style:country-asian="US" style:font-weight-asian="normal" style:font-name-complex="Tahoma1" style:language-complex="ar" style:country-complex="SA" style:font-weight-complex="normal"/>
    </style:style>
    <style:style style:name="T25" style:family="text">
      <style:text-properties fo:color="#000000" loext:opacity="100%" fo:language="en" fo:country="US" fo:font-weight="normal" officeooo:rsid="02fe5b0e" style:letter-kerning="true" style:font-name-asian="Times New Roman" style:language-asian="en" style:country-asian="US" style:font-weight-asian="normal" style:font-name-complex="Tahoma1" style:language-complex="ar" style:country-complex="SA" style:font-weight-complex="normal"/>
    </style:style>
    <style:style style:name="T26" style:family="text">
      <style:text-properties fo:color="#000000" loext:opacity="100%" fo:language="en" fo:country="US" fo:font-weight="normal" officeooo:rsid="0306a3ee" style:letter-kerning="true" style:font-name-asian="Times New Roman" style:language-asian="en" style:country-asian="US" style:font-weight-asian="normal" style:font-name-complex="Tahoma1" style:language-complex="ar" style:country-complex="SA" style:font-weight-complex="normal"/>
    </style:style>
    <style:style style:name="T27" style:family="text">
      <style:text-properties fo:color="#000000" loext:opacity="100%" fo:language="en" fo:country="US" fo:font-weight="normal" officeooo:rsid="03256bae" style:letter-kerning="true" style:font-name-asian="Times New Roman" style:language-asian="en" style:country-asian="US" style:font-weight-asian="normal" style:font-name-complex="Tahoma1" style:language-complex="ar" style:country-complex="SA" style:font-weight-complex="normal"/>
    </style:style>
    <style:style style:name="T28" style:family="text">
      <style:text-properties fo:color="#000000" loext:opacity="100%" fo:language="en" fo:country="US" fo:font-weight="normal" officeooo:rsid="03326ee7" style:letter-kerning="true" style:font-name-asian="Times New Roman" style:language-asian="en" style:country-asian="US" style:font-weight-asian="normal" style:font-name-complex="Tahoma1" style:language-complex="ar" style:country-complex="SA" style:font-weight-complex="normal"/>
    </style:style>
    <style:style style:name="T29" style:family="text">
      <style:text-properties fo:color="#000000" loext:opacity="100%" fo:language="en" fo:country="US" fo:font-weight="normal" officeooo:rsid="03344a76" style:letter-kerning="true" style:font-name-asian="Times New Roman" style:language-asian="en" style:country-asian="US" style:font-weight-asian="normal" style:font-name-complex="Tahoma1" style:language-complex="ar" style:country-complex="SA" style:font-weight-complex="normal"/>
    </style:style>
    <style:style style:name="T30" style:family="text">
      <style:text-properties fo:color="#000000" loext:opacity="100%" fo:language="en" fo:country="US" fo:font-weight="normal" officeooo:rsid="0317c2a8" style:letter-kerning="true" style:font-name-asian="Times New Roman" style:language-asian="en" style:country-asian="US" style:font-weight-asian="normal" style:font-name-complex="Tahoma1" style:language-complex="ar" style:country-complex="SA" style:font-weight-complex="normal"/>
    </style:style>
    <style:style style:name="T31" style:family="text">
      <style:text-properties fo:color="#000000" loext:opacity="100%" fo:language="en" fo:country="US" fo:font-weight="normal" officeooo:rsid="03855cd6" style:letter-kerning="true" style:font-name-asian="Times New Roman" style:language-asian="en" style:country-asian="US" style:font-weight-asian="normal" style:font-name-complex="Tahoma1" style:language-complex="ar" style:country-complex="SA" style:font-weight-complex="normal"/>
    </style:style>
    <style:style style:name="T32" style:family="text">
      <style:text-properties fo:color="#000000" loext:opacity="100%" fo:language="en" fo:country="US" fo:font-weight="bold" officeooo:rsid="0288d0af" style:letter-kerning="true" style:font-name-asian="Times New Roman" style:language-asian="en" style:country-asian="US" style:font-weight-asian="bold" style:font-name-complex="Tahoma1" style:language-complex="ar" style:country-complex="SA" style:font-weight-complex="bold"/>
    </style:style>
    <style:style style:name="T33" style:family="text">
      <style:text-properties fo:color="#000000" loext:opacity="100%" style:font-name="Times New Roman" fo:font-size="12pt" fo:font-weight="normal" officeooo:rsid="0255bf13" style:font-name-asian="Times New Roman" style:font-size-asian="12pt" style:font-weight-asian="normal" style:font-name-complex="Tahoma1" style:font-size-complex="12pt" style:font-weight-complex="normal"/>
    </style:style>
    <style:style style:name="T34" style:family="text">
      <style:text-properties fo:color="#000000" loext:opacity="100%" style:font-name="Times New Roman" fo:font-size="12pt" fo:font-weight="normal" officeooo:rsid="0256d4cf" style:font-name-asian="Times New Roman" style:font-size-asian="12pt" style:font-weight-asian="normal" style:font-name-complex="Tahoma1" style:font-size-complex="12pt" style:font-weight-complex="normal"/>
    </style:style>
    <style:style style:name="T35" style:family="text">
      <style:text-properties fo:color="#000000" loext:opacity="100%" style:font-name="Times New Roman" fo:font-size="12pt" fo:font-weight="normal" officeooo:rsid="02593207" style:font-name-asian="Times New Roman" style:font-size-asian="12pt" style:font-weight-asian="normal" style:font-name-complex="Tahoma1" style:font-size-complex="12pt" style:font-weight-complex="normal"/>
    </style:style>
    <style:style style:name="T36" style:family="text">
      <style:text-properties fo:color="#000000" loext:opacity="100%" style:font-name="Times New Roman" fo:font-size="12pt" fo:font-weight="normal" officeooo:rsid="0259bc20" style:font-name-asian="Times New Roman" style:font-size-asian="12pt" style:font-weight-asian="normal" style:font-name-complex="Tahoma1" style:font-size-complex="12pt" style:font-weight-complex="normal"/>
    </style:style>
    <style:style style:name="T37" style:family="text">
      <style:text-properties fo:color="#000000" loext:opacity="100%" style:font-name="Times New Roman" fo:font-size="12pt" fo:font-weight="normal" officeooo:rsid="02607c63" style:font-name-asian="Times New Roman" style:font-size-asian="12pt" style:font-weight-asian="normal" style:font-name-complex="Tahoma1" style:font-size-complex="12pt" style:font-weight-complex="normal"/>
    </style:style>
    <style:style style:name="T38" style:family="text">
      <style:text-properties fo:color="#000000" loext:opacity="100%" style:font-name="Times New Roman" fo:font-size="12pt" fo:font-weight="normal" officeooo:rsid="02617509" style:font-name-asian="Times New Roman" style:font-size-asian="12pt" style:font-weight-asian="normal" style:font-name-complex="Tahoma1" style:font-size-complex="12pt" style:font-weight-complex="normal"/>
    </style:style>
    <style:style style:name="T39" style:family="text">
      <style:text-properties fo:color="#000000" loext:opacity="100%" style:font-name="Times New Roman" fo:font-size="12pt" fo:font-style="italic" fo:font-weight="bold" officeooo:rsid="0256d4cf" style:font-name-asian="Times New Roman" style:font-size-asian="12pt" style:font-style-asian="italic" style:font-weight-asian="bold" style:font-name-complex="Tahoma1" style:font-size-complex="12pt" style:font-style-complex="italic" style:font-weight-complex="bold"/>
    </style:style>
    <style:style style:name="T40" style:family="text">
      <style:text-properties fo:color="#000000" loext:opacity="100%" officeooo:rsid="0267dc18"/>
    </style:style>
    <style:style style:name="T41" style:family="text">
      <style:text-properties fo:color="#000000" loext:opacity="100%" officeooo:rsid="0275de0e"/>
    </style:style>
    <style:style style:name="T42" style:family="text">
      <style:text-properties fo:color="#000000" loext:opacity="100%" officeooo:rsid="027e68d5"/>
    </style:style>
    <style:style style:name="T43" style:family="text">
      <style:text-properties fo:color="#000000" loext:opacity="100%" officeooo:rsid="031a83e2"/>
    </style:style>
    <style:style style:name="T44" style:family="text">
      <style:text-properties fo:color="#000000" loext:opacity="100%" officeooo:rsid="03582a1b"/>
    </style:style>
    <style:style style:name="T45" style:family="text">
      <style:text-properties fo:color="#000000" loext:opacity="100%" officeooo:rsid="03598e4a"/>
    </style:style>
    <style:style style:name="T46" style:family="text">
      <style:text-properties fo:color="#000000" loext:opacity="100%" officeooo:rsid="035b6c3a"/>
    </style:style>
    <style:style style:name="T47" style:family="text">
      <style:text-properties fo:color="#000000" loext:opacity="100%" officeooo:rsid="035f63c5"/>
    </style:style>
    <style:style style:name="T48" style:family="text">
      <style:text-properties fo:color="#000000" loext:opacity="100%" officeooo:rsid="0360bf88"/>
    </style:style>
    <style:style style:name="T49" style:family="text">
      <style:text-properties fo:color="#000000" loext:opacity="100%" officeooo:rsid="036537be"/>
    </style:style>
    <style:style style:name="T50" style:family="text">
      <style:text-properties fo:color="#000000" loext:opacity="100%" officeooo:rsid="03bad564"/>
    </style:style>
    <style:style style:name="T51" style:family="text">
      <style:text-properties fo:font-variant="normal" fo:text-transform="none" fo:color="#000000" loext:opacity="100%" officeooo:rsid="024de035" style:font-name-asian="Times New Roman" style:font-name-complex="Tahoma1"/>
    </style:style>
    <style:style style:name="T52" style:family="text">
      <style:text-properties fo:font-variant="normal" fo:text-transform="none" fo:color="#000000" loext:opacity="100%" fo:letter-spacing="normal"/>
    </style:style>
    <style:style style:name="T53" style:family="text">
      <style:text-properties fo:font-variant="normal" fo:text-transform="none" fo:color="#000000" loext:opacity="100%" fo:letter-spacing="normal" fo:language="en" fo:country="US" fo:font-style="normal" fo:font-weight="normal" officeooo:rsid="012419d9"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4" style:family="text">
      <style:text-properties fo:font-variant="normal" fo:text-transform="none" fo:color="#000000" loext:opacity="100%" fo:letter-spacing="normal" fo:language="en" fo:country="US" fo:font-style="normal" fo:font-weight="normal" officeooo:rsid="0267474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5" style:family="text">
      <style:text-properties fo:font-variant="normal" fo:text-transform="none" fo:color="#000000" loext:opacity="100%" fo:letter-spacing="normal" fo:language="en" fo:country="US" fo:font-style="normal" fo:font-weight="normal" officeooo:rsid="0267f8a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6" style:family="text">
      <style:text-properties fo:font-variant="normal" fo:text-transform="none" fo:color="#000000" loext:opacity="100%" fo:letter-spacing="normal" fo:language="en" fo:country="US" fo:font-style="normal" fo:font-weight="normal" officeooo:rsid="02690b4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7" style:family="text">
      <style:text-properties fo:font-variant="normal" fo:text-transform="none" fo:color="#000000" loext:opacity="100%" fo:letter-spacing="normal" fo:language="en" fo:country="US" fo:font-style="normal" fo:font-weight="normal" officeooo:rsid="026b044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8" style:family="text">
      <style:text-properties fo:font-variant="normal" fo:text-transform="none" fo:color="#000000" loext:opacity="100%" fo:letter-spacing="normal" fo:language="en" fo:country="US" fo:font-style="normal" fo:font-weight="normal" officeooo:rsid="026edbe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9" style:family="text">
      <style:text-properties fo:font-variant="normal" fo:text-transform="none" fo:color="#000000" loext:opacity="100%" fo:letter-spacing="normal" fo:language="en" fo:country="US" fo:font-style="normal" fo:font-weight="normal" officeooo:rsid="02a85e7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60" style:family="text">
      <style:text-properties fo:font-variant="normal" fo:text-transform="none" fo:color="#000000" loext:opacity="100%" fo:letter-spacing="normal" fo:language="en" fo:country="US" fo:font-style="normal" fo:font-weight="normal" officeooo:rsid="0343d24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61" style:family="text">
      <style:text-properties fo:font-variant="normal" fo:text-transform="none" fo:color="#000000" loext:opacity="100%" fo:letter-spacing="normal" fo:language="en" fo:country="US" fo:font-style="normal" fo:font-weight="normal" officeooo:rsid="03430ef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62" style:family="text">
      <style:text-properties fo:font-variant="normal" fo:text-transform="none" fo:color="#000000" loext:opacity="100%" fo:letter-spacing="normal" fo:language="en" fo:country="US" fo:font-style="normal" fo:font-weight="normal" officeooo:rsid="0388e1b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63" style:family="text">
      <style:text-properties fo:font-variant="normal" fo:text-transform="none" fo:color="#000000" loext:opacity="100%" fo:letter-spacing="normal" fo:language="en" fo:country="US" fo:font-style="normal" fo:font-weight="normal" officeooo:rsid="012419d9" style:letter-kerning="true" style:font-name-asian="Times New Roman" style:language-asian="en" style:country-asian="US" style:font-weight-asian="normal" style:font-name-complex="Tahoma1" style:language-complex="ar" style:country-complex="SA" style:font-weight-complex="normal"/>
    </style:style>
    <style:style style:name="T64" style:family="text">
      <style:text-properties fo:font-variant="normal" fo:text-transform="none" fo:color="#000000" loext:opacity="100%" fo:letter-spacing="normal" fo:language="en" fo:country="US" fo:font-style="normal" fo:font-weight="normal" officeooo:rsid="00419509" style:letter-kerning="true" style:font-name-asian="Times New Roman" style:language-asian="en" style:country-asian="US" style:font-weight-asian="normal" style:font-name-complex="Tahoma1" style:language-complex="ar" style:country-complex="SA" style:font-weight-complex="normal"/>
    </style:style>
    <style:style style:name="T65" style:family="text">
      <style:text-properties fo:font-variant="normal" fo:text-transform="none" fo:color="#000000" loext:opacity="100%" fo:letter-spacing="normal" fo:language="en" fo:country="US" fo:font-style="normal" fo:font-weight="normal" officeooo:rsid="0124c20d" style:letter-kerning="true" style:font-name-asian="Times New Roman" style:language-asian="en" style:country-asian="US" style:font-weight-asian="normal" style:font-name-complex="Tahoma1" style:language-complex="ar" style:country-complex="SA" style:font-weight-complex="normal"/>
    </style:style>
    <style:style style:name="T66" style:family="text">
      <style:text-properties fo:font-variant="normal" fo:text-transform="none" fo:color="#000000" loext:opacity="100%" fo:letter-spacing="normal" fo:language="en" fo:country="US" fo:font-style="normal" fo:font-weight="normal" officeooo:rsid="02690b4f" style:letter-kerning="true" style:font-name-asian="Times New Roman" style:language-asian="en" style:country-asian="US" style:font-weight-asian="normal" style:font-name-complex="Tahoma1" style:language-complex="ar" style:country-complex="SA" style:font-weight-complex="normal"/>
    </style:style>
    <style:style style:name="T67" style:family="text">
      <style:text-properties fo:font-variant="normal" fo:text-transform="none" fo:color="#000000" loext:opacity="100%" fo:letter-spacing="normal" fo:language="en" fo:country="US" fo:font-style="normal" officeooo:rsid="02aa320e" style:letter-kerning="true" style:font-name-asian="Times New Roman" style:language-asian="en" style:country-asian="US" style:font-style-asian="normal" style:font-name-complex="Tahoma1" style:language-complex="ar" style:country-complex="SA" style:font-style-complex="normal"/>
    </style:style>
    <style:style style:name="T68" style:family="text">
      <style:text-properties fo:font-variant="normal" fo:text-transform="none" fo:color="#000000" loext:opacity="100%" fo:letter-spacing="normal" fo:language="en" fo:country="US" fo:font-style="normal" officeooo:rsid="026edbe0" style:letter-kerning="true" style:font-name-asian="Times New Roman" style:language-asian="en" style:country-asian="US" style:font-style-asian="normal" style:font-name-complex="Tahoma1" style:language-complex="ar" style:country-complex="SA" style:font-style-complex="normal"/>
    </style:style>
    <style:style style:name="T69" style:family="text">
      <style:text-properties fo:font-variant="normal" fo:text-transform="none" fo:color="#000000" loext:opacity="100%" fo:letter-spacing="normal" fo:language="en" fo:country="US" fo:font-style="normal" officeooo:rsid="02bbd3c5" style:letter-kerning="true" style:font-name-asian="Times New Roman" style:language-asian="en" style:country-asian="US" style:font-style-asian="normal" style:font-name-complex="Tahoma1" style:language-complex="ar" style:country-complex="SA" style:font-style-complex="normal"/>
    </style:style>
    <style:style style:name="T70" style:family="text">
      <style:text-properties fo:font-variant="normal" fo:text-transform="none" fo:color="#000000" loext:opacity="100%" fo:letter-spacing="normal" fo:language="en" fo:country="US" fo:font-style="normal" officeooo:rsid="012419d9" style:letter-kerning="true" style:font-name-asian="Times New Roman" style:language-asian="en" style:country-asian="US" style:font-style-asian="normal" style:font-name-complex="Tahoma1" style:language-complex="ar" style:country-complex="SA" style:font-style-complex="normal"/>
    </style:style>
    <style:style style:name="T71" style:family="text">
      <style:text-properties fo:font-variant="normal" fo:text-transform="none" fo:color="#000000" loext:opacity="100%" fo:letter-spacing="normal" fo:language="en" fo:country="US" fo:font-style="normal" officeooo:rsid="0267474f" style:letter-kerning="true" style:font-name-asian="Times New Roman" style:language-asian="en" style:country-asian="US" style:font-style-asian="normal" style:font-name-complex="Tahoma1" style:language-complex="ar" style:country-complex="SA" style:font-style-complex="normal"/>
    </style:style>
    <style:style style:name="T72" style:family="text">
      <style:text-properties fo:font-variant="normal" fo:text-transform="none" fo:color="#000000" loext:opacity="100%" fo:letter-spacing="normal" fo:language="en" fo:country="US" fo:font-style="normal" officeooo:rsid="02690b4f" style:letter-kerning="true" style:font-name-asian="Times New Roman" style:language-asian="en" style:country-asian="US" style:font-style-asian="normal" style:font-name-complex="Tahoma1" style:language-complex="ar" style:country-complex="SA" style:font-style-complex="normal"/>
    </style:style>
    <style:style style:name="T73" style:family="text">
      <style:text-properties fo:font-variant="normal" fo:text-transform="none" fo:color="#000000" loext:opacity="100%" fo:letter-spacing="normal" fo:language="en" fo:country="US" officeooo:rsid="0267f8a5" style:letter-kerning="true" style:font-name-asian="Times New Roman" style:language-asian="en" style:country-asian="US" style:font-name-complex="Tahoma1" style:language-complex="ar" style:country-complex="SA"/>
    </style:style>
    <style:style style:name="T74" style:family="text">
      <style:text-properties fo:font-variant="normal" fo:text-transform="none" fo:color="#000000" loext:opacity="100%" fo:letter-spacing="normal" fo:language="en" fo:country="US" officeooo:rsid="026b044f" style:letter-kerning="true" style:font-name-asian="Times New Roman" style:language-asian="en" style:country-asian="US" style:font-name-complex="Tahoma1" style:language-complex="ar" style:country-complex="SA"/>
    </style:style>
    <style:style style:name="T75" style:family="text">
      <style:text-properties fo:font-variant="normal" fo:text-transform="none" fo:color="#000000" loext:opacity="100%" fo:letter-spacing="normal" fo:language="en" fo:country="US" officeooo:rsid="02a85e78" style:letter-kerning="true" style:font-name-asian="Times New Roman" style:language-asian="en" style:country-asian="US" style:font-name-complex="Tahoma1" style:language-complex="ar" style:country-complex="SA"/>
    </style:style>
    <style:style style:name="T76" style:family="text">
      <style:text-properties fo:font-variant="normal" fo:text-transform="none" fo:color="#000000" loext:opacity="100%" fo:letter-spacing="normal" fo:language="en" fo:country="US" officeooo:rsid="03430efe" style:letter-kerning="true" style:font-name-asian="Times New Roman" style:language-asian="en" style:country-asian="US" style:font-name-complex="Tahoma1" style:language-complex="ar" style:country-complex="SA"/>
    </style:style>
    <style:style style:name="T77" style:family="text">
      <style:text-properties fo:font-variant="normal" fo:text-transform="none" fo:color="#000000" loext:opacity="100%" fo:letter-spacing="normal" fo:language="en" fo:country="US" fo:font-weight="bold" officeooo:rsid="0267474f" style:letter-kerning="true" style:font-name-asian="Times New Roman" style:language-asian="en" style:country-asian="US" style:font-weight-asian="bold" style:font-name-complex="Tahoma1" style:language-complex="ar" style:country-complex="SA" style:font-weight-complex="bold"/>
    </style:style>
    <style:style style:name="T78" style:family="text">
      <style:text-properties fo:font-variant="normal" fo:text-transform="none" fo:color="#000000" loext:opacity="100%" fo:letter-spacing="normal" fo:language="en" fo:country="US" fo:font-weight="bold" officeooo:rsid="02668ac6" style:letter-kerning="true" style:font-name-asian="Times New Roman" style:language-asian="en" style:country-asian="US" style:font-weight-asian="bold" style:font-name-complex="Tahoma1" style:language-complex="ar" style:country-complex="SA" style:font-weight-complex="bold"/>
    </style:style>
    <style:style style:name="T79" style:family="text">
      <style:text-properties fo:font-variant="normal" fo:text-transform="none" fo:color="#000000" loext:opacity="100%" fo:letter-spacing="normal" fo:language="en" fo:country="US" fo:font-weight="bold" officeooo:rsid="0267dc18" style:letter-kerning="true" style:font-name-asian="Times New Roman" style:language-asian="en" style:country-asian="US" style:font-weight-asian="bold" style:font-name-complex="Tahoma1" style:language-complex="ar" style:country-complex="SA" style:font-weight-complex="bold"/>
    </style:style>
    <style:style style:name="T80" style:family="text">
      <style:text-properties fo:font-variant="normal" fo:text-transform="none" fo:color="#000000" loext:opacity="100%" fo:letter-spacing="normal" fo:language="en" fo:country="US" fo:font-weight="bold" officeooo:rsid="02690b4f" style:letter-kerning="true" style:font-name-asian="Times New Roman" style:language-asian="en" style:country-asian="US" style:font-weight-asian="bold" style:font-name-complex="Tahoma1" style:language-complex="ar" style:country-complex="SA" style:font-weight-complex="bold"/>
    </style:style>
    <style:style style:name="T81" style:family="text">
      <style:text-properties fo:font-variant="normal" fo:text-transform="none" fo:color="#000000" loext:opacity="100%" fo:letter-spacing="normal" fo:language="en" fo:country="US" fo:font-weight="bold" officeooo:rsid="026b044f" style:letter-kerning="true" style:font-name-asian="Times New Roman" style:language-asian="en" style:country-asian="US" style:font-weight-asian="bold" style:font-name-complex="Tahoma1" style:language-complex="ar" style:country-complex="SA" style:font-weight-complex="bold"/>
    </style:style>
    <style:style style:name="T82" style:family="text">
      <style:text-properties fo:font-variant="normal" fo:text-transform="none" fo:color="#000000" loext:opacity="100%" fo:letter-spacing="normal" fo:language="en" fo:country="US" fo:font-weight="bold" officeooo:rsid="012419d9" style:letter-kerning="true" style:font-name-asian="Times New Roman" style:language-asian="en" style:country-asian="US" style:font-weight-asian="bold" style:font-name-complex="Tahoma1" style:language-complex="ar" style:country-complex="SA" style:font-weight-complex="bold"/>
    </style:style>
    <style:style style:name="T83" style:family="text">
      <style:text-properties fo:font-variant="normal" fo:text-transform="none" fo:color="#000000" loext:opacity="100%" fo:letter-spacing="normal" fo:language="en" fo:country="US" fo:font-style="italic" fo:font-weight="normal" officeooo:rsid="012419d9"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4" style:family="text">
      <style:text-properties fo:font-variant="normal" fo:text-transform="none" fo:color="#000000" loext:opacity="100%" fo:letter-spacing="normal" fo:language="en" fo:country="US" fo:font-style="italic" fo:font-weight="normal" officeooo:rsid="02a85e78"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5" style:family="text">
      <style:text-properties fo:font-variant="normal" fo:text-transform="none" fo:color="#000000" loext:opacity="100%" fo:letter-spacing="normal" fo:language="en" fo:country="US" fo:font-style="italic" fo:font-weight="normal" officeooo:rsid="0267f8a5"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6" style:family="text">
      <style:text-properties fo:font-variant="normal" fo:text-transform="none" fo:color="#000000" loext:opacity="100%" fo:letter-spacing="normal" fo:language="en" fo:country="US" fo:font-style="italic" fo:font-weight="normal" officeooo:rsid="03488292"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7" style:family="text">
      <style:text-properties fo:font-variant="normal" fo:text-transform="none" fo:color="#000000" loext:opacity="100%" fo:letter-spacing="normal" fo:language="en" fo:country="US" fo:font-style="italic" fo:font-weight="normal" officeooo:rsid="012419d9" style:letter-kerning="true" style:language-asian="en" style:country-asian="US" style:font-style-asian="italic" style:font-weight-asian="normal" style:language-complex="ar" style:country-complex="SA" style:font-style-complex="italic" style:font-weight-complex="normal"/>
    </style:style>
    <style:style style:name="T88" style:family="text">
      <style:text-properties fo:font-variant="normal" fo:text-transform="none" fo:color="#000000" loext:opacity="100%" fo:letter-spacing="normal" fo:language="en" fo:country="US" fo:font-style="italic" officeooo:rsid="02a85e78" style:letter-kerning="true" style:font-name-asian="Times New Roman" style:language-asian="en" style:country-asian="US" style:font-style-asian="italic" style:font-name-complex="Tahoma1" style:language-complex="ar" style:country-complex="SA" style:font-style-complex="italic"/>
    </style:style>
    <style:style style:name="T89" style:family="text">
      <style:text-properties fo:font-variant="normal" fo:text-transform="none" fo:color="#000000" loext:opacity="100%" fo:letter-spacing="normal" fo:language="en" fo:country="US" fo:font-style="italic" officeooo:rsid="0267f8a5" style:letter-kerning="true" style:font-name-asian="Times New Roman" style:language-asian="en" style:country-asian="US" style:font-style-asian="italic" style:font-name-complex="Tahoma1" style:language-complex="ar" style:country-complex="SA" style:font-style-complex="italic"/>
    </style:style>
    <style:style style:name="T90" style:family="text">
      <style:text-properties fo:font-variant="normal" fo:text-transform="none" fo:color="#000000" loext:opacity="100%" fo:letter-spacing="normal" fo:language="en" fo:country="US" fo:font-style="italic" officeooo:rsid="03430efe" style:letter-kerning="true" style:font-name-asian="Times New Roman" style:language-asian="en" style:country-asian="US" style:font-style-asian="italic" style:font-name-complex="Tahoma1" style:language-complex="ar" style:country-complex="SA" style:font-style-complex="italic"/>
    </style:style>
    <style:style style:name="T91" style:family="text">
      <style:text-properties fo:font-variant="normal" fo:text-transform="none" fo:color="#000000" loext:opacity="100%" fo:letter-spacing="normal" fo:language="en" fo:country="US" fo:font-style="italic" fo:font-weight="bold" officeooo:rsid="012419d9" style:letter-kerning="true" style:language-asian="en" style:country-asian="US" style:font-style-asian="italic" style:font-weight-asian="bold" style:language-complex="ar" style:country-complex="SA" style:font-style-complex="italic" style:font-weight-complex="bold"/>
    </style:style>
    <style:style style:name="T92" style:family="text">
      <style:text-properties fo:font-variant="normal" fo:text-transform="none" fo:color="#000000" loext:opacity="100%" fo:letter-spacing="normal" fo:language="en" fo:country="US" fo:font-style="italic" fo:font-weight="bold" officeooo:rsid="0267f8a5" style:letter-kerning="true" style:font-name-asian="Times New Roman" style:language-asian="en" style:country-asian="US" style:font-style-asian="italic" style:font-weight-asian="bold" style:font-name-complex="Tahoma1" style:language-complex="ar" style:country-complex="SA" style:font-style-complex="italic" style:font-weight-complex="bold"/>
    </style:style>
    <style:style style:name="T93" style:family="text">
      <style:text-properties fo:font-variant="normal" fo:text-transform="none" fo:color="#000000" loext:opacity="100%" style:font-name="Times New Roman" fo:font-size="12pt" fo:letter-spacing="normal" fo:language="en" fo:country="US" fo:font-style="normal" fo:font-weight="normal" officeooo:rsid="026c720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4" style:family="text">
      <style:text-properties fo:font-variant="normal" fo:text-transform="none" fo:color="#000000" loext:opacity="100%" style:font-name="Times New Roman" fo:font-size="12pt" fo:letter-spacing="normal" fo:language="en" fo:country="US" fo:font-style="normal" fo:font-weight="normal" officeooo:rsid="026ddc61"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5" style:family="text">
      <style:text-properties fo:font-variant="normal" fo:text-transform="none" fo:color="#000000" loext:opacity="100%" style:font-name="Times New Roman" fo:font-size="12pt" fo:letter-spacing="normal" fo:language="en" fo:country="US" fo:font-style="normal" fo:font-weight="normal" officeooo:rsid="02aa320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6" style:family="text">
      <style:text-properties fo:font-variant="normal" fo:text-transform="none" fo:color="#000000" loext:opacity="100%" style:font-name="Times New Roman" fo:font-size="12pt" fo:letter-spacing="normal" fo:language="en" fo:country="US" fo:font-style="normal" fo:font-weight="normal" officeooo:rsid="0309c1b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7" style:family="text">
      <style:text-properties fo:font-variant="normal" fo:text-transform="none" fo:color="#000000" loext:opacity="100%" style:font-name="Times New Roman" fo:font-size="12pt" fo:letter-spacing="normal" fo:language="en" fo:country="US" fo:font-style="normal" fo:font-weight="normal" officeooo:rsid="030ac14d"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8" style:family="text">
      <style:text-properties fo:font-variant="normal" fo:text-transform="none" fo:color="#000000" loext:opacity="100%" style:font-name="Times New Roman" fo:font-size="12pt" fo:letter-spacing="normal" fo:language="en" fo:country="US" fo:font-style="normal" fo:font-weight="normal" officeooo:rsid="0344eb5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9" style:family="text">
      <style:text-properties fo:font-variant="normal" fo:text-transform="none" fo:color="#000000" loext:opacity="100%" style:font-name="Times New Roman" fo:font-size="12pt" fo:letter-spacing="normal" fo:language="en" fo:country="US" fo:font-style="normal" fo:font-weight="normal" officeooo:rsid="0345e2a0"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100" style:family="text">
      <style:text-properties fo:font-variant="normal" fo:text-transform="none" fo:color="#000000" loext:opacity="100%" style:font-name="Times New Roman" fo:font-size="12pt" fo:letter-spacing="normal" fo:language="en" fo:country="US" fo:font-style="normal" fo:font-weight="normal" officeooo:rsid="036e0e20"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101" style:family="text">
      <style:text-properties fo:font-variant="normal" fo:text-transform="none" fo:color="#000000" loext:opacity="100%" style:font-name="Times New Roman" fo:font-size="12pt" fo:letter-spacing="normal" fo:language="en" fo:country="US" fo:font-style="normal" fo:font-weight="normal" officeooo:rsid="036e2da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102" style:family="text">
      <style:text-properties fo:font-variant="normal" fo:text-transform="none" fo:color="#000000" loext:opacity="100%" style:font-name="Times New Roman" fo:font-size="12pt" fo:letter-spacing="normal" fo:language="en" fo:country="US" fo:font-style="normal" fo:font-weight="normal" officeooo:rsid="0122576a" style:letter-kerning="true" style:font-size-asian="12pt" style:language-asian="en" style:country-asian="US" style:font-style-asian="normal" style:font-weight-asian="normal" style:font-size-complex="12pt" style:language-complex="ar" style:country-complex="SA" style:font-style-complex="normal" style:font-weight-complex="normal"/>
    </style:style>
    <style:style style:name="T103" style:family="text">
      <style:text-properties fo:font-variant="normal" fo:text-transform="none" fo:color="#000000" loext:opacity="100%" style:font-name="Times New Roman" fo:font-size="12pt" fo:letter-spacing="normal" fo:language="en" fo:country="US" fo:font-style="normal" fo:font-weight="bold" officeooo:rsid="026b044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4" style:family="text">
      <style:text-properties fo:font-variant="normal" fo:text-transform="none" fo:color="#000000" loext:opacity="100%" style:font-name="Times New Roman" fo:font-size="12pt" fo:letter-spacing="normal" fo:language="en" fo:country="US" fo:font-style="normal" fo:font-weight="bold" officeooo:rsid="0267dc18"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5" style:family="text">
      <style:text-properties fo:font-variant="normal" fo:text-transform="none" fo:color="#000000" loext:opacity="100%" style:font-name="Times New Roman" fo:font-size="12pt" fo:letter-spacing="normal" fo:language="en" fo:country="US" fo:font-style="normal" fo:font-weight="bold" officeooo:rsid="02690b4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6" style:family="text">
      <style:text-properties fo:font-variant="normal" fo:text-transform="none" fo:color="#000000" loext:opacity="100%" style:font-name="Times New Roman" fo:font-size="12pt" fo:letter-spacing="normal" fo:language="en" fo:country="US" fo:font-style="normal" fo:font-weight="bold" officeooo:rsid="026c720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7" style:family="text">
      <style:text-properties fo:font-variant="normal" fo:text-transform="none" fo:color="#000000" loext:opacity="100%" style:font-name="Times New Roman" fo:font-size="12pt" fo:letter-spacing="normal" fo:language="en" fo:country="US" fo:font-style="normal" fo:font-weight="bold" officeooo:rsid="012419d9"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8" style:family="text">
      <style:text-properties fo:font-variant="normal" fo:text-transform="none" fo:color="#000000" loext:opacity="100%" style:font-name="Times New Roman" fo:font-size="12pt" fo:letter-spacing="normal" fo:language="en" fo:country="US" fo:font-style="normal" fo:font-weight="bold" officeooo:rsid="0267474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9" style:family="text">
      <style:text-properties fo:font-variant="normal" fo:text-transform="none" fo:color="#000000" loext:opacity="100%" style:font-name="Times New Roman" fo:font-size="12pt" fo:letter-spacing="normal" fo:language="en" fo:country="US" fo:font-style="normal" fo:font-weight="bold" officeooo:rsid="02aa320e"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10" style:family="text">
      <style:text-properties fo:font-variant="normal" fo:text-transform="none" fo:color="#000000" loext:opacity="100%" style:font-name="Times New Roman" fo:font-size="12pt" fo:letter-spacing="normal" fo:language="en" fo:country="US" fo:font-style="normal"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111" style:family="text">
      <style:text-properties fo:font-variant="normal" fo:text-transform="none" fo:color="#000000" loext:opacity="100%" style:font-name="Times New Roman" fo:font-size="12pt" fo:letter-spacing="normal" fo:language="en" fo:country="US" fo:font-style="normal" officeooo:rsid="02aa320e"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112" style:family="text">
      <style:text-properties fo:font-variant="normal" fo:text-transform="none" fo:color="#000000" loext:opacity="100%" style:font-name="Times New Roman" fo:font-size="12pt" fo:letter-spacing="normal" fo:language="en" fo:country="US" fo:font-style="normal" officeooo:rsid="02bbd3c5"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113" style:family="text">
      <style:text-properties fo:font-variant="normal" fo:text-transform="none" fo:color="#000000" loext:opacity="100%" style:font-name="Times New Roman" fo:font-size="12pt" fo:letter-spacing="normal" fo:language="en" fo:country="US" fo:font-style="italic" fo:font-weight="normal" officeooo:rsid="02aa320e" style:letter-kerning="true" style:font-name-asian="Times New Roman" style:font-size-asian="12pt" style:language-asian="en" style:country-asian="US" style:font-style-asian="italic" style:font-weight-asian="normal" style:font-name-complex="Tahoma1" style:font-size-complex="12pt" style:language-complex="ar" style:country-complex="SA" style:font-style-complex="italic" style:font-weight-complex="normal"/>
    </style:style>
    <style:style style:name="T114" style:family="text">
      <style:text-properties fo:font-variant="normal" fo:text-transform="none" fo:color="#000000" loext:opacity="100%" style:font-name="Times New Roman" fo:font-size="12pt" fo:letter-spacing="normal" fo:language="en" fo:country="US" fo:font-style="italic" fo:font-weight="normal" officeooo:rsid="026c720f" style:letter-kerning="true" style:font-name-asian="Times New Roman" style:font-size-asian="12pt" style:language-asian="en" style:country-asian="US" style:font-style-asian="italic" style:font-weight-asian="normal" style:font-name-complex="Tahoma1" style:font-size-complex="12pt" style:language-complex="ar" style:country-complex="SA" style:font-style-complex="italic" style:font-weight-complex="normal"/>
    </style:style>
    <style:style style:name="T115" style:family="text">
      <style:text-properties fo:font-variant="normal" fo:text-transform="none" fo:color="#000000" loext:opacity="100%" fo:font-size="12pt" fo:letter-spacing="normal" fo:font-style="normal" fo:font-weight="normal"/>
    </style:style>
    <style:style style:name="T116" style:family="text">
      <style:text-properties fo:font-variant="normal" fo:text-transform="none" fo:color="#000000" loext:opacity="100%" fo:font-size="12pt" fo:letter-spacing="normal" fo:font-style="normal" fo:font-weight="normal" officeooo:rsid="02ba665e"/>
    </style:style>
    <style:style style:name="T117" style:family="text">
      <style:text-properties fo:font-variant="normal" fo:text-transform="none" fo:color="#000000" loext:opacity="100%" fo:font-size="12pt" fo:letter-spacing="normal" fo:font-style="normal" fo:font-weight="normal" fo:background-color="#ffffff" loext:char-shading-value="0"/>
    </style:style>
    <style:style style:name="T118"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67dc1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75de0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7e68d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1"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bf1f6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2"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88d0a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3"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621579"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4"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72dad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5"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570dfb"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6"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109ab7"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7"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8fb07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8"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bb33e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9"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bold" officeooo:rsid="0288d0af" style:letter-kerning="true" style:font-name-asian="Times New Roman" style:language-asian="en" style:country-asian="US" style:font-style-asian="normal" style:font-weight-asian="bold" style:font-name-complex="Tahoma1" style:language-complex="ar" style:country-complex="SA" style:font-style-complex="normal" style:font-weight-complex="bold" style:text-overline-style="none" style:text-overline-color="font-color"/>
    </style:style>
    <style:style style:name="T130"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67dc1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1"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75de0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2"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7e68d5"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3"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7193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4"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215701"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5"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272651"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6"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880c5"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7"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deeb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8"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91238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9"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fa395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0"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621579"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1"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849269"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2"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97afa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3"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8e4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4"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82a1b"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5"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984373"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6"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98a4f9"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7"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37880c5"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48"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91238e"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49"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fa3956"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50" style:family="text">
      <style:text-properties fo:font-variant="normal" fo:text-transform="none" fo:letter-spacing="normal" fo:language="en" fo:country="US" fo:font-style="normal" style:letter-kerning="true" style:language-asian="en" style:country-asian="US" style:font-style-asian="normal" style:language-complex="ar" style:country-complex="SA" style:font-style-complex="normal"/>
    </style:style>
    <style:style style:name="T151" style:family="text">
      <style:text-properties fo:font-variant="normal" fo:text-transform="none" fo:letter-spacing="normal" fo:language="en" fo:country="US" fo:font-style="normal" officeooo:rsid="026ddc61" style:letter-kerning="true" style:language-asian="en" style:country-asian="US" style:font-style-asian="normal" style:language-complex="ar" style:country-complex="SA" style:font-style-complex="normal"/>
    </style:style>
    <style:style style:name="T152" style:family="text">
      <style:text-properties fo:font-variant="normal" fo:text-transform="none" fo:letter-spacing="normal" fo:language="en" fo:country="US" fo:font-style="normal" officeooo:rsid="02560695" style:letter-kerning="true" style:language-asian="en" style:country-asian="US" style:font-style-asian="normal" style:language-complex="ar" style:country-complex="SA" style:font-style-complex="normal"/>
    </style:style>
    <style:style style:name="T153" style:family="text">
      <style:text-properties fo:font-variant="normal" fo:text-transform="none" fo:letter-spacing="normal" fo:language="en" fo:country="US" fo:font-style="normal" officeooo:rsid="02568bad" style:letter-kerning="true" style:language-asian="en" style:country-asian="US" style:font-style-asian="normal" style:language-complex="ar" style:country-complex="SA" style:font-style-complex="normal"/>
    </style:style>
    <style:style style:name="T154" style:family="text">
      <style:text-properties fo:font-variant="normal" fo:text-transform="none" fo:letter-spacing="normal" fo:language="en" fo:country="US" fo:font-style="normal" fo:font-weight="bold" officeooo:rsid="02560695" style:letter-kerning="true" style:language-asian="en" style:country-asian="US" style:font-weight-asian="bold" style:language-complex="ar" style:country-complex="SA" style:font-weight-complex="bold"/>
    </style:style>
    <style:style style:name="T155" style:family="text">
      <style:text-properties fo:font-variant="normal" fo:text-transform="none" fo:letter-spacing="normal" fo:language="en" fo:country="US" fo:font-style="normal" fo:font-weight="bold" officeooo:rsid="02568bad" style:letter-kerning="true" style:language-asian="en" style:country-asian="US" style:font-weight-asian="bold" style:language-complex="ar" style:country-complex="SA" style:font-weight-complex="bold"/>
    </style:style>
    <style:style style:name="T156" style:family="text">
      <style:text-properties fo:font-variant="normal" fo:text-transform="none" fo:letter-spacing="normal" fo:language="en" fo:country="US" fo:font-style="italic" officeooo:rsid="02560695" style:letter-kerning="true" style:language-asian="en" style:country-asian="US" style:font-style-asian="italic" style:language-complex="ar" style:country-complex="SA" style:font-style-complex="italic"/>
    </style:style>
    <style:style style:name="T157" style:family="text">
      <style:text-properties fo:font-variant="normal" fo:text-transform="none" fo:letter-spacing="normal" fo:language="en" fo:country="US" fo:font-style="italic" fo:font-weight="bold" officeooo:rsid="02560695" style:letter-kerning="true" style:language-asian="en" style:country-asian="US" style:font-style-asian="italic" style:font-weight-asian="bold" style:language-complex="ar" style:country-complex="SA" style:font-style-complex="italic" style:font-weight-complex="bold"/>
    </style:style>
    <style:style style:name="T158" style:family="text">
      <style:text-properties fo:font-variant="normal" fo:text-transform="none" fo:letter-spacing="normal" fo:language="en" fo:country="US" fo:font-style="italic" fo:font-weight="bold" officeooo:rsid="02568bad" style:letter-kerning="true" style:language-asian="en" style:country-asian="US" style:font-style-asian="italic" style:font-weight-asian="bold" style:language-complex="ar" style:country-complex="SA" style:font-style-complex="italic" style:font-weight-complex="bold"/>
    </style:style>
    <style:style style:name="T159" style:family="text">
      <style:text-properties fo:font-variant="normal" fo:text-transform="none" fo:letter-spacing="normal" fo:font-style="italic" fo:font-weight="bold" officeooo:rsid="00ae5ce1" style:font-name-asian="Times New Roman" style:font-style-asian="italic" style:font-weight-asian="bold" style:font-name-complex="Tahoma1" style:font-style-complex="italic" style:font-weight-complex="bold"/>
    </style:style>
    <style:style style:name="T160" style:family="text">
      <style:text-properties fo:font-variant="normal" fo:text-transform="none" fo:letter-spacing="normal" fo:font-style="italic" fo:font-weight="bold" officeooo:rsid="032fe8ff" style:font-name-asian="Times New Roman" style:font-style-asian="italic" style:font-weight-asian="bold" style:font-name-complex="Tahoma1" style:font-style-complex="italic" style:font-weight-complex="bold"/>
    </style:style>
    <style:style style:name="T161" style:family="text">
      <style:text-properties fo:font-variant="normal" fo:text-transform="none" fo:letter-spacing="normal" fo:font-style="normal" fo:font-weight="normal" officeooo:rsid="00ae5ce1" style:font-name-asian="Times New Roman" style:font-style-asian="normal" style:font-weight-asian="normal" style:font-name-complex="Tahoma1" style:font-style-complex="normal" style:font-weight-complex="normal"/>
    </style:style>
    <style:style style:name="T162" style:family="text">
      <style:text-properties fo:font-variant="normal" fo:text-transform="none" fo:letter-spacing="normal" fo:font-style="normal" fo:font-weight="normal" officeooo:rsid="03353af9" style:font-name-asian="Times New Roman" style:font-style-asian="normal" style:font-weight-asian="normal" style:font-name-complex="Tahoma1" style:font-style-complex="normal" style:font-weight-complex="normal"/>
    </style:style>
    <style:style style:name="T163" style:family="text">
      <style:text-properties fo:font-variant="normal" fo:text-transform="none" fo:color="#222222" loext:opacity="100%" fo:letter-spacing="normal" fo:language="en" fo:country="US" fo:font-style="normal" fo:font-weight="normal"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164" style:family="text">
      <style:text-properties fo:font-variant="normal" fo:text-transform="none" fo:color="#222222" loext:opacity="100%" fo:letter-spacing="normal" fo:language="en" fo:country="US" fo:font-style="normal" fo:font-weight="normal" officeooo:rsid="026edbe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165" style:family="text">
      <style:text-properties fo:font-variant="normal" fo:text-transform="none" fo:color="#222222" loext:opacity="100%" fo:letter-spacing="normal" fo:language="en" fo:country="US" fo:font-style="normal" fo:font-weight="normal" officeooo:rsid="0302789e" style:letter-kerning="true" style:language-asian="en" style:country-asian="US" style:font-style-asian="normal" style:font-weight-asian="normal" style:language-complex="ar" style:country-complex="SA" style:font-style-complex="normal" style:font-weight-complex="normal"/>
    </style:style>
    <style:style style:name="T166" style:family="text">
      <style:text-properties fo:font-variant="normal" fo:text-transform="none" fo:color="#222222" loext:opacity="100%" fo:letter-spacing="normal" fo:language="en" fo:country="US" fo:font-style="normal" fo:font-weight="normal" officeooo:rsid="0281829d" style:letter-kerning="true" style:language-asian="en" style:country-asian="US" style:font-style-asian="normal" style:font-weight-asian="normal" style:language-complex="ar" style:country-complex="SA" style:font-style-complex="normal" style:font-weight-complex="normal"/>
    </style:style>
    <style:style style:name="T167" style:family="text">
      <style:text-properties fo:font-variant="normal" fo:text-transform="none" fo:color="#222222" loext:opacity="100%" fo:letter-spacing="normal" fo:language="en" fo:country="US" fo:font-style="normal" style:letter-kerning="true" style:font-name-asian="Times New Roman" style:language-asian="en" style:country-asian="US" style:font-style-asian="normal" style:font-name-complex="Tahoma1" style:language-complex="ar" style:country-complex="SA" style:font-style-complex="normal"/>
    </style:style>
    <style:style style:name="T168" style:family="text">
      <style:text-properties fo:font-variant="normal" fo:text-transform="none" fo:color="#222222" loext:opacity="100%" fo:letter-spacing="normal" fo:language="en" fo:country="US" fo:font-style="normal" officeooo:rsid="02bbd3c5" style:letter-kerning="true" style:font-name-asian="Times New Roman" style:language-asian="en" style:country-asian="US" style:font-style-asian="normal" style:font-name-complex="Tahoma1" style:language-complex="ar" style:country-complex="SA" style:font-style-complex="normal"/>
    </style:style>
    <style:style style:name="T169" style:family="text">
      <style:text-properties fo:font-variant="normal" fo:text-transform="none" fo:color="#222222" loext:opacity="100%" fo:letter-spacing="normal" fo:language="en" fo:country="US" fo:font-style="normal" officeooo:rsid="02bd2997" style:letter-kerning="true" style:font-name-asian="Times New Roman" style:language-asian="en" style:country-asian="US" style:font-style-asian="normal" style:font-name-complex="Tahoma1" style:language-complex="ar" style:country-complex="SA" style:font-style-complex="normal"/>
    </style:style>
    <style:style style:name="T170" style:family="text">
      <style:text-properties fo:font-variant="normal" fo:text-transform="none" fo:color="#222222" loext:opacity="100%" fo:letter-spacing="normal" fo:language="en" fo:country="US" fo:font-style="italic" fo:font-weight="normal" officeooo:rsid="0281829d" style:letter-kerning="true" style:language-asian="en" style:country-asian="US" style:font-style-asian="italic" style:font-weight-asian="normal" style:language-complex="ar" style:country-complex="SA" style:font-style-complex="italic" style:font-weight-complex="normal"/>
    </style:style>
    <style:style style:name="T171" style:family="text">
      <style:text-properties fo:font-variant="normal" fo:text-transform="none" fo:color="#222222" loext:opacity="100%" fo:letter-spacing="normal" fo:font-style="italic" fo:font-weight="bold" style:font-style-asian="italic" style:font-weight-asian="bold" style:font-style-complex="italic" style:font-weight-complex="bold"/>
    </style:style>
    <style:style style:name="T172" style:family="text">
      <style:text-properties fo:font-variant="normal" fo:text-transform="none" fo:color="#222222" loext:opacity="100%" fo:letter-spacing="normal" fo:font-style="italic" fo:font-weight="bold" officeooo:rsid="03a82a03" style:font-style-asian="italic" style:font-weight-asian="bold" style:font-style-complex="italic" style:font-weight-complex="bold"/>
    </style:style>
    <style:style style:name="T173" style:family="text">
      <style:text-properties fo:font-variant="normal" fo:text-transform="none" fo:color="#222222" loext:opacity="100%" fo:letter-spacing="normal" fo:font-style="normal" officeooo:rsid="03a82a03"/>
    </style:style>
    <style:style style:name="T174" style:family="text">
      <style:text-properties fo:font-variant="normal" fo:text-transform="none" fo:color="#222222" loext:opacity="100%" style:text-outline="false" style:text-line-through-style="none" style:text-line-through-type="none" style:font-name="Times New Roman" fo:letter-spacing="normal" fo:language="en" fo:country="US" fo:font-style="normal" fo:text-shadow="none" style:text-underline-style="none" officeooo:rsid="02913da2" style:letter-kerning="true" style:language-asian="en" style:country-asian="US" style:font-style-asian="normal" style:language-complex="ar" style:country-complex="SA" style:font-style-complex="normal" style:text-overline-style="none" style:text-overline-color="font-color"/>
    </style:style>
    <style:style style:name="T175" style:family="text">
      <style:text-properties fo:font-variant="normal" fo:text-transform="none" fo:color="#222222" loext:opacity="100%" style:text-outline="false" style:text-line-through-style="none" style:text-line-through-type="none" style:font-name="Times New Roman" fo:letter-spacing="normal" fo:language="en" fo:country="US" fo:font-style="normal" fo:text-shadow="none" style:text-underline-style="none" fo:font-weight="normal" officeooo:rsid="037880c5"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176"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20b6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7"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5890d"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8"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7193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9"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913da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80"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880c5"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81"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f0c6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82"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81bb7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83"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82c63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84"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5fcc0"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85"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86"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officeooo:rsid="02876a02"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87"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officeooo:rsid="03215701"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88"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officeooo:rsid="02913da2"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89"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876a02" style:letter-kerning="true" style:font-size-asian="12pt" style:language-asian="en" style:country-asian="US" style:font-style-asian="normal" style:font-weight-asian="bold" style:font-size-complex="12pt" style:language-complex="ar" style:country-complex="SA" style:font-style-complex="normal" style:font-weight-complex="bold" style:text-overline-style="none" style:text-overline-color="font-color"/>
    </style:style>
    <style:style style:name="T190"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italic" fo:text-shadow="none" style:text-underline-style="none" fo:font-weight="bold" officeooo:rsid="02fa3956" style:letter-kerning="true" style:language-asian="en" style:country-asian="US" style:font-style-asian="italic" style:font-weight-asian="bold" style:language-complex="ar" style:country-complex="SA" style:font-style-complex="italic" style:font-weight-complex="bold" style:text-overline-style="none" style:text-overline-color="font-color"/>
    </style:style>
    <style:style style:name="T19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style:letter-kerning="true" style:language-asian="en" style:country-asian="US" style:font-style-asian="normal" style:language-complex="ar" style:country-complex="SA" style:font-style-complex="normal" style:text-overline-style="none" style:text-overline-color="font-color"/>
    </style:style>
    <style:style style:name="T19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0b11623" style:letter-kerning="true" style:language-asian="en" style:country-asian="US" style:font-style-asian="normal" style:language-complex="ar" style:country-complex="SA" style:font-style-complex="normal" style:text-overline-style="none" style:text-overline-color="font-color"/>
    </style:style>
    <style:style style:name="T19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2f55d" style:letter-kerning="true" style:language-asian="en" style:country-asian="US" style:font-style-asian="normal" style:language-complex="ar" style:country-complex="SA" style:font-style-complex="normal" style:text-overline-style="none" style:text-overline-color="font-color"/>
    </style:style>
    <style:style style:name="T19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887be" style:letter-kerning="true" style:language-asian="en" style:country-asian="US" style:font-style-asian="normal" style:language-complex="ar" style:country-complex="SA" style:font-style-complex="normal" style:text-overline-style="none" style:text-overline-color="font-color"/>
    </style:style>
    <style:style style:name="T19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c99e3" style:letter-kerning="true" style:language-asian="en" style:country-asian="US" style:font-style-asian="normal" style:language-complex="ar" style:country-complex="SA" style:font-style-complex="normal" style:text-overline-style="none" style:text-overline-color="font-color"/>
    </style:style>
    <style:style style:name="T19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cdaf4" style:letter-kerning="true" style:language-asian="en" style:country-asian="US" style:font-style-asian="normal" style:language-complex="ar" style:country-complex="SA" style:font-style-complex="normal" style:text-overline-style="none" style:text-overline-color="font-color"/>
    </style:style>
    <style:style style:name="T19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e4a38a" style:letter-kerning="true" style:language-asian="en" style:country-asian="US" style:font-style-asian="normal" style:language-complex="ar" style:country-complex="SA" style:font-style-complex="normal" style:text-overline-style="none" style:text-overline-color="font-color"/>
    </style:style>
    <style:style style:name="T19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fd66b7" style:letter-kerning="true" style:language-asian="en" style:country-asian="US" style:font-style-asian="normal" style:language-complex="ar" style:country-complex="SA" style:font-style-complex="normal" style:text-overline-style="none" style:text-overline-color="font-color"/>
    </style:style>
    <style:style style:name="T19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883e1d" style:letter-kerning="true" style:language-asian="en" style:country-asian="US" style:font-style-asian="normal" style:language-complex="ar" style:country-complex="SA" style:font-style-complex="normal" style:text-overline-style="none" style:text-overline-color="font-color"/>
    </style:style>
    <style:style style:name="T20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7568d6" style:letter-kerning="true" style:language-asian="en" style:country-asian="US" style:font-style-asian="normal" style:language-complex="ar" style:country-complex="SA" style:font-style-complex="normal" style:text-overline-style="none" style:text-overline-color="font-color"/>
    </style:style>
    <style:style style:name="T20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7f3ee0" style:letter-kerning="true" style:language-asian="en" style:country-asian="US" style:font-style-asian="normal" style:language-complex="ar" style:country-complex="SA" style:font-style-complex="normal" style:text-overline-style="none" style:text-overline-color="font-color"/>
    </style:style>
    <style:style style:name="T20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91238e" style:letter-kerning="true" style:language-asian="en" style:country-asian="US" style:font-style-asian="normal" style:language-complex="ar" style:country-complex="SA" style:font-style-complex="normal" style:text-overline-style="none" style:text-overline-color="font-color"/>
    </style:style>
    <style:style style:name="T20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1ffa8d" style:letter-kerning="true" style:language-asian="en" style:country-asian="US" style:font-style-asian="normal" style:language-complex="ar" style:country-complex="SA" style:font-style-complex="normal" style:text-overline-style="none" style:text-overline-color="font-color"/>
    </style:style>
    <style:style style:name="T20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7febcc" style:letter-kerning="true" style:language-asian="en" style:country-asian="US" style:font-style-asian="normal" style:language-complex="ar" style:country-complex="SA" style:font-style-complex="normal" style:text-overline-style="none" style:text-overline-color="font-color"/>
    </style:style>
    <style:style style:name="T20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215701" style:letter-kerning="true" style:language-asian="en" style:country-asian="US" style:font-style-asian="normal" style:language-complex="ar" style:country-complex="SA" style:font-style-complex="normal" style:text-overline-style="none" style:text-overline-color="font-color"/>
    </style:style>
    <style:style style:name="T20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22ff00" style:letter-kerning="true" style:language-asian="en" style:country-asian="US" style:font-style-asian="normal" style:language-complex="ar" style:country-complex="SA" style:font-style-complex="normal" style:text-overline-style="none" style:text-overline-color="font-color"/>
    </style:style>
    <style:style style:name="T20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28cc98" style:letter-kerning="true" style:language-asian="en" style:country-asian="US" style:font-style-asian="normal" style:language-complex="ar" style:country-complex="SA" style:font-style-complex="normal" style:text-overline-style="none" style:text-overline-color="font-color"/>
    </style:style>
    <style:style style:name="T20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550f35" style:letter-kerning="true" style:language-asian="en" style:country-asian="US" style:font-style-asian="normal" style:language-complex="ar" style:country-complex="SA" style:font-style-complex="normal" style:text-overline-style="none" style:text-overline-color="font-color"/>
    </style:style>
    <style:style style:name="T20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876a02" style:letter-kerning="true" style:language-asian="en" style:country-asian="US" style:font-style-asian="normal" style:language-complex="ar" style:country-complex="SA" style:font-style-complex="normal" style:text-overline-style="none" style:text-overline-color="font-color"/>
    </style:style>
    <style:style style:name="T21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9d3dfb" style:letter-kerning="true" style:language-asian="en" style:country-asian="US" style:font-style-asian="normal" style:language-complex="ar" style:country-complex="SA" style:font-style-complex="normal" style:text-overline-style="none" style:text-overline-color="font-color"/>
    </style:style>
    <style:style style:name="T21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9f0280" style:letter-kerning="true" style:language-asian="en" style:country-asian="US" style:font-style-asian="normal" style:language-complex="ar" style:country-complex="SA" style:font-style-complex="normal" style:text-overline-style="none" style:text-overline-color="font-color"/>
    </style:style>
    <style:style style:name="T21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9f7abc" style:letter-kerning="true" style:language-asian="en" style:country-asian="US" style:font-style-asian="normal" style:language-complex="ar" style:country-complex="SA" style:font-style-complex="normal" style:text-overline-style="none" style:text-overline-color="font-color"/>
    </style:style>
    <style:style style:name="T21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81829d"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7fb2c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88d0a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f1f6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0e43b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297e3b"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858b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de0c1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df63db"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05a12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1d91c"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5155c"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2b300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44a7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5157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41ed9d"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50f3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621579"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26ee7"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4f68a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81bb7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82c63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5fcc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109ab7"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0b3b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116d3a"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8fb07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4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a178c2"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4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b11623"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0b704"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6f7069"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67474f"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aa320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703c3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c6be3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d469c3"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7323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8a95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94f91"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558e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e106ec"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e25536"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f50b6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f52b6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7fb2c4"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81829d"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2c313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fd188"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4f329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01319"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3076f"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3d19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4dd94"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6fd6e6"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74b2b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7880c5"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7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8e666c"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7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ab99f8"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7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af499f"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7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ad87f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7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b05e20"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7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bold" officeooo:rsid="027f3ee0" style:letter-kerning="true" style:language-asian="en" style:country-asian="US" style:font-style-asian="normal" style:font-weight-asian="bold" style:language-complex="ar" style:country-complex="SA" style:font-style-complex="normal" style:font-weight-complex="bold" style:text-overline-style="none" style:text-overline-color="font-color"/>
    </style:style>
    <style:style style:name="T27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bold" officeooo:rsid="0291238e" style:letter-kerning="true" style:language-asian="en" style:country-asian="US" style:font-style-asian="normal" style:font-weight-asian="bold" style:language-complex="ar" style:country-complex="SA" style:font-style-complex="normal" style:font-weight-complex="bold" style:text-overline-style="none" style:text-overline-color="font-color"/>
    </style:style>
    <style:style style:name="T27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bold" officeooo:rsid="02883e1d" style:letter-kerning="true" style:language-asian="en" style:country-asian="US" style:font-style-asian="normal" style:font-weight-asian="bold" style:language-complex="ar" style:country-complex="SA" style:font-style-complex="normal" style:font-weight-complex="bold" style:text-overline-style="none" style:text-overline-color="font-color"/>
    </style:style>
    <style:style style:name="T278" style:family="text">
      <style:text-properties fo:font-variant="normal" fo:text-transform="none" fo:color="#222222" loext:opacity="100%" style:text-outline="false" style:text-line-through-style="none" style:text-line-through-type="none" fo:letter-spacing="normal" fo:language="en" fo:country="US" fo:font-style="italic" fo:text-shadow="none" style:text-underline-style="none" fo:font-weight="bold" style:letter-kerning="true" style:language-asian="en" style:country-asian="US" style:font-style-asian="italic" style:font-weight-asian="bold" style:language-complex="ar" style:country-complex="SA" style:font-style-complex="italic" style:font-weight-complex="bold" style:text-overline-style="none" style:text-overline-color="font-color"/>
    </style:style>
    <style:style style:name="T279" style:family="text">
      <style:text-properties fo:font-variant="normal" fo:text-transform="none" fo:color="#222222" loext:opacity="100%" style:text-outline="false" style:text-line-through-style="none" style:text-line-through-type="none" fo:letter-spacing="normal" fo:language="en" fo:country="US" fo:font-style="italic" fo:text-shadow="none" style:text-underline-style="none" fo:font-weight="bold" officeooo:rsid="03a82a03" style:letter-kerning="true" style:language-asian="en" style:country-asian="US" style:font-style-asian="italic" style:font-weight-asian="bold" style:language-complex="ar" style:country-complex="SA" style:font-style-complex="italic" style:font-weight-complex="bold" style:text-overline-style="none" style:text-overline-color="font-color"/>
    </style:style>
    <style:style style:name="T280" style:family="text">
      <style:text-properties fo:font-variant="normal" fo:text-transform="none" fo:color="#222222" loext:opacity="100%" style:text-outline="false" style:text-line-through-style="none" style:text-line-through-type="none" fo:font-size="12pt" fo:letter-spacing="normal" fo:language="en" fo:country="US" fo:font-style="normal" fo:text-shadow="none" style:text-underline-style="none" officeooo:rsid="02883e1d"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281" style:family="text">
      <style:text-properties fo:font-variant="normal" fo:text-transform="none" fo:color="#222222" loext:opacity="100%" style:text-outline="false" style:text-line-through-style="none" style:text-line-through-type="none" fo:font-size="12pt" fo:letter-spacing="normal" fo:language="en" fo:country="US" fo:font-style="normal" fo:text-shadow="none" style:text-underline-style="none" officeooo:rsid="03a82a03"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282" style:family="text">
      <style:text-properties fo:font-variant="normal" fo:text-transform="none" fo:color="#222222" loext:opacity="100%" style:text-outline="false" style:text-line-through-style="none" style:text-line-through-type="none" fo:font-size="12pt" fo:letter-spacing="normal" fo:language="en" fo:country="US" fo:font-style="normal" fo:text-shadow="none" style:text-underline-style="none" officeooo:rsid="03aa2f1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283" style:family="text">
      <style:text-properties fo:font-variant="normal" fo:text-transform="none" fo:color="#222222" loext:opacity="100%" fo:font-size="12pt" fo:letter-spacing="normal" fo:language="en" fo:country="US" fo:font-style="normal" fo:font-weight="normal" officeooo:rsid="02b91f6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84" style:family="text">
      <style:text-properties fo:font-variant="normal" fo:text-transform="none" fo:color="#222222" loext:opacity="100%" fo:font-size="12pt" fo:letter-spacing="normal" fo:language="en" fo:country="US" fo:font-style="normal" fo:font-weight="normal" officeooo:rsid="02ba665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85" style:family="text">
      <style:text-properties fo:font-variant="normal" fo:text-transform="none" fo:color="#222222" loext:opacity="100%" fo:font-size="12pt" fo:letter-spacing="normal" fo:language="en" fo:country="US" fo:font-style="normal" fo:font-weight="normal" officeooo:rsid="02f50b6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86" style:family="text">
      <style:text-properties fo:font-variant="normal" fo:text-transform="none" fo:color="#222222" loext:opacity="100%" fo:font-size="12pt" fo:letter-spacing="normal" fo:language="en" fo:country="US" fo:font-style="normal" fo:font-weight="normal" officeooo:rsid="02bd2997"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87" style:family="text">
      <style:text-properties fo:font-variant="normal" fo:text-transform="none" fo:color="#222222" loext:opacity="100%" fo:font-size="12pt" fo:letter-spacing="normal" fo:language="en" fo:country="US" fo:font-style="normal" fo:font-weight="normal" officeooo:rsid="02ba665e" style:letter-kerning="true" style:language-asian="en" style:country-asian="US" style:font-style-asian="normal" style:language-complex="ar" style:country-complex="SA" style:font-style-complex="normal"/>
    </style:style>
    <style:style style:name="T288" style:family="text">
      <style:text-properties fo:font-variant="normal" fo:text-transform="none" fo:color="#222222" loext:opacity="100%" style:font-name="Arial1" fo:font-size="12pt" fo:letter-spacing="normal" fo:font-style="normal" fo:font-weight="normal" officeooo:rsid="037880c5"/>
    </style:style>
    <style:style style:name="T289" style:family="text">
      <style:text-properties fo:font-variant="normal" fo:text-transform="none" fo:color="#222222" loext:opacity="100%" style:font-name="Arial1" fo:font-size="12pt" fo:letter-spacing="normal" fo:font-style="normal" fo:font-weight="bold" officeooo:rsid="037880c5" style:font-weight-asian="bold" style:font-weight-complex="bold"/>
    </style:style>
    <style:style style:name="T290" style:family="text">
      <style:text-properties fo:font-variant="normal" fo:text-transform="none" fo:color="#222222" loext:opacity="100%" style:font-name="Arial1" fo:letter-spacing="normal" fo:language="en" fo:country="US" fo:font-style="normal" fo:font-weight="normal" officeooo:rsid="037880c5" style:letter-kerning="true" style:language-asian="en" style:country-asian="US" style:font-weight-asian="normal" style:language-complex="ar" style:country-complex="SA" style:font-weight-complex="normal"/>
    </style:style>
    <style:style style:name="T291" style:family="text">
      <style:text-properties fo:font-variant="normal" fo:text-transform="none" fo:color="#222222" loext:opacity="100%" style:font-name="Arial1" fo:letter-spacing="normal" fo:language="en" fo:country="US" fo:font-style="normal" fo:font-weight="normal" officeooo:rsid="037c02ca" style:letter-kerning="true" style:language-asian="en" style:country-asian="US" style:font-weight-asian="normal" style:language-complex="ar" style:country-complex="SA" style:font-weight-complex="normal"/>
    </style:style>
    <style:style style:name="T292" style:family="text">
      <style:text-properties fo:font-variant="normal" fo:text-transform="none" fo:color="#222222" loext:opacity="100%" style:font-name="Arial1" fo:letter-spacing="normal" fo:language="en" fo:country="US" fo:font-style="italic" fo:font-weight="bold" officeooo:rsid="037880c5" style:letter-kerning="true" style:language-asian="en" style:country-asian="US" style:font-style-asian="italic" style:font-weight-asian="bold" style:language-complex="ar" style:country-complex="SA" style:font-style-complex="italic" style:font-weight-complex="bold"/>
    </style:style>
    <style:style style:name="T293" style:family="text">
      <style:text-properties fo:font-variant="normal" fo:text-transform="none" fo:color="#222222" loext:opacity="100%" style:font-name="Times New Roman" fo:font-size="12pt" fo:letter-spacing="normal" fo:font-style="italic" fo:font-weight="bold" style:font-style-asian="italic" style:font-weight-asian="bold" style:font-style-complex="italic" style:font-weight-complex="bold"/>
    </style:style>
    <style:style style:name="T294" style:family="text">
      <style:text-properties fo:font-variant="normal" fo:text-transform="none" fo:color="#222222" loext:opacity="100%" style:font-name="Times New Roman" fo:font-size="12pt" fo:letter-spacing="normal" fo:font-style="italic" fo:font-weight="bold" officeooo:rsid="037fbe3c" style:font-style-asian="italic" style:font-weight-asian="bold" style:font-style-complex="italic" style:font-weight-complex="bold"/>
    </style:style>
    <style:style style:name="T295" style:family="text">
      <style:text-properties fo:font-variant="normal" fo:text-transform="none" fo:color="#222222" loext:opacity="100%" style:font-name="Times New Roman" fo:font-size="12pt" fo:letter-spacing="normal" fo:font-style="italic" fo:font-weight="bold" officeooo:rsid="038e666c" style:font-style-asian="italic" style:font-weight-asian="bold" style:font-style-complex="italic" style:font-weight-complex="bold"/>
    </style:style>
    <style:style style:name="T296" style:family="text">
      <style:text-properties fo:font-variant="normal" fo:text-transform="none" fo:color="#222222" loext:opacity="100%" style:font-name="Times New Roman" fo:letter-spacing="normal" fo:language="en" fo:country="US" fo:font-style="italic" fo:font-weight="bold" officeooo:rsid="037c02ca" style:letter-kerning="true" style:language-asian="en" style:country-asian="US" style:font-style-asian="italic" style:font-weight-asian="bold" style:language-complex="ar" style:country-complex="SA" style:font-style-complex="italic" style:font-weight-complex="bold"/>
    </style:style>
    <style:style style:name="T297" style:family="text">
      <style:text-properties fo:font-variant="normal" fo:text-transform="none" fo:color="#222222" loext:opacity="100%" style:font-name="Times New Roman" fo:letter-spacing="normal" fo:language="en" fo:country="US" fo:font-style="italic" fo:font-weight="bold" officeooo:rsid="037cd3ad" style:letter-kerning="true" style:language-asian="en" style:country-asian="US" style:font-style-asian="italic" style:font-weight-asian="bold" style:language-complex="ar" style:country-complex="SA" style:font-style-complex="italic" style:font-weight-complex="bold"/>
    </style:style>
    <style:style style:name="T298" style:family="text">
      <style:text-properties fo:font-variant="normal" fo:text-transform="none" fo:color="#222222" loext:opacity="100%" style:font-name="Times New Roman" fo:letter-spacing="normal" fo:language="en" fo:country="US" fo:font-style="normal" fo:font-weight="normal" officeooo:rsid="037c02ca" style:letter-kerning="true" style:language-asian="en" style:country-asian="US" style:font-weight-asian="normal" style:language-complex="ar" style:country-complex="SA" style:font-weight-complex="normal"/>
    </style:style>
    <style:style style:name="T299" style:family="text">
      <style:text-properties fo:font-variant="normal" fo:text-transform="none" fo:color="#222222" loext:opacity="100%" style:font-name="Times New Roman" fo:letter-spacing="normal" fo:language="en" fo:country="US" fo:font-style="normal" fo:font-weight="normal" officeooo:rsid="037deeb8" style:letter-kerning="true" style:language-asian="en" style:country-asian="US" style:font-weight-asian="normal" style:language-complex="ar" style:country-complex="SA" style:font-weight-complex="normal"/>
    </style:style>
    <style:style style:name="T300" style:family="text">
      <style:text-properties fo:font-variant="normal" fo:text-transform="none" fo:color="#222222" loext:opacity="100%" style:font-name="Times New Roman" fo:letter-spacing="normal" fo:language="en" fo:country="US" fo:font-style="normal" fo:font-weight="normal" officeooo:rsid="037cd3ad" style:letter-kerning="true" style:language-asian="en" style:country-asian="US" style:font-style-asian="normal" style:font-weight-asian="normal" style:language-complex="ar" style:country-complex="SA" style:font-style-complex="normal" style:font-weight-complex="normal"/>
    </style:style>
    <style:style style:name="T301" style:family="text">
      <style:text-properties fo:font-variant="normal" fo:text-transform="none" fo:color="#222222" loext:opacity="100%" style:font-name="Times New Roman" fo:letter-spacing="normal" fo:language="en" fo:country="US" fo:font-style="normal" fo:font-weight="normal" officeooo:rsid="037e0566" style:letter-kerning="true" style:language-asian="en" style:country-asian="US" style:font-style-asian="normal" style:font-weight-asian="normal" style:language-complex="ar" style:country-complex="SA" style:font-style-complex="normal" style:font-weight-complex="normal"/>
    </style:style>
    <style:style style:name="T302" style:family="text">
      <style:text-properties fo:font-variant="normal" fo:text-transform="none" fo:color="#222222" loext:opacity="100%" style:font-name="Times New Roman" fo:letter-spacing="normal" fo:language="en" fo:country="US" fo:font-style="normal" style:text-underline-style="solid" style:text-underline-width="auto" style:text-underline-color="font-color" fo:font-weight="bold" officeooo:rsid="037c02ca" style:letter-kerning="true" style:language-asian="en" style:country-asian="US" style:font-weight-asian="bold" style:language-complex="ar" style:country-complex="SA" style:font-weight-complex="bold"/>
    </style:style>
    <style:style style:name="T303" style:family="text">
      <style:text-properties fo:font-variant="normal" fo:text-transform="none" style:text-outline="false" style:text-line-through-style="none" style:text-line-through-type="none" fo:letter-spacing="normal" fo:language="en" fo:country="US" fo:font-style="normal" fo:text-shadow="none" style:text-underline-style="none" style:letter-kerning="true" style:language-asian="en" style:country-asian="US" style:font-style-asian="normal" style:language-complex="ar" style:country-complex="SA" style:font-style-complex="normal" style:text-overline-style="none" style:text-overline-color="font-color"/>
    </style:style>
    <style:style style:name="T304"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267dc18" style:letter-kerning="true" style:language-asian="en" style:country-asian="US" style:font-style-asian="normal" style:language-complex="ar" style:country-complex="SA" style:font-style-complex="normal" style:text-overline-style="none" style:text-overline-color="font-color"/>
    </style:style>
    <style:style style:name="T305"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275de0e" style:letter-kerning="true" style:language-asian="en" style:country-asian="US" style:font-style-asian="normal" style:language-complex="ar" style:country-complex="SA" style:font-style-complex="normal" style:text-overline-style="none" style:text-overline-color="font-color"/>
    </style:style>
    <style:style style:name="T306"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27e68d5" style:letter-kerning="true" style:language-asian="en" style:country-asian="US" style:font-style-asian="normal" style:language-complex="ar" style:country-complex="SA" style:font-style-complex="normal" style:text-overline-style="none" style:text-overline-color="font-color"/>
    </style:style>
    <style:style style:name="T307"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a2526" style:letter-kerning="true" style:language-asian="en" style:country-asian="US" style:font-style-asian="normal" style:language-complex="ar" style:country-complex="SA" style:font-style-complex="normal" style:text-overline-style="none" style:text-overline-color="font-color"/>
    </style:style>
    <style:style style:name="T308"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a436f" style:letter-kerning="true" style:language-asian="en" style:country-asian="US" style:font-style-asian="normal" style:language-complex="ar" style:country-complex="SA" style:font-style-complex="normal" style:text-overline-style="none" style:text-overline-color="font-color"/>
    </style:style>
    <style:style style:name="T309"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af55f" style:letter-kerning="true" style:language-asian="en" style:country-asian="US" style:font-style-asian="normal" style:language-complex="ar" style:country-complex="SA" style:font-style-complex="normal" style:text-overline-style="none" style:text-overline-color="font-color"/>
    </style:style>
    <style:style style:name="T310"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cdf1b" style:letter-kerning="true" style:language-asian="en" style:country-asian="US" style:font-style-asian="normal" style:language-complex="ar" style:country-complex="SA" style:font-style-complex="normal" style:text-overline-style="none" style:text-overline-color="font-color"/>
    </style:style>
    <style:style style:name="T311"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8aa1d" style:letter-kerning="true" style:language-asian="en" style:country-asian="US" style:font-style-asian="normal" style:language-complex="ar" style:country-complex="SA" style:font-style-complex="normal" style:text-overline-style="none" style:text-overline-color="font-color"/>
    </style:style>
    <style:style style:name="T312"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f0280" style:letter-kerning="true" style:language-asian="en" style:country-asian="US" style:font-style-asian="normal" style:language-complex="ar" style:country-complex="SA" style:font-style-complex="normal" style:text-overline-style="none" style:text-overline-color="font-color"/>
    </style:style>
    <style:style style:name="T313"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a8d1ef" style:letter-kerning="true" style:language-asian="en" style:country-asian="US" style:font-style-asian="normal" style:language-complex="ar" style:country-complex="SA" style:font-style-complex="normal" style:text-overline-style="none" style:text-overline-color="font-color"/>
    </style:style>
    <style:style style:name="T314"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bdf3d5" style:letter-kerning="true" style:language-asian="en" style:country-asian="US" style:font-style-asian="normal" style:language-complex="ar" style:country-complex="SA" style:font-style-complex="normal" style:text-overline-style="none" style:text-overline-color="font-color"/>
    </style:style>
    <style:style style:name="T315"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28bdbf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6"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4f329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7"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53d19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8"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267dc18"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9"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74b2b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0"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275de0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1"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7880c5"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2"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7a5dac"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3"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8c61c1"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4"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582a1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5" style:family="text">
      <style:text-properties fo:font-variant="normal" fo:text-transform="none" style:text-outline="false" style:text-line-through-style="none" style:text-line-through-type="none" fo:letter-spacing="normal" fo:language="en" fo:country="US" fo:font-style="italic" fo:text-shadow="none" style:text-underline-style="none" fo:font-weight="bold" officeooo:rsid="037880c5" style:letter-kerning="true" style:language-asian="en" style:country-asian="US" style:font-style-asian="italic" style:font-weight-asian="bold" style:language-complex="ar" style:country-complex="SA" style:font-style-complex="italic" style:font-weight-complex="bold" style:text-overline-style="none" style:text-overline-color="font-color"/>
    </style:style>
    <style:style style:name="T326" style:family="text">
      <style:text-properties fo:font-variant="normal" fo:text-transform="none" style:text-outline="false" style:text-line-through-style="none" style:text-line-through-type="none" fo:letter-spacing="normal" fo:font-style="normal" fo:text-shadow="none" style:text-underline-style="none" fo:font-weight="normal" officeooo:rsid="005192a4" style:font-style-asian="normal" style:font-weight-asian="normal" style:font-style-complex="normal" style:font-weight-complex="normal" style:text-overline-style="none" style:text-overline-color="font-color"/>
    </style:style>
    <style:style style:name="T327" style:family="text">
      <style:text-properties fo:font-variant="normal" fo:text-transform="none" style:text-outline="false" style:text-line-through-style="none" style:text-line-through-type="none" fo:letter-spacing="normal" fo:font-style="normal" fo:text-shadow="none" style:text-underline-style="none" fo:font-weight="normal" officeooo:rsid="01d6a091" style:font-style-asian="normal" style:font-weight-asian="normal" style:font-style-complex="normal" style:font-weight-complex="normal" style:text-overline-style="none" style:text-overline-color="font-color"/>
    </style:style>
    <style:style style:name="T328" style:family="text">
      <style:text-properties fo:font-variant="normal" fo:text-transform="none" style:text-outline="false" style:text-line-through-style="none" style:text-line-through-type="none" fo:letter-spacing="normal" fo:font-style="normal" fo:text-shadow="none" style:text-underline-style="none" fo:font-weight="normal" officeooo:rsid="01327e97" style:font-style-asian="normal" style:font-weight-asian="normal" style:font-style-complex="normal" style:font-weight-complex="normal" style:text-overline-style="none" style:text-overline-color="font-color"/>
    </style:style>
    <style:style style:name="T329" style:family="text">
      <style:text-properties fo:font-variant="normal" fo:text-transform="none" style:text-outline="false" style:text-line-through-style="none" style:text-line-through-type="none" fo:letter-spacing="normal" fo:font-style="normal" fo:text-shadow="none" style:text-underline-style="none" fo:font-weight="normal" officeooo:rsid="0127a8ae" style:font-style-asian="normal" style:font-weight-asian="normal" style:font-style-complex="normal" style:font-weight-complex="normal" style:text-overline-style="none" style:text-overline-color="font-color"/>
    </style:style>
    <style:style style:name="T330" style:family="text">
      <style:text-properties fo:font-variant="normal" fo:text-transform="none" style:text-outline="false" style:text-line-through-style="none" style:text-line-through-type="none" fo:letter-spacing="normal" fo:font-style="normal" fo:text-shadow="none" style:text-underline-style="none" fo:font-weight="normal" officeooo:rsid="0125a9c6" style:font-style-asian="normal" style:font-weight-asian="normal" style:font-style-complex="normal" style:font-weight-complex="normal" style:text-overline-style="none" style:text-overline-color="font-color"/>
    </style:style>
    <style:style style:name="T331" style:family="text">
      <style:text-properties fo:font-variant="normal" fo:text-transform="none" style:text-outline="false" style:text-line-through-style="none" style:text-line-through-type="none" fo:letter-spacing="normal" fo:font-style="normal" fo:text-shadow="none" style:text-underline-style="none" fo:font-weight="normal" officeooo:rsid="02a2a965" style:font-style-asian="normal" style:font-weight-asian="normal" style:font-style-complex="normal" style:font-weight-complex="normal" style:text-overline-style="none" style:text-overline-color="font-color"/>
    </style:style>
    <style:style style:name="T332" style:family="text">
      <style:text-properties fo:font-variant="normal" fo:text-transform="none" style:text-outline="false" style:text-line-through-style="none" style:text-line-through-type="none" fo:letter-spacing="normal" fo:font-style="normal" fo:text-shadow="none" style:text-underline-style="none" fo:font-weight="normal" officeooo:rsid="0306a3ee" style:font-style-asian="normal" style:font-weight-asian="normal" style:font-style-complex="normal" style:font-weight-complex="normal" style:text-overline-style="none" style:text-overline-color="font-color"/>
    </style:style>
    <style:style style:name="T333" style:family="text">
      <style:text-properties fo:font-variant="normal" fo:text-transform="none" style:text-outline="false" style:text-line-through-style="none" style:text-line-through-type="none" fo:letter-spacing="normal" fo:font-style="normal" fo:text-shadow="none" style:text-underline-style="none" fo:font-weight="normal" officeooo:rsid="03109ab7" style:font-style-asian="normal" style:font-weight-asian="normal" style:font-style-complex="normal" style:font-weight-complex="normal" style:text-overline-style="none" style:text-overline-color="font-color"/>
    </style:style>
    <style:style style:name="T334" style:family="text">
      <style:text-properties fo:font-variant="normal" fo:text-transform="none" style:text-outline="false" style:text-line-through-style="none" style:text-line-through-type="none" fo:letter-spacing="normal" fo:font-style="normal" fo:text-shadow="none" style:text-underline-style="none" fo:font-weight="normal" officeooo:rsid="032b300e" style:font-style-asian="normal" style:font-weight-asian="normal" style:font-style-complex="normal" style:font-weight-complex="normal" style:text-overline-style="none" style:text-overline-color="font-color"/>
    </style:style>
    <style:style style:name="T335" style:family="text">
      <style:text-properties fo:font-variant="normal" fo:text-transform="none" style:text-outline="false" style:text-line-through-style="none" style:text-line-through-type="none" fo:letter-spacing="normal" fo:font-style="normal" fo:text-shadow="none" style:text-underline-style="none" fo:font-weight="normal" officeooo:rsid="032b5aed" style:font-style-asian="normal" style:font-weight-asian="normal" style:font-style-complex="normal" style:font-weight-complex="normal" style:text-overline-style="none" style:text-overline-color="font-color"/>
    </style:style>
    <style:style style:name="T336" style:family="text">
      <style:text-properties fo:font-variant="normal" fo:text-transform="none" style:text-outline="false" style:text-line-through-style="none" style:text-line-through-type="none" fo:letter-spacing="normal" fo:font-style="normal" fo:text-shadow="none" style:text-underline-style="none" fo:font-weight="normal" officeooo:rsid="03b447a5" style:font-style-asian="normal" style:font-weight-asian="normal" style:font-style-complex="normal" style:font-weight-complex="normal" style:text-overline-style="none" style:text-overline-color="font-color"/>
    </style:style>
    <style:style style:name="T337" style:family="text">
      <style:text-properties fo:font-variant="normal" fo:text-transform="none" style:text-outline="false" style:text-line-through-style="none" style:text-line-through-type="none" fo:language="en" fo:country="US" fo:font-style="normal" fo:text-shadow="none" style:text-underline-style="none" fo:font-weight="normal" officeooo:rsid="00c6be3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38" style:family="text">
      <style:text-properties fo:font-variant="normal" fo:text-transform="none" style:text-outline="false" style:text-line-through-style="none" style:text-line-through-type="none" fo:language="en" fo:country="US" fo:font-style="normal" fo:text-shadow="none" style:text-underline-style="none" fo:font-weight="normal" officeooo:rsid="00d469c3"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39" style:family="text">
      <style:text-properties fo:font-variant="normal" fo:text-transform="none" style:text-outline="false" style:text-line-through-style="none" style:text-line-through-type="none" fo:language="en" fo:country="US" fo:font-style="normal" fo:text-shadow="none" style:text-underline-style="none" fo:font-weight="normal" officeooo:rsid="02c558e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40" style:family="text">
      <style:text-properties fo:font-variant="normal" fo:text-transform="none" style:text-outline="false" style:text-line-through-style="none" style:text-line-through-type="none" fo:language="en" fo:country="US" fo:font-style="normal" fo:text-shadow="none" style:text-underline-style="none" fo:font-weight="normal" officeooo:rsid="02c8a95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41" style:family="text">
      <style:text-properties fo:font-variant="normal" fo:text-transform="none" style:text-outline="false" style:text-line-through-style="none" style:text-line-through-type="none" fo:language="en" fo:country="US" fo:font-style="normal" fo:text-shadow="none" style:text-underline-style="none" fo:font-weight="normal" officeooo:rsid="02c94f91"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42" style:family="text">
      <style:text-properties fo:font-variant="normal" fo:text-transform="none" style:text-outline="false" style:text-line-through-style="none" style:text-line-through-type="none" fo:language="en" fo:country="US" fo:font-style="normal" fo:text-shadow="none" style:text-underline-style="none" fo:font-weight="normal" officeooo:rsid="032c313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43" style:family="text">
      <style:text-properties fo:font-variant="normal" fo:text-transform="none" style:text-outline="false" style:text-line-through-style="none" style:text-line-through-type="none" fo:language="en" fo:country="US" fo:font-style="normal" fo:text-shadow="none" style:text-underline-style="none" fo:font-weight="normal" officeooo:rsid="034f329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44" style:family="text">
      <style:text-properties fo:font-variant="normal" fo:text-transform="none" style:use-window-font-color="true" loext:opacity="0%" style:text-outline="false" style:text-line-through-style="none" style:text-line-through-type="none" fo:letter-spacing="normal" fo:language="en" fo:country="US" fo:font-style="normal" fo:text-shadow="none" style:text-underline-style="none" fo:font-weight="normal" officeooo:rsid="0288d0af" style:letter-kerning="true" style:font-name-asian="Arial Unicode MS"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345" style:family="text">
      <style:text-properties fo:text-transform="uppercase" fo:color="#000000" loext:opacity="100%" fo:font-weight="normal" style:font-name-asian="Times New Roman" style:font-weight-asian="normal" style:font-name-complex="Tahoma1" style:font-weight-complex="normal"/>
    </style:style>
    <style:style style:name="T346" style:family="text">
      <style:text-properties fo:text-transform="uppercase" fo:color="#000000" loext:opacity="100%" fo:font-weight="normal" officeooo:rsid="01e30908" style:font-name-asian="Times New Roman" style:font-weight-asian="normal" style:font-name-complex="Tahoma1" style:font-weight-complex="normal"/>
    </style:style>
    <style:style style:name="T347" style:family="text">
      <style:text-properties fo:text-transform="uppercase" fo:color="#000000" loext:opacity="100%" style:font-name="Times New Roman" fo:font-size="12pt" fo:letter-spacing="normal" fo:language="en" fo:country="US" fo:font-style="normal" fo:font-weight="bold" officeooo:rsid="025ba7bb"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48" style:family="text">
      <style:text-properties fo:text-transform="uppercase" fo:color="#000000" loext:opacity="100%" style:font-name="Times New Roman" fo:font-size="12pt" fo:letter-spacing="normal" fo:language="en" fo:country="US" fo:font-style="normal" fo:font-weight="bold" officeooo:rsid="0264cb3a"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49" style:family="text">
      <style:text-properties fo:text-transform="uppercase" fo:color="#000000" loext:opacity="100%" style:font-name="Times New Roman" fo:font-size="12pt" fo:letter-spacing="normal" fo:language="en" fo:country="US" fo:font-style="normal" fo:font-weight="bold" officeooo:rsid="0284ee00"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50" style:family="text">
      <style:text-properties fo:text-transform="uppercase" fo:color="#000000" loext:opacity="100%" style:font-name="Times New Roman" fo:font-size="12pt" fo:letter-spacing="normal" fo:language="en" fo:country="US" fo:font-style="normal" fo:font-weight="bold" officeooo:rsid="02668ac6"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51" style:family="text">
      <style:text-properties fo:text-transform="uppercase" fo:color="#000000" loext:opacity="100%" style:font-name="Times New Roman" fo:font-size="12pt" fo:letter-spacing="normal" fo:language="en" fo:country="US" fo:font-style="normal" officeooo:rsid="02bbd3c5"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352" style:family="text">
      <style:text-properties fo:text-transform="uppercase" fo:letter-spacing="normal" fo:language="en" fo:country="US" fo:font-style="normal" officeooo:rsid="0284ee00" style:letter-kerning="true" style:language-asian="en" style:country-asian="US" style:font-style-asian="normal" style:language-complex="ar" style:country-complex="SA" style:font-style-complex="normal"/>
    </style:style>
    <style:style style:name="T353" style:family="text">
      <style:text-properties fo:text-transform="uppercase" fo:letter-spacing="normal" fo:language="en" fo:country="US" fo:font-style="normal" officeooo:rsid="0264cb3a" style:letter-kerning="true" style:language-asian="en" style:country-asian="US" style:font-style-asian="normal" style:language-complex="ar" style:country-complex="SA" style:font-style-complex="normal"/>
    </style:style>
    <style:style style:name="T354" style:family="text">
      <style:text-properties fo:text-transform="uppercase" fo:letter-spacing="normal" fo:language="en" fo:country="US" fo:font-style="normal" officeooo:rsid="025ba7bb" style:letter-kerning="true" style:language-asian="en" style:country-asian="US" style:font-style-asian="normal" style:language-complex="ar" style:country-complex="SA" style:font-style-complex="normal"/>
    </style:style>
    <style:style style:name="T355" style:family="text">
      <style:text-properties style:use-window-font-color="true" loext:opacity="0%" fo:language="en" fo:country="US" officeooo:rsid="0288d0af" style:letter-kerning="true" style:font-name-asian="Arial Unicode MS" style:language-asian="en" style:country-asian="US" style:font-name-complex="Tahoma1" style:language-complex="ar" style:country-complex="SA"/>
    </style:style>
    <style:style style:name="T356" style:family="text">
      <style:text-properties style:use-window-font-color="true" loext:opacity="0%" fo:language="en" fo:country="US" officeooo:rsid="02fe5b0e" style:letter-kerning="true" style:font-name-asian="Arial Unicode MS" style:language-asian="en" style:country-asian="US" style:font-name-complex="Tahoma1" style:language-complex="ar" style:country-complex="SA"/>
    </style:style>
    <style:style style:name="T357" style:family="text">
      <style:text-properties style:use-window-font-color="true" loext:opacity="0%" fo:language="en" fo:country="US" officeooo:rsid="028bdbf7" style:letter-kerning="true" style:font-name-asian="Arial Unicode MS" style:language-asian="en" style:country-asian="US" style:font-name-complex="Tahoma1" style:language-complex="ar" style:country-complex="SA"/>
    </style:style>
    <style:style style:name="T358" style:family="text">
      <style:text-properties officeooo:rsid="0014afb2"/>
    </style:style>
    <style:style style:name="T359" style:family="text">
      <style:text-properties fo:language="en" fo:country="US" style:letter-kerning="true" style:language-asian="en" style:country-asian="US" style:language-complex="ar" style:country-complex="SA"/>
    </style:style>
    <style:style style:name="T360" style:family="text">
      <style:text-properties fo:language="en" fo:country="US" officeooo:rsid="0014afb2" style:letter-kerning="true" style:language-asian="en" style:country-asian="US" style:language-complex="ar" style:country-complex="SA"/>
    </style:style>
    <style:style style:name="T361" style:family="text">
      <style:text-properties fo:language="en" fo:country="US" officeooo:rsid="001c3506" style:letter-kerning="true" style:language-asian="en" style:country-asian="US" style:language-complex="ar" style:country-complex="SA"/>
    </style:style>
    <style:style style:name="T362" style:family="text">
      <style:text-properties fo:language="en" fo:country="US" officeooo:rsid="0121341f" style:letter-kerning="true" style:language-asian="en" style:country-asian="US" style:language-complex="ar" style:country-complex="SA"/>
    </style:style>
    <style:style style:name="T363" style:family="text">
      <style:text-properties fo:language="en" fo:country="US" officeooo:rsid="024de035" style:letter-kerning="true" style:language-asian="en" style:country-asian="US" style:language-complex="ar" style:country-complex="SA"/>
    </style:style>
    <style:style style:name="T364" style:family="text">
      <style:text-properties fo:language="en" fo:country="US" officeooo:rsid="02617509" style:letter-kerning="true" style:language-asian="en" style:country-asian="US" style:language-complex="ar" style:country-complex="SA"/>
    </style:style>
    <style:style style:name="T365" style:family="text">
      <style:text-properties fo:language="en" fo:country="US" officeooo:rsid="0261fef3" style:letter-kerning="true" style:language-asian="en" style:country-asian="US" style:language-complex="ar" style:country-complex="SA"/>
    </style:style>
    <style:style style:name="T366" style:family="text">
      <style:text-properties fo:language="en" fo:country="US" officeooo:rsid="0264cb3a" style:letter-kerning="true" style:language-asian="en" style:country-asian="US" style:language-complex="ar" style:country-complex="SA"/>
    </style:style>
    <style:style style:name="T367" style:family="text">
      <style:text-properties fo:language="en" fo:country="US" officeooo:rsid="027568d6" style:letter-kerning="true" style:language-asian="en" style:country-asian="US" style:language-complex="ar" style:country-complex="SA"/>
    </style:style>
    <style:style style:name="T368" style:family="text">
      <style:text-properties fo:language="en" fo:country="US" officeooo:rsid="0298a574" style:letter-kerning="true" style:language-asian="en" style:country-asian="US" style:language-complex="ar" style:country-complex="SA"/>
    </style:style>
    <style:style style:name="T369" style:family="text">
      <style:text-properties fo:language="en" fo:country="US" officeooo:rsid="02e3960f" style:letter-kerning="true" style:language-asian="en" style:country-asian="US" style:language-complex="ar" style:country-complex="SA"/>
    </style:style>
    <style:style style:name="T370" style:family="text">
      <style:text-properties fo:language="en" fo:country="US" officeooo:rsid="034c9d60" style:letter-kerning="true" style:language-asian="en" style:country-asian="US" style:language-complex="ar" style:country-complex="SA"/>
    </style:style>
    <style:style style:name="T371" style:family="text">
      <style:text-properties fo:language="en" fo:country="US" officeooo:rsid="0254c46d" style:letter-kerning="true" style:language-asian="en" style:country-asian="US" style:language-complex="ar" style:country-complex="SA"/>
    </style:style>
    <style:style style:name="T372" style:family="text">
      <style:text-properties fo:language="en" fo:country="US" officeooo:rsid="02560695" style:letter-kerning="true" style:language-asian="en" style:country-asian="US" style:language-complex="ar" style:country-complex="SA"/>
    </style:style>
    <style:style style:name="T373" style:family="text">
      <style:text-properties fo:language="en" fo:country="US" officeooo:rsid="02573b7b" style:letter-kerning="true" style:language-asian="en" style:country-asian="US" style:language-complex="ar" style:country-complex="SA"/>
    </style:style>
    <style:style style:name="T374" style:family="text">
      <style:text-properties fo:language="en" fo:country="US" officeooo:rsid="034ccea8" style:letter-kerning="true" style:language-asian="en" style:country-asian="US" style:language-complex="ar" style:country-complex="SA"/>
    </style:style>
    <style:style style:name="T375" style:family="text">
      <style:text-properties fo:language="en" fo:country="US" officeooo:rsid="034e2c41" style:letter-kerning="true" style:language-asian="en" style:country-asian="US" style:language-complex="ar" style:country-complex="SA"/>
    </style:style>
    <style:style style:name="T376" style:family="text">
      <style:text-properties fo:language="en" fo:country="US" officeooo:rsid="03baa0e3" style:letter-kerning="true" style:language-asian="en" style:country-asian="US" style:language-complex="ar" style:country-complex="SA"/>
    </style:style>
    <style:style style:name="T377" style:family="text">
      <style:text-properties fo:language="en" fo:country="US" fo:font-weight="normal" officeooo:rsid="001513b3" style:letter-kerning="true" style:language-asian="en" style:country-asian="US" style:font-weight-asian="normal" style:language-complex="ar" style:country-complex="SA" style:font-weight-complex="normal"/>
    </style:style>
    <style:style style:name="T378" style:family="text">
      <style:text-properties fo:language="en" fo:country="US" fo:font-weight="normal" officeooo:rsid="0054e732" style:letter-kerning="true" style:language-asian="en" style:country-asian="US" style:font-weight-asian="normal" style:language-complex="ar" style:country-complex="SA" style:font-weight-complex="normal"/>
    </style:style>
    <style:style style:name="T379" style:family="text">
      <style:text-properties fo:language="en" fo:country="US" fo:font-weight="normal" officeooo:rsid="012bb52f" style:letter-kerning="true" style:language-asian="en" style:country-asian="US" style:font-weight-asian="normal" style:language-complex="ar" style:country-complex="SA" style:font-weight-complex="normal"/>
    </style:style>
    <style:style style:name="T380" style:family="text">
      <style:text-properties fo:language="en" fo:country="US" fo:font-weight="normal" officeooo:rsid="00159f6a" style:letter-kerning="true" style:language-asian="en" style:country-asian="US" style:font-weight-asian="normal" style:language-complex="ar" style:country-complex="SA" style:font-weight-complex="normal"/>
    </style:style>
    <style:style style:name="T381" style:family="text">
      <style:text-properties fo:language="en" fo:country="US" fo:font-weight="normal" officeooo:rsid="0267474f" style:letter-kerning="true" style:language-asian="en" style:country-asian="US" style:font-weight-asian="normal" style:language-complex="ar" style:country-complex="SA" style:font-weight-complex="normal"/>
    </style:style>
    <style:style style:name="T382" style:family="text">
      <style:text-properties fo:language="en" fo:country="US" fo:font-weight="normal" officeooo:rsid="0267dc18" style:letter-kerning="true" style:language-asian="en" style:country-asian="US" style:font-weight-asian="normal" style:language-complex="ar" style:country-complex="SA" style:font-weight-complex="normal"/>
    </style:style>
    <style:style style:name="T383" style:family="text">
      <style:text-properties fo:language="en" fo:country="US" fo:font-weight="normal" officeooo:rsid="026c720f" style:letter-kerning="true" style:language-asian="en" style:country-asian="US" style:font-weight-asian="normal" style:language-complex="ar" style:country-complex="SA" style:font-weight-complex="normal"/>
    </style:style>
    <style:style style:name="T384" style:family="text">
      <style:text-properties fo:language="en" fo:country="US" fo:font-weight="normal" officeooo:rsid="026f7069" style:letter-kerning="true" style:language-asian="en" style:country-asian="US" style:font-weight-asian="normal" style:language-complex="ar" style:country-complex="SA" style:font-weight-complex="normal"/>
    </style:style>
    <style:style style:name="T385" style:family="text">
      <style:text-properties fo:language="en" fo:country="US" fo:font-weight="normal" officeooo:rsid="0270c91b" style:letter-kerning="true" style:language-asian="en" style:country-asian="US" style:font-weight-asian="normal" style:language-complex="ar" style:country-complex="SA" style:font-weight-complex="normal"/>
    </style:style>
    <style:style style:name="T386" style:family="text">
      <style:text-properties fo:language="en" fo:country="US" fo:font-weight="normal" officeooo:rsid="0272dad5" style:letter-kerning="true" style:language-asian="en" style:country-asian="US" style:font-weight-asian="normal" style:language-complex="ar" style:country-complex="SA" style:font-weight-complex="normal"/>
    </style:style>
    <style:style style:name="T387" style:family="text">
      <style:text-properties fo:language="en" fo:country="US" fo:font-weight="normal" officeooo:rsid="0273cd86" style:letter-kerning="true" style:language-asian="en" style:country-asian="US" style:font-weight-asian="normal" style:language-complex="ar" style:country-complex="SA" style:font-weight-complex="normal"/>
    </style:style>
    <style:style style:name="T388" style:family="text">
      <style:text-properties fo:language="en" fo:country="US" fo:font-weight="normal" officeooo:rsid="027568d6" style:letter-kerning="true" style:language-asian="en" style:country-asian="US" style:font-weight-asian="normal" style:language-complex="ar" style:country-complex="SA" style:font-weight-complex="normal"/>
    </style:style>
    <style:style style:name="T389" style:family="text">
      <style:text-properties fo:language="en" fo:country="US" fo:font-weight="normal" officeooo:rsid="0281829d" style:letter-kerning="true" style:language-asian="en" style:country-asian="US" style:font-weight-asian="normal" style:language-complex="ar" style:country-complex="SA" style:font-weight-complex="normal"/>
    </style:style>
    <style:style style:name="T390" style:family="text">
      <style:text-properties fo:language="en" fo:country="US" fo:font-weight="normal" officeooo:rsid="028ae711" style:letter-kerning="true" style:language-asian="en" style:country-asian="US" style:font-weight-asian="normal" style:language-complex="ar" style:country-complex="SA" style:font-weight-complex="normal"/>
    </style:style>
    <style:style style:name="T391" style:family="text">
      <style:text-properties fo:language="en" fo:country="US" fo:font-weight="normal" officeooo:rsid="0291238e" style:letter-kerning="true" style:language-asian="en" style:country-asian="US" style:font-weight-asian="normal" style:language-complex="ar" style:country-complex="SA" style:font-weight-complex="normal"/>
    </style:style>
    <style:style style:name="T392" style:family="text">
      <style:text-properties fo:language="en" fo:country="US" fo:font-weight="normal" officeooo:rsid="0291521c" style:letter-kerning="true" style:language-asian="en" style:country-asian="US" style:font-weight-asian="normal" style:language-complex="ar" style:country-complex="SA" style:font-weight-complex="normal"/>
    </style:style>
    <style:style style:name="T393" style:family="text">
      <style:text-properties fo:language="en" fo:country="US" fo:font-weight="normal" officeooo:rsid="02928825" style:letter-kerning="true" style:language-asian="en" style:country-asian="US" style:font-weight-asian="normal" style:language-complex="ar" style:country-complex="SA" style:font-weight-complex="normal"/>
    </style:style>
    <style:style style:name="T394" style:family="text">
      <style:text-properties fo:language="en" fo:country="US" fo:font-weight="normal" officeooo:rsid="0292fcfd" style:letter-kerning="true" style:language-asian="en" style:country-asian="US" style:font-weight-asian="normal" style:language-complex="ar" style:country-complex="SA" style:font-weight-complex="normal"/>
    </style:style>
    <style:style style:name="T395" style:family="text">
      <style:text-properties fo:language="en" fo:country="US" fo:font-weight="normal" officeooo:rsid="02943130" style:letter-kerning="true" style:language-asian="en" style:country-asian="US" style:font-weight-asian="normal" style:language-complex="ar" style:country-complex="SA" style:font-weight-complex="normal"/>
    </style:style>
    <style:style style:name="T396" style:family="text">
      <style:text-properties fo:language="en" fo:country="US" fo:font-weight="normal" officeooo:rsid="0295023c" style:letter-kerning="true" style:language-asian="en" style:country-asian="US" style:font-weight-asian="normal" style:language-complex="ar" style:country-complex="SA" style:font-weight-complex="normal"/>
    </style:style>
    <style:style style:name="T397" style:family="text">
      <style:text-properties fo:language="en" fo:country="US" fo:font-weight="normal" officeooo:rsid="0296cf84" style:letter-kerning="true" style:language-asian="en" style:country-asian="US" style:font-weight-asian="normal" style:language-complex="ar" style:country-complex="SA" style:font-weight-complex="normal"/>
    </style:style>
    <style:style style:name="T398" style:family="text">
      <style:text-properties fo:language="en" fo:country="US" fo:font-weight="normal" officeooo:rsid="02aa320e" style:letter-kerning="true" style:language-asian="en" style:country-asian="US" style:font-weight-asian="normal" style:language-complex="ar" style:country-complex="SA" style:font-weight-complex="normal"/>
    </style:style>
    <style:style style:name="T399" style:family="text">
      <style:text-properties fo:language="en" fo:country="US" fo:font-weight="normal" officeooo:rsid="02703c3b" style:letter-kerning="true" style:language-asian="en" style:country-asian="US" style:font-weight-asian="normal" style:language-complex="ar" style:country-complex="SA" style:font-weight-complex="normal"/>
    </style:style>
    <style:style style:name="T400" style:family="text">
      <style:text-properties fo:language="en" fo:country="US" fo:font-weight="normal" officeooo:rsid="02c057b0" style:letter-kerning="true" style:language-asian="en" style:country-asian="US" style:font-weight-asian="normal" style:language-complex="ar" style:country-complex="SA" style:font-weight-complex="normal"/>
    </style:style>
    <style:style style:name="T401" style:family="text">
      <style:text-properties fo:language="en" fo:country="US" fo:font-weight="normal" officeooo:rsid="02c558ee" style:letter-kerning="true" style:language-asian="en" style:country-asian="US" style:font-weight-asian="normal" style:language-complex="ar" style:country-complex="SA" style:font-weight-complex="normal"/>
    </style:style>
    <style:style style:name="T402" style:family="text">
      <style:text-properties fo:language="en" fo:country="US" fo:font-weight="normal" officeooo:rsid="02c7323a" style:letter-kerning="true" style:language-asian="en" style:country-asian="US" style:font-weight-asian="normal" style:language-complex="ar" style:country-complex="SA" style:font-weight-complex="normal"/>
    </style:style>
    <style:style style:name="T403" style:family="text">
      <style:text-properties fo:language="en" fo:country="US" fo:font-weight="normal" officeooo:rsid="02c8a957" style:letter-kerning="true" style:language-asian="en" style:country-asian="US" style:font-weight-asian="normal" style:language-complex="ar" style:country-complex="SA" style:font-weight-complex="normal"/>
    </style:style>
    <style:style style:name="T404" style:family="text">
      <style:text-properties fo:language="en" fo:country="US" fo:font-weight="normal" officeooo:rsid="02c94f91" style:letter-kerning="true" style:language-asian="en" style:country-asian="US" style:font-weight-asian="normal" style:language-complex="ar" style:country-complex="SA" style:font-weight-complex="normal"/>
    </style:style>
    <style:style style:name="T405" style:family="text">
      <style:text-properties fo:language="en" fo:country="US" fo:font-weight="normal" officeooo:rsid="02f63607" style:letter-kerning="true" style:language-asian="en" style:country-asian="US" style:font-weight-asian="normal" style:language-complex="ar" style:country-complex="SA" style:font-weight-complex="normal"/>
    </style:style>
    <style:style style:name="T406" style:family="text">
      <style:text-properties fo:language="en" fo:country="US" fo:font-weight="normal" officeooo:rsid="02f79cb3" style:letter-kerning="true" style:language-asian="en" style:country-asian="US" style:font-weight-asian="normal" style:language-complex="ar" style:country-complex="SA" style:font-weight-complex="normal"/>
    </style:style>
    <style:style style:name="T407" style:family="text">
      <style:text-properties fo:language="en" fo:country="US" fo:font-weight="normal" officeooo:rsid="02f8a81d" style:letter-kerning="true" style:language-asian="en" style:country-asian="US" style:font-weight-asian="normal" style:language-complex="ar" style:country-complex="SA" style:font-weight-complex="normal"/>
    </style:style>
    <style:style style:name="T408" style:family="text">
      <style:text-properties fo:language="en" fo:country="US" fo:font-weight="normal" officeooo:rsid="0302789e" style:letter-kerning="true" style:language-asian="en" style:country-asian="US" style:font-weight-asian="normal" style:language-complex="ar" style:country-complex="SA" style:font-weight-complex="normal"/>
    </style:style>
    <style:style style:name="T409" style:family="text">
      <style:text-properties fo:language="en" fo:country="US" fo:font-weight="normal" officeooo:rsid="032c3132" style:letter-kerning="true" style:language-asian="en" style:country-asian="US" style:font-weight-asian="normal" style:language-complex="ar" style:country-complex="SA" style:font-weight-complex="normal"/>
    </style:style>
    <style:style style:name="T410" style:family="text">
      <style:text-properties fo:language="en" fo:country="US" fo:font-weight="normal" officeooo:rsid="03409cdf" style:letter-kerning="true" style:language-asian="en" style:country-asian="US" style:font-weight-asian="normal" style:language-complex="ar" style:country-complex="SA" style:font-weight-complex="normal"/>
    </style:style>
    <style:style style:name="T411" style:family="text">
      <style:text-properties fo:language="en" fo:country="US" fo:font-weight="normal" officeooo:rsid="0340cd35" style:letter-kerning="true" style:language-asian="en" style:country-asian="US" style:font-weight-asian="normal" style:language-complex="ar" style:country-complex="SA" style:font-weight-complex="normal"/>
    </style:style>
    <style:style style:name="T412" style:family="text">
      <style:text-properties fo:language="en" fo:country="US" fo:font-weight="normal" officeooo:rsid="034f3292" style:letter-kerning="true" style:language-asian="en" style:country-asian="US" style:font-weight-asian="normal" style:language-complex="ar" style:country-complex="SA" style:font-weight-complex="normal"/>
    </style:style>
    <style:style style:name="T413" style:family="text">
      <style:text-properties fo:language="en" fo:country="US" fo:font-weight="normal" officeooo:rsid="038e33a5" style:letter-kerning="true" style:language-asian="en" style:country-asian="US" style:font-weight-asian="normal" style:language-complex="ar" style:country-complex="SA" style:font-weight-complex="normal"/>
    </style:style>
    <style:style style:name="T414" style:family="text">
      <style:text-properties fo:language="en" fo:country="US" fo:font-weight="normal" officeooo:rsid="03b67645" style:letter-kerning="true" style:language-asian="en" style:country-asian="US" style:font-weight-asian="normal" style:language-complex="ar" style:country-complex="SA" style:font-weight-complex="normal"/>
    </style:style>
    <style:style style:name="T415" style:family="text">
      <style:text-properties fo:language="en" fo:country="US" fo:font-weight="bold" officeooo:rsid="0264cb3a" style:letter-kerning="true" style:language-asian="en" style:country-asian="US" style:font-weight-asian="bold" style:language-complex="ar" style:country-complex="SA" style:font-weight-complex="bold"/>
    </style:style>
    <style:style style:name="T416" style:family="text">
      <style:text-properties fo:language="en" fo:country="US" fo:font-weight="bold" officeooo:rsid="027568d6" style:letter-kerning="true" style:language-asian="en" style:country-asian="US" style:font-weight-asian="bold" style:language-complex="ar" style:country-complex="SA" style:font-weight-complex="bold"/>
    </style:style>
    <style:style style:name="T417" style:family="text">
      <style:text-properties fo:language="en" fo:country="US" fo:font-weight="bold" officeooo:rsid="0270c91b" style:letter-kerning="true" style:language-asian="en" style:country-asian="US" style:font-weight-asian="bold" style:language-complex="ar" style:country-complex="SA" style:font-weight-complex="bold"/>
    </style:style>
    <style:style style:name="T418" style:family="text">
      <style:text-properties fo:language="en" fo:country="US" fo:font-weight="bold" officeooo:rsid="02af28e4" style:letter-kerning="true" style:language-asian="en" style:country-asian="US" style:font-weight-asian="bold" style:language-complex="ar" style:country-complex="SA" style:font-weight-complex="bold"/>
    </style:style>
    <style:style style:name="T419" style:family="text">
      <style:text-properties fo:language="en" fo:country="US" fo:font-weight="bold" officeooo:rsid="0267dc18" style:letter-kerning="true" style:language-asian="en" style:country-asian="US" style:font-weight-asian="bold" style:language-complex="ar" style:country-complex="SA" style:font-weight-complex="bold"/>
    </style:style>
    <style:style style:name="T420" style:family="text">
      <style:text-properties fo:language="en" fo:country="US" fo:font-weight="bold" officeooo:rsid="0275de0e" style:letter-kerning="true" style:language-asian="en" style:country-asian="US" style:font-weight-asian="bold" style:language-complex="ar" style:country-complex="SA" style:font-weight-complex="bold"/>
    </style:style>
    <style:style style:name="T421" style:family="text">
      <style:text-properties fo:language="en" fo:country="US" fo:font-weight="bold" officeooo:rsid="027e68d5" style:letter-kerning="true" style:language-asian="en" style:country-asian="US" style:font-weight-asian="bold" style:language-complex="ar" style:country-complex="SA" style:font-weight-complex="bold"/>
    </style:style>
    <style:style style:name="T422" style:family="text">
      <style:text-properties fo:language="en" fo:country="US" fo:font-weight="bold" officeooo:rsid="027b54b9" style:letter-kerning="true" style:language-asian="en" style:country-asian="US" style:font-weight-asian="bold" style:language-complex="ar" style:country-complex="SA" style:font-weight-complex="bold"/>
    </style:style>
    <style:style style:name="T423" style:family="text">
      <style:text-properties fo:language="en" fo:country="US" fo:font-weight="bold" officeooo:rsid="0284ee00" style:letter-kerning="true" style:language-asian="en" style:country-asian="US" style:font-weight-asian="bold" style:language-complex="ar" style:country-complex="SA" style:font-weight-complex="bold"/>
    </style:style>
    <style:style style:name="T424" style:family="text">
      <style:text-properties fo:language="en" fo:country="US" fo:font-style="italic" fo:font-weight="bold" officeooo:rsid="03409cdf" style:letter-kerning="true" style:language-asian="en" style:country-asian="US" style:font-style-asian="italic" style:font-weight-asian="bold" style:language-complex="ar" style:country-complex="SA" style:font-style-complex="italic" style:font-weight-complex="bold"/>
    </style:style>
    <style:style style:name="T425" style:family="text">
      <style:text-properties officeooo:rsid="004f68a8"/>
    </style:style>
    <style:style style:name="T426" style:family="text">
      <style:text-properties fo:font-weight="bold" style:font-weight-asian="bold" style:font-weight-complex="bold"/>
    </style:style>
    <style:style style:name="T427" style:family="text">
      <style:text-properties fo:font-weight="bold" officeooo:rsid="02486487" style:font-weight-asian="bold" style:font-weight-complex="bold"/>
    </style:style>
    <style:style style:name="T428" style:family="text">
      <style:text-properties fo:font-weight="bold" officeooo:rsid="02549d44" style:font-weight-asian="bold" style:font-weight-complex="bold"/>
    </style:style>
    <style:style style:name="T429" style:family="text">
      <style:text-properties fo:font-weight="bold" officeooo:rsid="0266326b" style:font-weight-asian="bold" style:font-weight-complex="bold"/>
    </style:style>
    <style:style style:name="T430" style:family="text">
      <style:text-properties fo:font-weight="bold" officeooo:rsid="034c6837" style:font-weight-asian="bold" style:font-weight-complex="bold"/>
    </style:style>
    <style:style style:name="T431" style:family="text">
      <style:text-properties fo:font-weight="bold" officeooo:rsid="03b1a442" style:font-weight-asian="bold" style:font-weight-complex="bold"/>
    </style:style>
    <style:style style:name="T432" style:family="text">
      <style:text-properties officeooo:rsid="01af013d"/>
    </style:style>
    <style:style style:name="T433" style:family="text">
      <style:text-properties officeooo:rsid="0041beb2"/>
    </style:style>
    <style:style style:name="T434" style:family="text">
      <style:text-properties officeooo:rsid="01efdd1a"/>
    </style:style>
    <style:style style:name="T435" style:family="text">
      <style:text-properties officeooo:rsid="0247dbd7"/>
    </style:style>
    <style:style style:name="T436" style:family="text">
      <style:text-properties style:font-name="Times New Roman"/>
    </style:style>
    <style:style style:name="T437" style:family="text">
      <style:text-properties style:font-name="Times New Roman" fo:font-size="12pt" officeooo:rsid="03621579" style:font-size-asian="12pt" style:font-size-complex="12pt"/>
    </style:style>
    <style:style style:name="T438" style:family="text">
      <style:text-properties style:font-name="Times New Roman" fo:font-size="12pt" officeooo:rsid="03849269" style:font-size-asian="12pt" style:font-size-complex="12pt"/>
    </style:style>
    <style:style style:name="T439" style:family="text">
      <style:text-properties officeooo:rsid="02486487"/>
    </style:style>
    <style:style style:name="T440" style:family="text">
      <style:text-properties fo:font-style="normal" officeooo:rsid="0261fef3" style:font-style-asian="normal" style:font-style-complex="normal"/>
    </style:style>
    <style:style style:name="T441" style:family="text">
      <style:text-properties fo:font-style="normal" officeooo:rsid="02f2f1ba" style:font-style-asian="normal" style:font-style-complex="normal"/>
    </style:style>
    <style:style style:name="T442" style:family="text">
      <style:text-properties fo:font-style="normal" officeooo:rsid="02f1b859" style:font-style-asian="normal" style:font-style-complex="normal"/>
    </style:style>
    <style:style style:name="T443" style:family="text">
      <style:text-properties officeooo:rsid="024c15dc"/>
    </style:style>
    <style:style style:name="T444" style:family="text">
      <style:text-properties officeooo:rsid="024fb9c3"/>
    </style:style>
    <style:style style:name="T445" style:family="text">
      <style:text-properties officeooo:rsid="0264cb3a"/>
    </style:style>
    <style:style style:name="T446" style:family="text">
      <style:text-properties officeooo:rsid="026f7069"/>
    </style:style>
    <style:style style:name="T447" style:family="text">
      <style:text-properties officeooo:rsid="02a32e2b"/>
    </style:style>
    <style:style style:name="T448" style:family="text">
      <style:text-properties officeooo:rsid="02b1d91c"/>
    </style:style>
    <style:style style:name="T449" style:family="text">
      <style:text-properties officeooo:rsid="02b5155c"/>
    </style:style>
    <style:style style:name="T450" style:family="text">
      <style:text-properties officeooo:rsid="02b858be"/>
    </style:style>
    <style:style style:name="T451" style:family="text">
      <style:text-properties officeooo:rsid="02bf1f64"/>
    </style:style>
    <style:style style:name="T452" style:family="text">
      <style:text-properties officeooo:rsid="02c558ee"/>
    </style:style>
    <style:style style:name="T453" style:family="text">
      <style:text-properties officeooo:rsid="02c7323a"/>
    </style:style>
    <style:style style:name="T454" style:family="text">
      <style:text-properties officeooo:rsid="02c8a957"/>
    </style:style>
    <style:style style:name="T455" style:family="text">
      <style:text-properties officeooo:rsid="02d9e0ca"/>
    </style:style>
    <style:style style:name="T456" style:family="text">
      <style:text-properties officeooo:rsid="02de0c1f"/>
    </style:style>
    <style:style style:name="T457" style:family="text">
      <style:text-properties officeooo:rsid="02df63db"/>
    </style:style>
    <style:style style:name="T458" style:family="text">
      <style:text-properties officeooo:rsid="02e4a38a"/>
    </style:style>
    <style:style style:name="T459" style:family="text">
      <style:text-properties officeooo:rsid="02ee43b2"/>
    </style:style>
    <style:style style:name="T460" style:family="text">
      <style:text-properties officeooo:rsid="02f0448c"/>
    </style:style>
    <style:style style:name="T461" style:family="text">
      <style:text-properties officeooo:rsid="02f50b6a"/>
    </style:style>
    <style:style style:name="T462" style:family="text">
      <style:text-properties officeooo:rsid="02fe5b0e"/>
    </style:style>
    <style:style style:name="T463" style:family="text">
      <style:text-properties officeooo:rsid="0305a128"/>
    </style:style>
    <style:style style:name="T464" style:family="text">
      <style:text-properties officeooo:rsid="03160bdd"/>
    </style:style>
    <style:style style:name="T465" style:family="text">
      <style:text-properties officeooo:rsid="02dc99e3"/>
    </style:style>
    <style:style style:name="T466" style:family="text">
      <style:text-properties officeooo:rsid="02d2f55d"/>
    </style:style>
    <style:style style:name="T467" style:family="text">
      <style:text-properties officeooo:rsid="031a83e2"/>
    </style:style>
    <style:style style:name="T468" style:family="text">
      <style:text-properties officeooo:rsid="0328ec88"/>
    </style:style>
    <style:style style:name="T469" style:family="text">
      <style:text-properties officeooo:rsid="03297e3b"/>
    </style:style>
    <style:style style:name="T470" style:family="text">
      <style:text-properties officeooo:rsid="032fe8ff"/>
    </style:style>
    <style:style style:name="T471" style:family="text">
      <style:text-properties officeooo:rsid="03326ee7"/>
    </style:style>
    <style:style style:name="T472" style:family="text">
      <style:text-properties officeooo:rsid="034c6837"/>
    </style:style>
    <style:style style:name="T473" style:family="text">
      <style:text-properties style:text-underline-style="solid" style:text-underline-width="auto" style:text-underline-color="font-color"/>
    </style:style>
    <style:style style:name="T474" style:family="text">
      <style:text-properties style:text-underline-style="solid" style:text-underline-width="auto" style:text-underline-color="font-color" fo:font-weight="bold" officeooo:rsid="034c6837" style:font-weight-asian="bold" style:font-weight-complex="bold"/>
    </style:style>
    <style:style style:name="T475" style:family="text">
      <style:text-properties style:text-underline-style="solid" style:text-underline-width="auto" style:text-underline-color="font-color" officeooo:rsid="033b3f17"/>
    </style:style>
    <style:style style:name="T476" style:family="text">
      <style:text-properties style:text-underline-style="solid" style:text-underline-width="auto" style:text-underline-color="font-color" officeooo:rsid="03570dfb"/>
    </style:style>
    <style:style style:name="T477" style:family="text">
      <style:text-properties style:text-underline-style="none" officeooo:rsid="0247dbd7"/>
    </style:style>
    <style:style style:name="T478" style:family="text">
      <style:text-properties officeooo:rsid="034c9d60"/>
    </style:style>
    <style:style style:name="T479" style:family="text">
      <style:text-properties officeooo:rsid="03550f35"/>
    </style:style>
    <style:style style:name="T480" style:family="text">
      <style:text-properties officeooo:rsid="0355fcc0"/>
    </style:style>
    <style:style style:name="T481" style:family="text">
      <style:text-properties officeooo:rsid="03570dfb"/>
    </style:style>
    <style:style style:name="T482" style:family="text">
      <style:text-properties officeooo:rsid="0357b32a"/>
    </style:style>
    <style:style style:name="T483" style:family="text">
      <style:text-properties officeooo:rsid="0270c91b"/>
    </style:style>
    <style:style style:name="T484" style:family="text">
      <style:text-properties officeooo:rsid="02af28e4"/>
    </style:style>
    <style:style style:name="T485" style:family="text">
      <style:text-properties officeooo:rsid="0267dc18"/>
    </style:style>
    <style:style style:name="T486" style:family="text">
      <style:text-properties officeooo:rsid="027b54b9"/>
    </style:style>
    <style:style style:name="T487" style:family="text">
      <style:text-properties officeooo:rsid="03582a1b"/>
    </style:style>
    <style:style style:name="T488" style:family="text">
      <style:text-properties officeooo:rsid="03598e4a"/>
    </style:style>
    <style:style style:name="T489" style:family="text">
      <style:text-properties fo:color="#222222" loext:opacity="100%" style:font-name="Times New Roman" fo:font-size="12pt" officeooo:rsid="0381bb7f" style:font-size-asian="12pt" style:font-size-complex="12pt"/>
    </style:style>
    <style:style style:name="T490" style:family="text">
      <style:text-properties fo:color="#222222" loext:opacity="100%" style:font-name="Times New Roman" fo:font-size="12pt" officeooo:rsid="0382c63f" style:font-size-asian="12pt" style:font-size-complex="12pt"/>
    </style:style>
    <style:style style:name="T491" style:family="text">
      <style:text-properties fo:color="#222222" loext:opacity="100%" style:font-name="Times New Roman" fo:font-size="12pt" officeooo:rsid="0355fcc0" style:font-size-asian="12pt" style:font-size-complex="12pt"/>
    </style:style>
    <style:style style:name="T492" style:family="text">
      <style:text-properties officeooo:rsid="03670701"/>
    </style:style>
    <style:style style:name="T493" style:family="text">
      <style:text-properties officeooo:rsid="03672c2a"/>
    </style:style>
    <style:style style:name="T494" style:family="text">
      <style:text-properties officeooo:rsid="037097d4"/>
    </style:style>
    <style:style style:name="T495" style:family="text">
      <style:text-properties officeooo:rsid="03758a5b"/>
    </style:style>
    <style:style style:name="T496" style:family="text">
      <style:text-properties officeooo:rsid="037880c5"/>
    </style:style>
    <style:style style:name="T497" style:family="text">
      <style:text-properties officeooo:rsid="037f0c6e"/>
    </style:style>
    <style:style style:name="T498" style:family="text">
      <style:text-properties officeooo:rsid="037fbe3c"/>
    </style:style>
    <style:style style:name="T499" style:family="text">
      <style:text-properties officeooo:rsid="0381bb7f"/>
    </style:style>
    <style:style style:name="T500" style:family="text">
      <style:text-properties officeooo:rsid="03878114"/>
    </style:style>
    <style:style style:name="T501" style:family="text">
      <style:text-properties officeooo:rsid="02639b8a"/>
    </style:style>
    <style:style style:name="T502" style:family="text">
      <style:text-properties officeooo:rsid="0261fef3"/>
    </style:style>
    <style:style style:name="T503" style:family="text">
      <style:text-properties officeooo:rsid="0259bc20"/>
    </style:style>
    <style:style style:name="T504" style:family="text">
      <style:text-properties officeooo:rsid="03a4d56d"/>
    </style:style>
    <style:style style:name="T505" style:family="text">
      <style:text-properties officeooo:rsid="03be5f75"/>
    </style:style>
    <style:style style:name="T506" style:family="text">
      <style:text-properties officeooo:rsid="0314d65f"/>
    </style:style>
    <style:style style:name="T507" style:family="text">
      <style:text-properties officeooo:rsid="03bfc3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40">SUPREME COURT OF THE STATE OF NEW YORK COUNTY OF NASSAU</text:p>
            <text:p text:style-name="P40"/>
            <text:p text:style-name="P15"/>
            <text:p text:style-name="P15">-----------------------------------------<text:span text:style-name="T439">-------------------------------</text:span>-</text:p>
          </table:table-cell>
          <table:table-cell table:style-name="Table2.A1" office:value-type="string">
            <text:p text:style-name="P13"/>
            <text:p text:style-name="P13"/>
            <text:p text:style-name="P13"/>
            <text:p text:style-name="P13"/>
            <text:p text:style-name="P13"/>
            <text:p text:style-name="P14">X</text:p>
          </table:table-cell>
          <table:table-cell table:style-name="Table2.A1" office:value-type="string">
            <text:p text:style-name="P25"/>
            <text:p text:style-name="P25"/>
            <text:p text:style-name="P25"/>
            <text:p text:style-name="P24"/>
          </table:table-cell>
        </table:table-row>
        <table:table-row table:style-name="Table2.2">
          <table:table-cell table:style-name="Table2.A1" office:value-type="string">
            <text:p text:style-name="Standard">In the Matter of the Application of <text:s text:c="5"/></text:p>
            <text:p text:style-name="P41">FELIX PROCACCI, <text:s text:c="25"/></text:p>
            <text:p text:style-name="P28">Petitioner, <text:s text:c="3"/></text:p>
            <text:p text:style-name="P29">-against-</text:p>
            <text:p text:style-name="P12">TOWN OF HEMPSTEAD</text:p>
            <text:p text:style-name="P27">Respondent.</text:p>
            <text:p text:style-name="P36">For a Judgment Pursuant to Article 78 of<text:line-break/>the Civil Practice Law and Rules.</text:p>
            <text:p text:style-name="P31">----------------------------------------------------------------<text:span text:style-name="T439">---------</text:span></text:p>
          </table:table-cell>
          <table:table-cell table:style-name="Table2.A1" office:value-type="string">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3">:</text:p>
            <text:p text:style-name="P23">:</text:p>
            <text:p text:style-name="P23">:</text:p>
            <text:p text:style-name="P22">:</text:p>
            <text:p text:style-name="P26">:</text:p>
            <text:p text:style-name="P26">:</text:p>
            <text:p text:style-name="P22">X</text:p>
          </table:table-cell>
          <table:table-cell table:style-name="Table2.A1" office:value-type="string">
            <text:p text:style-name="P32"/>
            <text:p text:style-name="P30"><text:span text:style-name="T426">Index N</text:span><text:span text:style-name="T427">umber:</text:span><text:span text:style-name="T430"> <text:line-break/></text:span><text:span text:style-name="T474">613799/2022</text:span></text:p>
            <text:p text:style-name="P24"/>
            <text:p text:style-name="P24"/>
            <text:p text:style-name="P39"><text:span text:style-name="T477">VERIFIED </text:span><text:span text:style-name="T435"><text:line-break/></text:span><text:span text:style-name="T472">AMENDED </text:span>PETITION</text:p>
          </table:table-cell>
        </table:table-row>
      </table:table>
      <text:p text:style-name="P3"/>
      <text:p text:style-name="Standard">TO THE SUPREME <text:span text:style-name="T436">COURT</text:span> OF THE STATE OF NEW YORK, COUNTY OF NASSAU:</text:p>
      <text:p text:style-name="P4"><text:span text:style-name="T443">The </text:span><text:span text:style-name="T459">verified </text:span><text:span text:style-name="T478">amended </text:span><text:span text:style-name="T443">p</text:span>etition <text:span text:style-name="T443">of </text:span>FELIX PROCACCI<text:span text:style-name="T443"> respectfully shows to this Court:</text:span> </text:p>
      <text:list xml:id="list199512595" text:style-name="WW8Num1">
        <text:list-item>
          <text:p text:style-name="P50"><text:span text:style-name="T2">Petitioner</text:span><text:span text:style-name="T3">,</text:span><text:span text:style-name="T2"> </text:span><text:span text:style-name="T51">FELIX PROCACCI</text:span><text:span text:style-name="T2"> resides at 1165 Barnes St, Franklin Square, New York 11010, located in the County of Nassau.</text:span></text:p>
        </text:list-item>
        <text:list-item>
          <text:p text:style-name="P50"><text:span text:style-name="T2">Petitioner is appearing </text:span><text:span text:style-name="T11">pro se</text:span><text:span text:style-name="T2"> on th</text:span><text:span text:style-name="T7">e</text:span><text:span text:style-name="T2"> matter presented in this </text:span><text:span text:style-name="T10">A</text:span><text:span text:style-name="T8">mended </text:span><text:span text:style-name="T10">P</text:span><text:span text:style-name="T2">etition and is fully familiar with the facts and circumstances surrounding them.</text:span></text:p>
        </text:list-item>
        <text:list-item>
          <text:p text:style-name="P50"><text:span text:style-name="T12">Respondent</text:span><text:span text:style-name="T13">,</text:span><text:span text:style-name="T12"> </text:span><text:span text:style-name="T345">Town of Hempstead</text:span><text:span text:style-name="T346">, </text:span><text:span text:style-name="T12">hereinafter referred to as “the Town”</text:span><text:span text:style-name="T14">,</text:span><text:span text:style-name="T12"> is a municipal corporation organized and existing under the laws of the State of New York </text:span><text:soft-page-break/><text:span text:style-name="T12">with its principal place of business located at One Washington Street, Hempstead, New York, County of Nassau.</text:span></text:p>
        </text:list-item>
        <text:list-item>
          <text:p text:style-name="P57">This proceeding is brought pursuant to Article 78 of the Civil <text:span text:style-name="T460">Practice</text:span> Law and Rules in the nature of mandamus to compel Respondent to comply with all applicable provisions of New York State<text:span text:style-name="T358">'s</text:span> <text:span text:style-name="T360">Freedom of Information Law</text:span><text:span text:style-name="T361">, </text:span><text:span text:style-name="T360">hereinafter referred to as “FOIL”</text:span><text:span text:style-name="T363">, </text:span><text:span text:style-name="T362">Article 6 </text:span><text:span text:style-name="T366">(</text:span><text:span text:style-name="T365">§§ 84-90</text:span><text:span text:style-name="T366">)</text:span><text:span text:style-name="T415"> </text:span><text:span text:style-name="T362">of New York State Public Officers Law</text:span><text:span text:style-name="T363"> (</text:span><text:span text:style-name="T364">hereinafter "</text:span><text:span text:style-name="T363">PBO</text:span><text:span text:style-name="T364">"</text:span><text:span text:style-name="T363">)</text:span>.</text:p>
        </text:list-item>
        <text:list-item>
          <text:p text:style-name="P58">This Court has jurisdiction under Section 7801 et seq. of the New York Civil <text:span text:style-name="T460">Practice </text:span>Law and Rules ("CPLR").</text:p>
        </text:list-item>
        <text:list-item>
          <text:p text:style-name="P58">Venue is proper in Nassau County pursuant to CPLR §§ 506(b) and <text:span text:style-name="T444">7804(b).</text:span></text:p>
          <text:p text:style-name="P60"/>
          <text:p text:style-name="P74">Overview of Amended Petition</text:p>
        </text:list-item>
        <text:list-item>
          <text:p text:style-name="P60">The Petition on this matter was served upon the Respondent on October 14, 2022 with a return date of December 5, 2022.</text:p>
        </text:list-item>
        <text:list-item>
          <text:p text:style-name="P60">The Petition requested that the Respondent comply with the Freedom of Information Law, hereinafter referred to as FOIL, by providing a legal response for <text:span text:style-name="T500">two (</text:span>2<text:span text:style-name="T500">)</text:span> FOIL requests.</text:p>
        </text:list-item>
        <text:list-item>
          <text:p text:style-name="P62"><text:span text:style-name="T359">At the time this Amended Petition was filed, the Respondent has not replied to the Petition</text:span><text:span text:style-name="T370">.</text:span></text:p>
          <text:p text:style-name="P79">Overview of Amended Petition-continued</text:p>
        </text:list-item>
        <text:list-item>
          <text:p text:style-name="P62"><text:span text:style-name="T371">Since</text:span><text:span text:style-name="T372"> </text:span><text:span text:style-name="T373">the Respondent has has not issued a reply,</text:span><text:span text:style-name="T372"> this Amended </text:span><text:span text:style-name="T376">Petition</text:span><text:span text:style-name="T372"> is proper according to NY CPLR R3025 which states in pertinent part:</text:span></text:p>
          <text:p text:style-name="P59"><text:span text:style-name="T152">Rule</text:span><text:span text:style-name="T153"> </text:span><text:span text:style-name="T152">3025. Amended and supplemental pleadings. (a)</text:span><text:span text:style-name="T153"> </text:span><text:span text:style-name="T152">Amendments without</text:span><text:span text:style-name="T153"> </text:span><text:span text:style-name="T152">leave. A party may amend his pleading once without leave of court within</text:span><text:span text:style-name="T153"> </text:span><text:span text:style-name="T152">twenty days after its service,</text:span><text:span text:style-name="T156"> </text:span><text:span text:style-name="T157">or at any</text:span><text:span text:style-name="T158"> </text:span><text:span text:style-name="T157">time before</text:span><text:span text:style-name="T158"> </text:span><text:span text:style-name="T157">the period for</text:span><text:span text:style-name="T158"> </text:span><text:span text:style-name="T157">responding</text:span><text:span text:style-name="T158"> </text:span><text:span text:style-name="T157">to</text:span><text:span text:style-name="T158"> </text:span><text:span text:style-name="T157">it</text:span><text:span text:style-name="T158"> </text:span><text:span text:style-name="T157">expires, or</text:span><text:span text:style-name="T158"> </text:span><text:span text:style-name="T157">within</text:span><text:span text:style-name="T158"> </text:span><text:span text:style-name="T157">twenty days after s</text:span><text:span text:style-name="T154">ervice of a</text:span><text:span text:style-name="T155"> </text:span><text:span text:style-name="T154">pleading responding to it.</text:span></text:p>
        </text:list-item>
        <text:list-item>
          <text:p text:style-name="P61"><text:span text:style-name="T375">This</text:span><text:span text:style-name="T359"> Amended Petition </text:span><text:span text:style-name="T374">asks the court to require the Respondent to comply with </text:span><text:span text:style-name="T375">the Freedom of Information Law for FOIL request #2022105832</text:span><text:span text:style-name="T374"> </text:span><text:span text:style-name="T375">in addition to the two FOIL requests mentioned in the Petition, #202107362 and #2022103760.</text:span></text:p>
          <text:p text:style-name="P81"/>
        </text:list-item>
      </text:list>
      <text:p text:style-name="P9"/>
      <text:p text:style-name="P49"/>
      <text:p text:style-name="P10"><text:span text:style-name="T352">NYS</text:span><text:span text:style-name="T353"> </text:span><text:span text:style-name="T354">Freedom of Information Law</text:span><text:line-break/><text:line-break/><text:span text:style-name="T445">Enforcement</text:span></text:p>
      <text:p text:style-name="P11"><text:s/></text:p>
      <text:list xml:id="list172540095379106" text:continue-numbering="true" text:style-name="WW8Num1">
        <text:list-item>
          <text:p text:style-name="P63"><text:span text:style-name="T501">T</text:span><text:span text:style-name="T502">he State Legislature has not granted any</text:span><text:span text:style-name="T503"> government agency </text:span><text:span text:style-name="T502">investigatory or enforcement authority over</text:span><text:span text:style-name="T503"> </text:span><text:span text:style-name="T501">any provision of </text:span><text:span text:style-name="T503">the Freedom of Information Law</text:span><text:span text:style-name="T502">. <text:s/></text:span><text:span text:style-name="T440">Enforcement of this Law is solely through the initiation of a Civil Practice Law and Rules Article 78 proceeding in </text:span><text:span text:style-name="T441">the</text:span><text:span text:style-name="T440"> </text:span><text:span text:style-name="T441">s</text:span><text:span text:style-name="T440">tate </text:span><text:span text:style-name="T442">S</text:span><text:span text:style-name="T440">upreme </text:span><text:span text:style-name="T442">C</text:span><text:span text:style-name="T440">ourt.</text:span></text:p>
          <text:p text:style-name="P64"><text:span text:style-name="T428"><text:line-break/>Legislative Declaration</text:span><text:span text:style-name="T429">, PBO §84</text:span><text:span text:style-name="T428"><text:line-break/></text:span></text:p>
        </text:list-item>
        <text:list-item>
          <text:p text:style-name="P99"><text:span text:style-name="T33">The purpose of the </text:span><text:span text:style-name="T36">Freedom of Information Law</text:span><text:span text:style-name="T33"> </text:span><text:span text:style-name="T37">a</text:span><text:span text:style-name="T35">s</text:span><text:span text:style-name="T34"> stated in its Legislative Declaration PBO §84</text:span><text:span text:style-name="T38"> </text:span><text:span text:style-name="T34">shown below (emphasis added)</text:span><text:span text:style-name="T38">,</text:span><text:span text:style-name="T37"> is to </text:span><text:span text:style-name="T38">make</text:span><text:span text:style-name="T37"> government accountable to the public.</text:span></text:p>
          <text:p text:style-name="P111"><text:span text:style-name="T34">The legislature hereby finds that a free society is maintained when government is responsive and responsible to the public, and when the public is aware of governmental actions. </text:span><text:span text:style-name="T39">The more open a government is with its citizenry, the greater the understanding and participation of the public in government. </text:span><text:span text:style-name="T34"><text:line-break/><text:line-break/>As state and local government services increase and public problems become more sophisticated and complex and therefore harder to solve, and with the resultant increase in revenues and expenditures, </text:span><text:span text:style-name="T39">it is incumbent upon the state and its localities to extend public accountability wherever and whenever feasible</text:span><text:span text:style-name="T34">. <text:line-break/><text:line-break/>The people's right to know the process of governmental decision-making and to review the documents and statistics leading to determinations is basic to our society. Access to such information should not be thwarted by shrouding it with the cloak of secrecy or confidentiality. </text:span><text:span text:style-name="T39">The legislature therefore declares that government is the public's business and that the public, individually and collectively and represented by a free press, should have access to the records of government in accordance with the provisions of this article.</text:span><text:span text:style-name="T34"> </text:span></text:p>
          <text:p text:style-name="P65"/>
          <text:p text:style-name="P75"><text:span text:style-name="T352">NYS</text:span><text:span text:style-name="T353"> </text:span><text:span text:style-name="T354">Freedom of Information Law</text:span><text:span text:style-name="T352">-CONTINUED</text:span></text:p>
          <text:p text:style-name="P53"><text:span text:style-name="T15"><text:line-break/>T</text:span><text:span text:style-name="T16">imeline for Processing FOIL Request</text:span><text:span text:style-name="T18">, PBO </text:span><text:span text:style-name="T70">§89</text:span><text:span text:style-name="T71">(</text:span><text:span text:style-name="T70">3</text:span><text:span text:style-name="T71">)</text:span><text:span text:style-name="T72">(a)</text:span><text:span text:style-name="T16"><text:line-break/></text:span></text:p>
        </text:list-item>
        <text:list-item>
          <text:p text:style-name="P51"><text:span text:style-name="T66">PBO</text:span><text:span text:style-name="T63"> </text:span><text:span text:style-name="T53">§89</text:span><text:span text:style-name="T54">(</text:span><text:span text:style-name="T53">3</text:span><text:span text:style-name="T54">)</text:span><text:span text:style-name="T56">(a)</text:span><text:span text:style-name="T64">,</text:span><text:span text:style-name="T63"> in pertinent part</text:span><text:span text:style-name="T65"> says</text:span><text:span text:style-name="T63">: </text:span><text:span text:style-name="T83">"</text:span><text:span text:style-name="T87">If an agency determines to grant a request </text:span><text:span text:style-name="T91">in whole or in part</text:span><text:span text:style-name="T87">, and if circumstances prevent disclosure to the person requesting the record or records within twenty business days from the date of the acknowledgment of the receipt of the request, the agency shall state, in writing, both the reason for the inability to grant the request within twenty business days </text:span><text:span text:style-name="T91">and a date certain within a reasonable period</text:span><text:span text:style-name="T87">, depending on the circumstances, when the request will be granted in whole or in part."</text:span></text:p>
          <text:p text:style-name="P53"><text:span text:style-name="T19"><text:line-break/></text:span><text:span text:style-name="T17">Implicit Denial of</text:span><text:span text:style-name="T16"> </text:span><text:span text:style-name="T17">a </text:span><text:span text:style-name="T16">FOIL Request</text:span><text:span text:style-name="T20"><text:line-break/></text:span></text:p>
        </text:list-item>
        <text:list-item>
          <text:p text:style-name="P100"><text:span text:style-name="T96">In this matter, Petitioner refers to an implicit denial when </text:span><text:span text:style-name="T97">the </text:span><text:span text:style-name="T96">Respondent fail</text:span><text:span text:style-name="T99">ed</text:span><text:span text:style-name="T96"> to </text:span><text:span text:style-name="T98">respond to a FOIL request in accordance with PBO §89(3)</text:span><text:span text:style-name="T102">.</text:span></text:p>
          <text:p text:style-name="P55"><text:span text:style-name="T79"><text:line-break/>Appeal of</text:span><text:span text:style-name="T78"> </text:span><text:span text:style-name="T77">a </text:span><text:span text:style-name="T78">FOIL </text:span><text:span text:style-name="T81">Denial</text:span><text:span text:style-name="T80">, PBO </text:span><text:span text:style-name="T82">§89</text:span><text:span text:style-name="T77">(</text:span><text:span text:style-name="T80">4</text:span><text:span text:style-name="T77">)</text:span><text:span text:style-name="T80">(a)</text:span></text:p>
        </text:list-item>
        <text:list-item>
          <text:p text:style-name="P112"><text:span text:style-name="T75">PBO §89(4)(a)</text:span><text:span text:style-name="T76"> in pertinent part says</text:span><text:span text:style-name="T75">: </text:span><text:span text:style-name="T88">"</text:span><text:span text:style-name="T90">... a</text:span><text:span text:style-name="T89">ny person denied access to a record may within thirty days appeal in writing such denial to the head, chief executive or governing body of the entity, or the person therefor designated by such head, chief executive, or governing body, who shall within ten business days of the receipt of such appeal </text:span><text:span text:style-name="T92">fully explain in writing</text:span><text:span text:style-name="T89"> to the person requesting the record </text:span><text:span text:style-name="T92">the reasons for further denial</text:span><text:span text:style-name="T89">, or provide access to the record sought</text:span><text:span text:style-name="T88">"</text:span><text:span text:style-name="T89">.</text:span><text:span text:style-name="T73"> </text:span><text:span text:style-name="T74"><text:s text:c="3"/></text:span></text:p>
          <text:p text:style-name="P113"/>
          <text:p text:style-name="P114"><text:span text:style-name="T349">NYS</text:span><text:span text:style-name="T348"> </text:span><text:span text:style-name="T347">Freedom of Information Law</text:span><text:span text:style-name="T349">-CONTINUED</text:span><text:span text:style-name="T350"><text:line-break/></text:span><text:span text:style-name="T103"><text:line-break/>Agency </text:span><text:span text:style-name="T106">is </text:span><text:span text:style-name="T103">Required to Send FOIL </text:span><text:span text:style-name="T104">Appeal</text:span><text:span text:style-name="T103">s to the <text:line-break/>Committee on Open Government</text:span><text:span text:style-name="T105">, PBO </text:span><text:span text:style-name="T107">§89</text:span><text:span text:style-name="T108">(</text:span><text:span text:style-name="T105">4</text:span><text:span text:style-name="T108">)</text:span><text:span text:style-name="T105">(a)<text:line-break/></text:span></text:p>
        </text:list-item>
        <text:list-item>
          <text:p text:style-name="P101"><text:span text:style-name="T59">PBO §89(4)(a)</text:span><text:span text:style-name="T60"> </text:span><text:span text:style-name="T61">in pertinent part says</text:span><text:span text:style-name="T59">: </text:span><text:span text:style-name="T84">"</text:span><text:span text:style-name="T86">...e</text:span><text:span text:style-name="T85">ach agency shall immediately forward to the committee on open government a copy of such appeal when received by the agency and the ensuing determination thereon</text:span><text:span text:style-name="T84">"</text:span><text:span text:style-name="T55">.</text:span><text:span text:style-name="T57"> </text:span></text:p>
        </text:list-item>
        <text:list-item>
          <text:p text:style-name="P101"><text:span text:style-name="T100">The structure and mission of the Committee on Open Government</text:span><text:span text:style-name="T101"> (hereinafter "COOG")</text:span><text:span text:style-name="T100"> is defined in PBO §89(1) and §89(2)</text:span><text:span text:style-name="T101">. <text:s/>These provisions do not provide the COOG any enforcement authority.</text:span></text:p>
          <text:p text:style-name="P76"><text:span text:style-name="T150"><text:line-break/>Willful Concealment of Records is a Violation, PBO </text:span><text:span text:style-name="T151">§89</text:span><text:span text:style-name="T150">(8)</text:span></text:p>
        </text:list-item>
        <text:list-item>
          <text:p text:style-name="P102"><text:span text:style-name="T93">PBO </text:span><text:span text:style-name="T94">§89</text:span><text:span text:style-name="T93">(8)</text:span><text:span text:style-name="T95">:</text:span><text:span text:style-name="T109"> </text:span><text:span text:style-name="T113">"</text:span><text:span text:style-name="T114">Any person who, with intent to prevent the public inspection of a record pursuant to this article, willfully conceals or destroys any such record shall be guilty of a violation.</text:span><text:span text:style-name="T113">"</text:span></text:p>
          <text:p text:style-name="P115"><text:span text:style-name="T111"><text:line-break/>N</text:span><text:span text:style-name="T110">EW YORK STATE PENAL </text:span><text:span text:style-name="T112">CODE<text:line-break/></text:span><text:span text:style-name="T351">Violation</text:span><text:span text:style-name="T112"><text:line-break/></text:span></text:p>
        </text:list-item>
        <text:list-item>
          <text:p text:style-name="P52"><text:span text:style-name="T58">According to Article 10 of New York State's penal code</text:span><text:span text:style-name="T62">,</text:span><text:span text:style-name="T58"> a violation is </text:span><text:span text:style-name="T163">an offense, other than a "traffic infraction,"</text:span><text:span text:style-name="T164"> </text:span><text:span text:style-name="T163">for which a sentence to a term of imprisonment in excess of fifteen days</text:span><text:span text:style-name="T164"> </text:span><text:span text:style-name="T163">cannot be imposed</text:span><text:span text:style-name="T164">.</text:span></text:p>
          <text:p text:style-name="P116"><text:line-break/></text:p>
          <text:p text:style-name="P54"><text:span text:style-name="T67">N</text:span><text:span text:style-name="T68">EW YORK STATE PENAL </text:span><text:span text:style-name="T69">LAW<text:line-break/> O</text:span><text:span text:style-name="T167">bstructing </text:span><text:span text:style-name="T168">G</text:span><text:span text:style-name="T167">overnmental </text:span><text:span text:style-name="T168">A</text:span><text:span text:style-name="T167">dministration</text:span><text:span text:style-name="T168"> </text:span><text:span text:style-name="T169">§195.05</text:span><text:span text:style-name="T167"><text:line-break/></text:span></text:p>
        </text:list-item>
        <text:list-item>
          <text:p text:style-name="P56"><text:span text:style-name="T283">According to Article 195 of New York State's penal code</text:span><text:span text:style-name="T285"> </text:span><text:span text:style-name="T286">§195.05</text:span><text:span text:style-name="T283">, </text:span><text:span text:style-name="T284">a</text:span><text:span text:style-name="T287"> person is guilty of obstructing governmental administration when he </text:span><text:span text:style-name="T115">intentionally obstructs, impairs or perverts the administration of law</text:span><text:span text:style-name="T116"> </text:span><text:span text:style-name="T115">or other governmental function or prevents or attempts to prevent a</text:span><text:span text:style-name="T116"> </text:span><text:span text:style-name="T115">public servant from performing an official function, by means of</text:span><text:span text:style-name="T116"> </text:span><text:span text:style-name="T115">intimidation, physical force or interference, or by means of any</text:span><text:span text:style-name="T116"> </text:span><text:span text:style-name="T115">independently unlawful act, or by means of interfering, whether or not</text:span><text:span text:style-name="T116"> </text:span><text:span text:style-name="T115">physical force is involved, with radio, telephone, television or other</text:span><text:span text:style-name="T116"> </text:span><text:span text:style-name="T115">telecommunications systems owned or operated by the state, or a county,</text:span><text:span text:style-name="T116"> </text:span><text:span text:style-name="T115">city, town, village, fire district or emergency medical service or by</text:span><text:span text:style-name="T116"> </text:span><text:span text:style-name="T115">means of releasing a dangerous animal under circumstances evincing the</text:span><text:span text:style-name="T116"> </text:span><text:span text:style-name="T115">actor's intent that the animal obstruct governmental administration.</text:span><text:span text:style-name="T116"> </text:span><text:span text:style-name="T52"><text:s text:c="2"/></text:span><text:span text:style-name="T117">Obstructing governmental administration is a class A misdemeanor.</text:span></text:p>
          <text:p text:style-name="P77"><text:line-break/><text:span text:style-name="T453">Overview</text:span> of the Proceeding</text:p>
        </text:list-item>
        <text:list-item>
          <text:p text:style-name="P82"><text:span text:style-name="T452">Court intervention is sought in this matter </text:span><text:span text:style-name="T454">for the following purposes:</text:span></text:p>
          <text:p text:style-name="P83"><text:span text:style-name="T452"><text:tab/></text:span><text:span text:style-name="T454">(</text:span><text:span text:style-name="T452">a</text:span><text:span text:style-name="T454">)</text:span> <text:span text:style-name="T452"><text:s/></text:span><text:span text:style-name="T461">to order</text:span><text:span text:style-name="T433"> the</text:span> Respondent to<text:span text:style-name="T446"> p</text:span><text:span text:style-name="T378">rovide the records</text:span><text:span text:style-name="T379"> requested</text:span><text:span text:style-name="T378"> </text:span><text:span text:style-name="T381">for</text:span><text:span text:style-name="T400"> </text:span><text:span text:style-name="T412">three</text:span><text:span text:style-name="T380"> </text:span><text:span text:style-name="T377">FOIL requests </text:span><text:span text:style-name="T384">referred to by numbers #202107362</text:span><text:span text:style-name="T412">, </text:span><text:span text:style-name="T384"><text:s/></text:span><text:span text:style-name="T399">#</text:span><text:span text:style-name="T337">2022</text:span><text:span text:style-name="T342">1</text:span><text:span text:style-name="T337">03</text:span><text:span text:style-name="T338">7</text:span><text:span text:style-name="T337">60</text:span><text:span text:style-name="T343">, and #2022105832.</text:span></text:p>
          <text:p text:style-name="P84"><text:span text:style-name="T339"><text:tab/></text:span><text:span text:style-name="T251">(</text:span><text:span text:style-name="T252">b</text:span><text:span text:style-name="T251">)</text:span><text:span text:style-name="T250"> <text:s/></text:span><text:span text:style-name="T256">to order</text:span><text:span text:style-name="T250"> </text:span><text:span text:style-name="T243">the Respondent </text:span><text:span text:style-name="T250">to </text:span><text:span text:style-name="T244">s</text:span><text:span text:style-name="T245">ubmit the</text:span><text:span text:style-name="T243"> FOIL appeals and their associated determinations for FOIL numbers </text:span><text:span text:style-name="T244">#202107362</text:span><text:span text:style-name="T262">, </text:span><text:span text:style-name="T247">#</text:span><text:span text:style-name="T248">2022</text:span><text:span text:style-name="T260">1</text:span><text:span text:style-name="T248">03</text:span><text:span text:style-name="T249">7</text:span><text:span text:style-name="T248">60</text:span><text:span text:style-name="T262">, and </text:span><text:span text:style-name="T316">#2022105832</text:span><text:span text:style-name="T243"> to the </text:span><text:span text:style-name="T261">Committee on Open Government (hereinafter "</text:span><text:span text:style-name="T245">COOG</text:span><text:span text:style-name="T261">")</text:span><text:span text:style-name="T245"> in accordance with </text:span><text:span text:style-name="T246">PBO </text:span><text:span text:style-name="T245">§89(4)(a)</text:span><text:span text:style-name="T243">.</text:span></text:p>
          <text:list>
            <text:list-item>
              <text:list>
                <text:list-header>
                  <text:p text:style-name="P85"><text:soft-page-break/><text:span text:style-name="T252"><text:s text:c="7"/></text:span><text:span text:style-name="T340">(</text:span><text:span text:style-name="T341">c</text:span><text:span text:style-name="T340">)</text:span><text:span text:style-name="T339"> <text:s/></text:span><text:span text:style-name="T340">a</text:span><text:span text:style-name="T403"> </text:span><text:span text:style-name="T382">rul</text:span><text:span text:style-name="T401">ing</text:span><text:span text:style-name="T402"> </text:span><text:span text:style-name="T404">that</text:span><text:span text:style-name="T402"> </text:span><text:span text:style-name="T382">the Respondent </text:span><text:span text:style-name="T383">committed a violation</text:span><text:span text:style-name="T402">,</text:span><text:span text:style-name="T383"> as defined by </text:span><text:span text:style-name="T398">PBO </text:span><text:span text:style-name="T383">§89(8)</text:span><text:span text:style-name="T402">,</text:span><text:span text:style-name="T383"> by </text:span><text:span text:style-name="T382">intentionally conceal</text:span><text:span text:style-name="T385">ing</text:span><text:span text:style-name="T382"> records </text:span><text:span text:style-name="T392">associated with</text:span><text:span text:style-name="T382"> FOIL #202107362</text:span><text:span text:style-name="T323"> </text:span><text:span text:style-name="T262">and </text:span><text:span text:style-name="T316">#2022105832</text:span><text:span text:style-name="T323">.</text:span></text:p>
                  <text:p text:style-name="P86"><text:span text:style-name="T252"><text:s/><text:tab/></text:span><text:span text:style-name="T251">(</text:span><text:span text:style-name="T252">d</text:span><text:span text:style-name="T251">)</text:span><text:span text:style-name="T253"> <text:s/></text:span><text:span text:style-name="T256">for</text:span><text:span text:style-name="T254"> the Court to review the records being withheld from the Petitioner regarding FOIL </text:span><text:span text:style-name="T315">#</text:span><text:span text:style-name="T242"> </text:span><text:span text:style-name="T248">2022</text:span><text:span text:style-name="T260">1</text:span><text:span text:style-name="T248">03</text:span><text:span text:style-name="T249">7</text:span><text:span text:style-name="T248">60</text:span><text:span text:style-name="T254"> </text:span><text:span text:style-name="T255">to determine which records</text:span><text:span text:style-name="T264"> or portions of said records</text:span><text:span text:style-name="T263">,</text:span><text:span text:style-name="T257"> if any,</text:span><text:span text:style-name="T255"> can legitimately be provided to the Petitioner</text:span><text:span text:style-name="T256">.</text:span></text:p>
                  <text:p text:style-name="P87"><text:span text:style-name="T267"><text:s/><text:tab/></text:span><text:span text:style-name="T251">(</text:span><text:span text:style-name="T265">e</text:span><text:span text:style-name="T251">)</text:span><text:span text:style-name="T253"> <text:s/></text:span><text:span text:style-name="T265">a</text:span><text:span text:style-name="T268">n order</text:span><text:span text:style-name="T265"> that the Respondent </text:span><text:span text:style-name="T268">provide a legal response </text:span><text:span text:style-name="T265">to Petitioner's appeal</text:span><text:span text:style-name="T266">s</text:span><text:span text:style-name="T265"> for FOILs <text:s/></text:span><text:span text:style-name="T318">#202107362</text:span><text:span text:style-name="T319">, </text:span><text:span text:style-name="T247">#</text:span><text:span text:style-name="T248">2022</text:span><text:span text:style-name="T260">1</text:span><text:span text:style-name="T248">03</text:span><text:span text:style-name="T249">7</text:span><text:span text:style-name="T248">60</text:span><text:span text:style-name="T262"> and </text:span><text:span text:style-name="T316">#2022105832</text:span><text:span text:style-name="T317">.<text:line-break/></text:span></text:p>
                </text:list-header>
              </text:list>
            </text:list-item>
          </text:list>
          <text:p text:style-name="P95"><text:span text:style-name="T417">FOIL #</text:span><text:span text:style-name="T419">202107362</text:span><text:span text:style-name="T417">, <text:s/>Request for All TV Advertising Records in 2020</text:span></text:p>
        </text:list-item>
        <text:list-item>
          <text:p text:style-name="P88"><text:span text:style-name="T386">On August 16, 2021, Petitioner made a FOIL request for all records pertaining to the Town's Television Advertising in 2020.</text:span><text:span text:style-name="T387"> <text:s/>FOIL request is attached hereto as Exhibit </text:span><text:span text:style-name="T392">A</text:span><text:span text:style-name="T387">.</text:span><text:span text:style-name="T390"> <text:s/>Petitioner </text:span><text:span text:style-name="T405">also </text:span><text:span text:style-name="T390">provide</text:span><text:span text:style-name="T398">s</text:span><text:span text:style-name="T390"> a sworn affidavit</text:span><text:span text:style-name="T392"> attached hereto as Exhibit B</text:span><text:span text:style-name="T390"> attesting to the fact that he viewed TV commercials produced by the Town in 2020.</text:span></text:p>
        </text:list-item>
        <text:list-item>
          <text:p text:style-name="P89"><text:span text:style-name="T386">On September 20, 2021</text:span><text:span text:style-name="T393"> (over 20 business days later)</text:span><text:span text:style-name="T386">, Petitioner appealed the implicit denial of FOIL #202107362 to the Town's FOIL appeals officer Donald Derham (hereinafter "Mr. Derham").</text:span><text:span text:style-name="T387"> <text:s/>Petitioner's September 20, 2021 FOIL appeal is attached hereto as Exhibit </text:span><text:span text:style-name="T393">C</text:span><text:span text:style-name="T387">.</text:span></text:p>
        </text:list-item>
        <text:list-item>
          <text:p text:style-name="P90"><text:span text:style-name="T386">On September 20, 2021, Petitioner received an email from the Town's FOIL Officer Marie Jerome (hereinafter "Ms. Jerome") saying that the Town will provide these records by November 2, 2021</text:span><text:span text:style-name="T394">. <text:s/>Said email is attached hereto as Exhibit D.</text:span></text:p>
        </text:list-item>
        <text:list-item>
          <text:p text:style-name="P90"><text:soft-page-break/><text:span text:style-name="T387">On December 13, 2021, Petitioner again sent a FOIL appeal to Mr. Derham. <text:s/>Petitioner's December 13, 2021 FOIL appeal</text:span><text:span text:style-name="T388"> (the second appeal)</text:span><text:span text:style-name="T387"> is attached hereto as Exhibit </text:span><text:span text:style-name="T394">E</text:span><text:span text:style-name="T387">.</text:span></text:p>
        </text:list-item>
        <text:list-item>
          <text:p text:style-name="P90"><text:span text:style-name="T387">On January 20, 2022, Petitioner received a response from Ms. Jerome indicating there were no records responsive </text:span><text:span text:style-name="T413">to </text:span><text:span text:style-name="T387">FOIL #202107362.</text:span><text:span text:style-name="T388"> <text:s/></text:span><text:span text:style-name="T409">The </text:span><text:span text:style-name="T395">Town</text:span><text:span text:style-name="T388">'s January 20, 2021 </text:span><text:span text:style-name="T395">response</text:span><text:span text:style-name="T388"> is attached hereto as Exhibit </text:span><text:span text:style-name="T395">F</text:span><text:span text:style-name="T388">.</text:span></text:p>
        </text:list-item>
        <text:list-item>
          <text:p text:style-name="P91"><text:span text:style-name="T387">On January 21, 2022, Petitioner appealed the</text:span><text:span text:style-name="T388"> January 20, 2022 denial</text:span><text:span text:style-name="T405"> to Mr. Derham.</text:span><text:span text:style-name="T388"> <text:s/>Petitioner's </text:span><text:span text:style-name="T387">January 21, 2022 </text:span><text:span text:style-name="T404">FOIL </text:span><text:span text:style-name="T388">appeal (the third appeal) is attached hereto as Exhibit </text:span><text:span text:style-name="T395">G</text:span><text:span text:style-name="T388">.</text:span></text:p>
        </text:list-item>
        <text:list-item>
          <text:p text:style-name="P92"><text:span text:style-name="T388">On March 2, 2022, Mr. Derham responded to </text:span><text:span text:style-name="T391">Petitioner's</text:span><text:span text:style-name="T388"> FOIL appeal indicating </text:span><text:span text:style-name="T416">records do exist</text:span><text:span text:style-name="T388"> for Television advertising in 2020. <text:s/></text:span><text:span text:style-name="T410"><text:line-break/>Mr. Derham writes: </text:span><text:span text:style-name="T411"><text:s/></text:span><text:span text:style-name="T424">"If you want responsive documents about the Town's television expenses, please let me know"</text:span><text:span text:style-name="T410">.<text:line-break/></text:span><text:span text:style-name="T406">A copy of Mr. Derham's</text:span><text:span text:style-name="T388"> March 2, 2022 email is attached hereto as Exhibit </text:span><text:span text:style-name="T396">H</text:span><text:span text:style-name="T388">.</text:span></text:p>
        </text:list-item>
        <text:list-item>
          <text:p text:style-name="P93"><text:span text:style-name="T388">On March 2, 2022, Petitioner responded to Mr. Derham with an email saying he wanted the records responsive to the Town's television expenses in 2020. <text:s/></text:span><text:span text:style-name="T407">A copy of </text:span><text:span text:style-name="T388">Petitioner's March 2, 2022 email is attached hereto as Exhibit </text:span><text:span text:style-name="T397">I</text:span><text:span text:style-name="T388">.</text:span></text:p>
        </text:list-item>
        <text:list-item>
          <text:p text:style-name="P103"><text:span text:style-name="T269">In an email dated December 7, 2022, Mr. Derham indicated that the Town will provide the responsive documents for FOIL </text:span><text:span text:style-name="T131">#202107362</text:span><text:span text:style-name="T321">, writing, in pertinent part</text:span><text:span text:style-name="T322">, </text:span><text:span text:style-name="T325">"</text:span><text:span text:style-name="T190">The Town will provide you with responsive documents for the Covid television advertising part of your petition</text:span><text:span text:style-name="T292">"</text:span><text:span text:style-name="T290">.</text:span><text:span text:style-name="T291"> <text:s/></text:span></text:p>
        </text:list-item>
        <text:list-item>
          <text:p text:style-name="P104"><text:soft-page-break/><text:span text:style-name="T302">It is important to note</text:span><text:span text:style-name="T298"> that the documents requested i</text:span><text:span text:style-name="T299">n </text:span><text:span text:style-name="T175">FOIL </text:span><text:span text:style-name="T131">#202107362</text:span><text:span text:style-name="T137"> is</text:span><text:span text:style-name="T298"> for </text:span><text:span text:style-name="T296">"</text:span><text:span text:style-name="T297">all </text:span><text:span text:style-name="T296">records pertaining to </text:span><text:span text:style-name="T297">ALL</text:span><text:span text:style-name="T296"> T</text:span><text:span text:style-name="T297">elevision</text:span><text:span text:style-name="T296"> advertising</text:span><text:span text:style-name="T297"> by the Town of Hempstead that aired in 2020" </text:span><text:span text:style-name="T300">(see Exhibit A) not just "Covid television advertising" as Mr. Derham </text:span><text:span text:style-name="T301">wrote</text:span><text:span text:style-name="T300"> in said December 7, 2022 email.</text:span></text:p>
        </text:list-item>
        <text:list-item>
          <text:p text:style-name="P105"><text:span text:style-name="T131">As of the date this matter was filed with the Court</text:span><text:span text:style-name="T138"> </text:span><text:span text:style-name="T148">(over a year later)</text:span><text:span text:style-name="T131">, the Town has not provided the records for FOIL #202107362</text:span><text:span text:style-name="T139">. <text:s/>According to Mr. Derham's email provided in Exhibit H,</text:span><text:span text:style-name="T149"> these records do exist</text:span><text:span text:style-name="T139">.</text:span></text:p>
        </text:list-item>
        <text:list-item>
          <text:p text:style-name="P106"><text:span text:style-name="T140">Petitioner </text:span><text:span text:style-name="T141">asks </text:span><text:span text:style-name="T140">the Court </text:span><text:span text:style-name="T141">to </text:span><text:span text:style-name="T140">order the Respondent to provide </text:span><text:span text:style-name="T141">all records responsive to FOIL </text:span><text:span text:style-name="T142"><text:s/></text:span><text:span text:style-name="T141">request</text:span><text:span text:style-name="T146"> </text:span><text:span text:style-name="T131">#202107362</text:span><text:span text:style-name="T141"> and to </text:span><text:span text:style-name="T182">provide a detailed reason</text:span><text:span text:style-name="T183"> for the denial or portion of each record being denied as </text:span><text:span text:style-name="T182">required by </text:span><text:span text:style-name="T184">PBO </text:span><text:span text:style-name="T182">§89(4)(a).</text:span></text:p>
        </text:list-item>
        <text:list-item>
          <text:p text:style-name="P86"><text:span text:style-name="T408">The evidence provided in this Petition shows</text:span><text:span text:style-name="T389"> the Town </text:span><text:span text:style-name="T414">has and continues to </text:span><text:span text:style-name="T258">willfully conceal</text:span><text:span text:style-name="T259"> the records pertaining to FOIL #202107362 and is guilty of a violation in accordance with</text:span><text:span text:style-name="T258"> PBO §89(8)</text:span><text:span text:style-name="T259">.</text:span><text:span text:style-name="T381"><text:line-break/></text:span></text:p>
          <text:p text:style-name="P96"><text:span text:style-name="T417">FOIL </text:span><text:span text:style-name="T418"><text:s/></text:span><text:span text:style-name="T417">#</text:span><text:span text:style-name="T419">202</text:span><text:span text:style-name="T420">2</text:span><text:span text:style-name="T421">10</text:span><text:span text:style-name="T420">3760</text:span><text:span text:style-name="T422">:</text:span><text:span text:style-name="T417"> <text:s/></text:span><text:span text:style-name="T420">Evidence Gathered for Ethics Complaint<text:line-break/></text:span><text:span text:style-name="T423">Background</text:span><text:span text:style-name="T420"><text:line-break/></text:span></text:p>
        </text:list-item>
        <text:list-item>
          <text:p text:style-name="P66"><text:span text:style-name="T359">On October 18, 2021, Petitioner filed an ethics complaint against a Town employee. <text:s/></text:span><text:span text:style-name="T369">Said e</text:span><text:span text:style-name="T359">thics complaint</text:span><text:span text:style-name="T367"> is attached hereto as Exhibit </text:span><text:span text:style-name="T368">J</text:span><text:span text:style-name="T367">.</text:span></text:p>
        </text:list-item>
        <text:list-item>
          <text:p text:style-name="P67"><text:span text:style-name="T200">O</text:span><text:span text:style-name="T201">n May 18, 2022, Petitioner received a formal response from the Town's Ethics board regarding said Ethics complaint. </text:span><text:span text:style-name="T202"><text:s text:c="2"/>This letter is attached hereto as Exhibit </text:span><text:span text:style-name="T203">K</text:span><text:span text:style-name="T202">.</text:span><text:span text:style-name="T201"> <text:line-break/></text:span><text:span text:style-name="T275">NOTE: The letter is dated March 3, 2022, but Petitioner did not receive it until </text:span><text:soft-page-break/><text:span text:style-name="T275">May</text:span><text:span text:style-name="T276"> </text:span><text:span text:style-name="T275">18, 2022.</text:span><text:span text:style-name="T201"> <text:s/>Evidence showing that </text:span><text:span text:style-name="T202">the </text:span><text:span text:style-name="T201">email </text:span><text:span text:style-name="T202">containing the response </text:span><text:span text:style-name="T201">was sent on May 18, 2022 is attached hereto as Exhibit </text:span><text:span text:style-name="T203">L</text:span><text:span text:style-name="T201">.</text:span></text:p>
          <text:p text:style-name="P80"/>
          <text:p text:style-name="P78"><text:span text:style-name="T204">F</text:span><text:span text:style-name="T191">OIL #</text:span><text:span text:style-name="T304">202</text:span><text:span text:style-name="T305">2</text:span><text:span text:style-name="T306">10</text:span><text:span text:style-name="T305">3760</text:span></text:p>
        </text:list-item>
        <text:list-item>
          <text:p text:style-name="P107"><text:span text:style-name="T176">O</text:span><text:span text:style-name="T177">n May 23, 2022, Petitioner submitted a FOIL request for </text:span><text:span text:style-name="T178">all</text:span><text:span text:style-name="T177"> records </text:span><text:span text:style-name="T178">gathered by the Ethics Board during its investigation specifically asking for all information</text:span><text:span text:style-name="T177"> referenced in the Ethics Board reply </text:span><text:span text:style-name="T179">dated</text:span><text:span text:style-name="T177"> March 3, 2022.</text:span><text:span text:style-name="T178"> <text:s/>This FOIL request was assigned <text:s/>#</text:span><text:span text:style-name="T130">202</text:span><text:span text:style-name="T131">2</text:span><text:span text:style-name="T132">10</text:span><text:span text:style-name="T131">3760</text:span><text:span text:style-name="T133"> by the Town. <text:s/>This FOIL request is attached hereto as Exhibit </text:span><text:span text:style-name="T134">M</text:span><text:span text:style-name="T135">.</text:span></text:p>
        </text:list-item>
        <text:list-item>
          <text:p text:style-name="P107"><text:span text:style-name="T185">On June 22, 2022, Petitioner received a response from Ms. Jerome indicating there were no records regarding </text:span><text:span text:style-name="T186">the specific information requested (items 1 through 9 as shown in Exhibit </text:span><text:span text:style-name="T187">M</text:span><text:span text:style-name="T186">) and that they are </text:span><text:span text:style-name="T189">"following up on item 10" </text:span><text:span text:style-name="T186">which was a request for all other information not in items 1 through 9.</text:span><text:span text:style-name="T188"> <text:s/>Ms. Jerome's response is attached hereto as Exhibit </text:span><text:span text:style-name="T187">N</text:span><text:span text:style-name="T174">.</text:span></text:p>
        </text:list-item>
        <text:list-item>
          <text:p text:style-name="P68"><text:span text:style-name="T191">On July </text:span><text:span text:style-name="T199">5</text:span><text:span text:style-name="T191">, 2022 Petitioner appealed the </text:span><text:span text:style-name="T198">implicit </text:span><text:span text:style-name="T199">FOIL denial to Mr. Derham. <text:s/>This FOIL appeal is attached hereto as Exhibit </text:span><text:span text:style-name="T205">O</text:span><text:span text:style-name="T199">.</text:span></text:p>
        </text:list-item>
        <text:list-item>
          <text:p text:style-name="P98"><text:span text:style-name="T280">O</text:span><text:span text:style-name="T281">n July 22, 2022, Petitioner resent the appeal shown in Exhibit </text:span><text:span text:style-name="T282">O</text:span><text:span text:style-name="T281"> to Mr. Derham, writing: "</text:span><text:span text:style-name="T278">Mr. Derham,</text:span><text:span text:style-name="T279"> <text:s/></text:span><text:span text:style-name="T171">On July 3rd I sent you the attached FOIL appeal dated July 5, 2022.</text:span><text:span text:style-name="T172"> </text:span><text:span text:style-name="T171">I have not received any response from you. </text:span><text:span text:style-name="T172"> </text:span><text:span text:style-name="T171">It is past due.</text:span><text:span text:style-name="T172"> </text:span><text:span text:style-name="T171">Can you please let me know the status of this request?</text:span><text:span text:style-name="T173">"</text:span></text:p>
        </text:list-item>
      </text:list>
      <text:p text:style-name="P45"/>
      <text:list xml:id="list172540798771838" text:continue-numbering="true" text:style-name="WW8Num1">
        <text:list-item>
          <text:p text:style-name="P69"><text:span text:style-name="T199">On July 29, 2022, Ms. Jerome denied Petitioner's FOIL request in its entirety on two grounds </text:span><text:span text:style-name="T277">without specifying which records fall under each category</text:span><text:span text:style-name="T199">. <text:s/></text:span><text:span text:style-name="T197">The two categories </text:span><text:span text:style-name="T198">are</text:span><text:span text:style-name="T197"> 1) an </text:span><text:span text:style-name="T208">unwarranted </text:span><text:span text:style-name="T197">invasion of personal privacy, and 2) deliberative process privilege. <text:s/></text:span><text:span text:style-name="T199">Ms. Jerome's denial is attached hereto as Exhibit </text:span><text:span text:style-name="T206">P</text:span><text:span text:style-name="T199">.</text:span></text:p>
        </text:list-item>
        <text:list-item>
          <text:p text:style-name="P70"><text:span text:style-name="T199">F</text:span><text:span text:style-name="T191">rom information and belief, Ms. Jerome was responding to Petitioner's </text:span><text:span text:style-name="T209">July </text:span><text:span text:style-name="T199">5</text:span><text:span text:style-name="T209">, 2022</text:span><text:span text:style-name="T191"> FOIL appeal to Mr. Derham because Petitioner did not communicate with Ms. Jerome regarding FOIL request </text:span><text:span text:style-name="T203">#</text:span><text:span text:style-name="T304">202</text:span><text:span text:style-name="T305">2</text:span><text:span text:style-name="T306">10</text:span><text:span text:style-name="T305">3760</text:span><text:span text:style-name="T303"> </text:span><text:span text:style-name="T314">after</text:span><text:span text:style-name="T303"> her June 22, 2022 response (Exhibit</text:span><text:span text:style-name="T309"> </text:span><text:span text:style-name="T313">N</text:span><text:span text:style-name="T303">).</text:span></text:p>
        </text:list-item>
        <text:list-item>
          <text:p text:style-name="P71"><text:span text:style-name="T303">From information and belief, Ms. Jerome</text:span><text:span text:style-name="T308"> does not have the legal background to have written the response provided to the Petitioner </text:span><text:span text:style-name="T310">on</text:span><text:span text:style-name="T308"> </text:span><text:span text:style-name="T303">July 29, 2022</text:span><text:span text:style-name="T308"> </text:span><text:span text:style-name="T307">(Exhibit P)</text:span><text:span text:style-name="T308"> and that response </text:span><text:span text:style-name="T303">was written by </text:span><text:span text:style-name="T307">an attorney</text:span><text:span text:style-name="T308">.</text:span></text:p>
        </text:list-item>
        <text:list-item>
          <text:p text:style-name="P72"><text:span text:style-name="T195">The only records Ms. Jerome could be referring to</text:span><text:span text:style-name="T210"> in her </text:span><text:span text:style-name="T311">July 29, 2022</text:span><text:span text:style-name="T312"> response</text:span><text:span text:style-name="T308"> </text:span><text:span text:style-name="T307">(Exhibit P)</text:span><text:span text:style-name="T195"> is item 10 of FOIL </text:span><text:span text:style-name="T193">#</text:span><text:span text:style-name="T192"> </text:span><text:span text:style-name="T304">202</text:span><text:span text:style-name="T305">2</text:span><text:span text:style-name="T306">10</text:span><text:span text:style-name="T305">3760</text:span><text:span text:style-name="T195"> </text:span><text:span text:style-name="T208">(Exhibit M page 1) </text:span><text:span text:style-name="T195">since Ms. Jerome had already indicated that </text:span><text:span text:style-name="T196">there are </text:span><text:span text:style-name="T195">no records responsive for items 1 through 9 </text:span><text:span text:style-name="T194">(Exhibit </text:span><text:span text:style-name="T206">N</text:span><text:span text:style-name="T194">)</text:span><text:span text:style-name="T196">.</text:span></text:p>
        </text:list-item>
        <text:list-item>
          <text:p text:style-name="P73"><text:span text:style-name="T191">On July 31, 2022, Petitioner appealed Ms. Jerome's denial to Mr. Derham. <text:s/>This </text:span><text:span text:style-name="T211">second </text:span><text:span text:style-name="T191">appeal </text:span><text:span text:style-name="T212">for </text:span><text:span text:style-name="T195">FOIL </text:span><text:span text:style-name="T193">#</text:span><text:span text:style-name="T192"> </text:span><text:span text:style-name="T304">202</text:span><text:span text:style-name="T305">2</text:span><text:span text:style-name="T306">10</text:span><text:span text:style-name="T305">3760 </text:span><text:span text:style-name="T191">is attached hereto as Exhibit </text:span><text:span text:style-name="T207">Q</text:span><text:span text:style-name="T191">.</text:span></text:p>
        </text:list-item>
        <text:list-item>
          <text:p text:style-name="P108"><text:span text:style-name="T180">In an email dated December 7, 2022, Mr. Derham </text:span><text:span text:style-name="T181">implied</text:span><text:span text:style-name="T180"> that the Town will not provide the responsive documents for FOIL </text:span><text:span text:style-name="T178">#</text:span><text:span text:style-name="T130">202</text:span><text:span text:style-name="T131">2</text:span><text:span text:style-name="T132">10</text:span><text:span text:style-name="T131">3760</text:span><text:span text:style-name="T136">, and the decision will be left to the court writing, in pertinent part: </text:span><text:span text:style-name="T147">"</text:span><text:span text:style-name="T293">This will leave the remaining part, document relating to the ethics complaint initiated by you for decision by the judge.</text:span><text:span text:style-name="T289">"</text:span><text:span text:style-name="T288">.</text:span></text:p>
        </text:list-item>
        <text:list-item>
          <text:p text:style-name="P122">Petitioner is asking <text:span text:style-name="T456">that the </text:span><text:span text:style-name="T458">Court </text:span><text:span text:style-name="T495">to </text:span><text:span text:style-name="T456">examine</text:span><text:span text:style-name="T450"> </text:span><text:span text:style-name="T467">the records responsive to </text:span><text:span text:style-name="T465">FOIL </text:span><text:span text:style-name="T466">#</text:span><text:span text:style-name="T40">202</text:span><text:span text:style-name="T41">2</text:span><text:span text:style-name="T42">10</text:span><text:span text:style-name="T41">3760</text:span><text:span text:style-name="T43"> (which Ms. Jerome says exist)</text:span><text:span text:style-name="T450"> to determine which of these records</text:span><text:span text:style-name="T455"> or </text:span><text:soft-page-break/><text:span text:style-name="T455">portions </text:span><text:span text:style-name="T458">thereof</text:span><text:span text:style-name="T450">, the Petitioner </text:span><text:span text:style-name="T462">is </text:span><text:span text:style-name="T450">legally allowed to </text:span><text:span text:style-name="T455">have access to</text:span><text:span text:style-name="T468"> and provide those records to the Petitioner.</text:span></text:p>
        </text:list-item>
        <text:list-item>
          <text:p text:style-name="P123">For each record or portion of a record denied, Petitioner asks the court <text:span text:style-name="T497">to order the</text:span> Respondent to provided a detailed reason for the denial of <text:span text:style-name="T497">each</text:span> record or portion of <text:span text:style-name="T497">each</text:span> record being denied as required by <text:span text:style-name="T480">PBO </text:span>§89(4)(a).</text:p>
        </text:list-item>
        <text:list-item>
          <text:p text:style-name="P124"><text:span text:style-name="T456">If these records do not accurately reflect the facts </text:span><text:span text:style-name="T457">asserted</text:span><text:span text:style-name="T456"> in the Respondent's Ethics Board response</text:span><text:span text:style-name="T463"> as shown in Exhibit </text:span><text:span text:style-name="T479">K</text:span><text:span text:style-name="T456">, </text:span>Petitioner ask<text:span text:style-name="T456">s</text:span> the Court <text:span text:style-name="T456">to rule that</text:span> the Town's Ethics Board<text:span text:style-name="T448"> </text:span><text:span text:style-name="T449">obstructed the administration of the Town's Ethic</text:span><text:span text:style-name="T451">s</text:span><text:span text:style-name="T449"> Law by not doing a proper investigation of the Petitioner's complaint, violating Penal Law §195.05, Obstructing Governmental Administration in the Second Degree. </text:span></text:p>
          <text:p text:style-name="P125"/>
          <text:p text:style-name="P117"><text:span text:style-name="T483">FOIL </text:span><text:span text:style-name="T484"><text:s/></text:span><text:span text:style-name="T483">#</text:span><text:span text:style-name="T485">202</text:span>2<text:span text:style-name="T487">105832</text:span><text:span text:style-name="T486">:</text:span><text:span text:style-name="T483"> <text:s/></text:span><text:span text:style-name="T488">Data Town Provided to Moody's</text:span><text:line-break/></text:p>
        </text:list-item>
        <text:list-item>
          <text:p text:style-name="P126"><text:span text:style-name="T1">On September 6, 2022, Petitioner submitted a FOIL request for the records the Town provided to Moody's to produce a credit opinion report for 2022. <text:s/>This FOIL request was assigned #</text:span><text:span text:style-name="T40">202</text:span><text:span text:style-name="T41">2</text:span><text:span text:style-name="T44">105832</text:span><text:span text:style-name="T1"> by the Town. <text:s/>This FOIL request is attached hereto as Exhibit R.</text:span></text:p>
        </text:list-item>
        <text:list-item>
          <text:p text:style-name="P127"><text:span text:style-name="T1">On October 6, 2022, Ms. Jerome informed me that the records for FOIL </text:span><text:span text:style-name="T45">#</text:span><text:span text:style-name="T40">202</text:span><text:span text:style-name="T41">2</text:span><text:span text:style-name="T44">105832</text:span><text:span text:style-name="T1"> could not be provided until October 31, 2022. <text:s/>Ms. Jerome's response is </text:span><text:span text:style-name="T46">attached hereto as</text:span><text:span text:style-name="T1"> Exhibit S.</text:span></text:p>
        </text:list-item>
        <text:list-item>
          <text:p text:style-name="P128"><text:span text:style-name="T1">On October 24, 2022, Ms. Jerome provide</text:span><text:span text:style-name="T50">d</text:span><text:span text:style-name="T1"> Petitioner with a partial response to FOIL </text:span><text:span text:style-name="T45">#</text:span><text:span text:style-name="T40">202</text:span><text:span text:style-name="T41">2</text:span><text:span text:style-name="T44">105832</text:span><text:span text:style-name="T47"> which is attached hereto as Exhibit T. <text:s/></text:span><text:span text:style-name="T48">This record, </text:span><text:span text:style-name="T47">dated August 22, 2022 is </text:span><text:span text:style-name="T48">the</text:span><text:span text:style-name="T47"> Financial Presentation made to Moody's</text:span><text:span text:style-name="T49"> Investment Services.</text:span></text:p>
        </text:list-item>
        <text:list-item>
          <text:p text:style-name="P119"><text:soft-page-break/>On October 24, 2022, Petitioner emailed Ms. Jerome informing her the FOIL response, provided in Exhibit T, references another document referred to as "Reference Document" and Petitioner did not receive this document and requested said "Reference Document". <text:s/>Petitioner's email to Ms. Jerome is attached hereto as Exhibit U.</text:p>
        </text:list-item>
        <text:list-item>
          <text:p text:style-name="P120">On October 25, 2022, Ms. Jerome emailed Petitioner only page 3 of the "Reference Document" which was dated October 25, 2022. <text:s/>Said email and its attachment containing a single page is attached hereto as Exhibit V.</text:p>
        </text:list-item>
        <text:list-item>
          <text:p text:style-name="P121">On October 25, 2022, Petitioner emailed Ms. Jerome notifying her that Petitioner only received one page of the "Reference Document" and that page provided was dated October 25, 2022 even though the presentation was dated August <text:span text:style-name="T494">22, </text:span>2022. <text:s/>Petitioner asked Ms. Jerome to provide all the pages of the "Reference Document". <text:s text:c="2"/>Petitioner's email to Ms. Jerome is provided in Exhibit W.</text:p>
        </text:list-item>
        <text:list-item>
          <text:p text:style-name="P129"><text:span text:style-name="T1">On November 2, 2022, Petitioner appealed the implicit denial of FOIL </text:span><text:span text:style-name="T45">#</text:span><text:span text:style-name="T40">202</text:span><text:span text:style-name="T41">2</text:span><text:span text:style-name="T44">105832</text:span><text:span text:style-name="T1"> to Mr. Derham. <text:s/>Petitioner's FOIL appeal is attached hereto as Exhibit X.</text:span></text:p>
        </text:list-item>
        <text:list-item>
          <text:p text:style-name="P109"><text:span text:style-name="T496">In an email dated December </text:span><text:span text:style-name="T498">9</text:span><text:span text:style-name="T496">, 2022, Mr. Derham</text:span><text:span text:style-name="T498"> writes in pertinent part: "</text:span><text:span text:style-name="T293">I’m working with the Comptroller to obtain the “reference document” and review it. Moody’s has invoked “trade secrets,” but until I see the document I won’t know whether that advisory applies.</text:span><text:span text:style-name="T294">"</text:span><text:span text:style-name="T295">.</text:span></text:p>
        </text:list-item>
        <text:list-item>
          <text:p text:style-name="P94"><text:span text:style-name="T165">The evidence provided in this Petition shows</text:span><text:span text:style-name="T166"> the Town is</text:span><text:span text:style-name="T170"> </text:span><text:span text:style-name="T258">willfully conceal</text:span><text:span text:style-name="T259">ing the records pertaining to FOIL # </text:span><text:span text:style-name="T318">202</text:span><text:span text:style-name="T320">2</text:span><text:span text:style-name="T324">105832</text:span><text:span text:style-name="T259"> and is guilty of a violation in accordance </text:span><text:soft-page-break/><text:span text:style-name="T259">with</text:span><text:span text:style-name="T258"> PBO §89(8)</text:span><text:span text:style-name="T259">.</text:span><text:span text:style-name="T270"> <text:s/>The records provided by the Town to Moody's in the presentation are Town records (not Moody's records) and are therefore subject to FOIL.</text:span><text:span text:style-name="T271"> </text:span></text:p>
        </text:list-item>
        <text:list-item>
          <text:p text:style-name="P97"><text:span text:style-name="T241">For arguments sake, even if the "Reference Document" contains trade secrets</text:span><text:span text:style-name="T272">,</text:span><text:span text:style-name="T241"> as the Town alleges, </text:span><text:span text:style-name="T273">the purported trade secrets could have been redacted. <text:s/>In any case, </text:span><text:span text:style-name="T241">there was no </text:span><text:span text:style-name="T273">legal </text:span><text:span text:style-name="T241">reason to withold the </text:span><text:span text:style-name="T272">records</text:span><text:span text:style-name="T273"> from the Petitioner</text:span><text:span text:style-name="T272"> for over a month. <text:s/>The document provided to the Petitioner was only eight (8) pages</text:span><text:span text:style-name="T274"> (Exhibit T).</text:span></text:p>
        </text:list-item>
        <text:list-item>
          <text:p text:style-name="P110"><text:span text:style-name="T437">Petitioner </text:span><text:span text:style-name="T438">asks </text:span><text:span text:style-name="T437">the Court </text:span><text:span text:style-name="T438">to </text:span><text:span text:style-name="T437">order the Respondent to provide </text:span><text:span text:style-name="T438">all records responsive to <text:s/>FOIL request </text:span><text:span text:style-name="T143">#</text:span><text:span text:style-name="T130">202</text:span><text:span text:style-name="T131">2</text:span><text:span text:style-name="T144">105832</text:span><text:span text:style-name="T145"> </text:span><text:span text:style-name="T438">and to </text:span><text:span text:style-name="T489">provide a detailed reason</text:span><text:span text:style-name="T490"> for the denial or portion of each record being denied as </text:span><text:span text:style-name="T489">required by </text:span><text:span text:style-name="T491">PBO </text:span><text:span text:style-name="T489">§89(4)(a).</text:span></text:p>
          <text:p text:style-name="P133"/>
          <text:p text:style-name="P118">Sending FOIL Appeal Information to the COOG<text:line-break/></text:p>
        </text:list-item>
        <text:list-item>
          <text:p text:style-name="P130">On <text:span text:style-name="T505">October 5</text:span>, 2022, Petitioner requested a list of all FOIL appeals the Town of Hempstead submitted to the COOG in 2022<text:span text:style-name="T494"> </text:span>in accordance with <text:span text:style-name="T505">PBO </text:span>§89(4)(a).<text:span text:style-name="T464"> <text:s/>A copy of this request is attached hereto as Exhibit </text:span><text:span text:style-name="T492">Y</text:span><text:span text:style-name="T464">. </text:span></text:p>
        </text:list-item>
        <text:list-item>
          <text:p text:style-name="P131">On <text:span text:style-name="T505">October 6</text:span>, 202<text:span text:style-name="T494">2</text:span>, Petitioner received a response from the COOG which indicated that the Town of Hempstead has not submitted any FOIL appeals to the COOG<text:span text:style-name="T493"> in 2022</text:span>. <text:s/>A copy of the COOG's response is attached hereto as Exhibit <text:span text:style-name="T492">Z</text:span>.</text:p>
        </text:list-item>
        <text:list-item>
          <text:p text:style-name="P132">From information and belief, the Town has not sent any of the FOIL appeals associated with this matter to the COOG <text:span text:style-name="T507">violating</text:span> PBO <text:span text:style-name="T506">§89(4)(a)</text:span>.</text:p>
        </text:list-item>
      </text:list>
      <text:p text:style-name="P7"/>
      <text:p text:style-name="P7"/>
      <text:p text:style-name="P7"/>
      <text:p text:style-name="P21"><text:tab/></text:p>
      <text:p text:style-name="P20"><text:span text:style-name="T431"><text:tab/></text:span><text:span text:style-name="T426">WHEREFORE</text:span>, Petitioner<text:span text:style-name="T434">,</text:span> FELIX PROCACCI<text:span text:style-name="T434">,</text:span> respectfully requests<text:span text:style-name="T469"> the</text:span><text:span text:style-name="T432"> </text:span><text:span text:style-name="T468">C</text:span><text:span text:style-name="T432">ourt</text:span> <text:span text:style-name="T469">to </text:span><text:span text:style-name="T471">issue an </text:span>order <text:span text:style-name="T471">directing the Town</text:span><text:span text:style-name="T425"> to provide the records </text:span><text:span text:style-name="T471">responsive to</text:span><text:span text:style-name="T425"> FOIL request</text:span><text:span text:style-name="T451"> </text:span><text:span text:style-name="T355">#</text:span><text:span text:style-name="T21">202107362</text:span><text:span text:style-name="T425"> </text:span><text:span text:style-name="T469">and to rule that the </text:span><text:span text:style-name="T471">Town</text:span><text:span text:style-name="T469"> </text:span><text:span text:style-name="T23">committed</text:span><text:span text:style-name="T22"> a </text:span><text:span text:style-name="T32">violation</text:span><text:span text:style-name="T22"> in accordance </text:span><text:span text:style-name="T213">with</text:span><text:span text:style-name="T214"> PBO §89(8)</text:span><text:span text:style-name="T215"> for </text:span><text:span text:style-name="T214">willfully conceal</text:span><text:span text:style-name="T213">ing the</text:span><text:span text:style-name="T216">se</text:span><text:span text:style-name="T213"> records</text:span><text:span text:style-name="T215">.</text:span><text:span text:style-name="T218"> <text:s/></text:span><text:span text:style-name="T215">On March 2, 2022 over </text:span><text:span text:style-name="T240">9</text:span><text:span text:style-name="T215"> months </text:span><text:span text:style-name="T218">ago</text:span><text:span text:style-name="T215">, Respondent acknowledged that </text:span><text:span text:style-name="T217">these </text:span><text:span text:style-name="T215">records exist</text:span><text:span text:style-name="T218"> and</text:span><text:span text:style-name="T215"> </text:span><text:span text:style-name="T218">i</text:span><text:span text:style-name="T215">t has been over a year since the Petitioner requested these records.</text:span></text:p>
      <text:p text:style-name="P18"><text:span text:style-name="T356"><text:tab/></text:span><text:span text:style-name="T355">In regards to FOIL</text:span><text:span text:style-name="T357"> </text:span><text:span text:style-name="T355">#</text:span><text:span text:style-name="T118">202</text:span><text:span text:style-name="T119">2</text:span><text:span text:style-name="T120">10</text:span><text:span text:style-name="T119">3760</text:span><text:span text:style-name="T22">, Petitioner asks the Court </text:span><text:span text:style-name="T29">issue an order directing the Town to provide all responsive records to the Court and for the Court to</text:span><text:span text:style-name="T24"> </text:span><text:span text:style-name="T29">examine</text:span><text:span text:style-name="T23"> </text:span><text:span text:style-name="T24">the</text:span><text:span text:style-name="T29">se</text:span><text:span text:style-name="T23"> records</text:span><text:span text:style-name="T24"> </text:span><text:span text:style-name="T26">to</text:span><text:span text:style-name="T25"> determine which of these records, if any, the Petitioner is legally allowed to have access to</text:span><text:span text:style-name="T27"> and </text:span><text:span text:style-name="T28">issue an </text:span><text:span text:style-name="T27">order </text:span><text:span text:style-name="T28">directing </text:span><text:span text:style-name="T27">the </text:span><text:span text:style-name="T28">Town</text:span><text:span text:style-name="T27"> to provide those records </text:span><text:span text:style-name="T218">and to </text:span><text:span text:style-name="T233">provide a detailed reason</text:span><text:span text:style-name="T234"> for the denial or portion of each record being denied as </text:span><text:span text:style-name="T233">required by </text:span><text:span text:style-name="T235">PBO </text:span><text:span text:style-name="T233">§89(4)(a).</text:span></text:p>
      <text:p text:style-name="P18"><text:span text:style-name="T31"><text:s/></text:span><text:span text:style-name="T29"><text:tab/>Petitioner also asks the Court to verify</text:span><text:span text:style-name="T220"> these records reflect the facts </text:span><text:span text:style-name="T221">asserted</text:span><text:span text:style-name="T220"> in the </text:span><text:span text:style-name="T226">Town</text:span><text:span text:style-name="T220">'s Ethics Board response</text:span><text:span text:style-name="T222"> </text:span><text:span text:style-name="T226">in </text:span><text:span text:style-name="T222">Exhibit </text:span><text:span text:style-name="T229">K</text:span><text:span text:style-name="T226">. </text:span><text:span text:style-name="T220"><text:s/></text:span><text:span text:style-name="T227">If these records do not correspond to the facts asserted by the </text:span><text:span text:style-name="T228">Town's </text:span><text:span text:style-name="T227">Ethic</text:span><text:span text:style-name="T228">s</text:span><text:span text:style-name="T227"> Board, </text:span><text:span text:style-name="T219">Petitioner ask</text:span><text:span text:style-name="T220">s</text:span><text:span text:style-name="T219"> the Court </text:span><text:span text:style-name="T220">to rule that</text:span><text:span text:style-name="T219"> the Town</text:span><text:span text:style-name="T223"> </text:span><text:span text:style-name="T224">violat</text:span><text:span text:style-name="T225">ed</text:span><text:span text:style-name="T224"> Penal Law §195.05, Obstructing Governmental Administration in the Second Degree.</text:span></text:p>
      <text:p text:style-name="P19"><text:span text:style-name="T230"><text:tab/>In regards </text:span><text:span text:style-name="T231">to</text:span><text:span text:style-name="T232"> FOIL request</text:span><text:span text:style-name="T216"> </text:span><text:span text:style-name="T344">#</text:span><text:span text:style-name="T123">2022105832, the Petitioner requests the Court </text:span><text:span text:style-name="T128">to </text:span><text:span text:style-name="T123">order the Respondent to provide all responsive records </text:span><text:span text:style-name="T218">and to </text:span><text:span text:style-name="T233">provide a detailed reason</text:span><text:span text:style-name="T234"> for the denial or portion of each record being denied as </text:span><text:span text:style-name="T233">required by </text:span><text:span text:style-name="T235">PBO </text:span><text:span text:style-name="T233">§89(4)(a).</text:span><text:span text:style-name="T239"> <text:s text:c="2"/>The Petitioner also asks the Court to</text:span><text:span text:style-name="T218"> rule that the </text:span><text:span text:style-name="T231">Town</text:span><text:span text:style-name="T218"> </text:span><text:span text:style-name="T121">committed</text:span><text:span text:style-name="T122"> a </text:span><text:span text:style-name="T129">violation</text:span><text:span text:style-name="T122"> in accordance </text:span><text:span text:style-name="T213">with</text:span><text:span text:style-name="T214"> PBO §89(8)</text:span><text:span text:style-name="T215"> for </text:span><text:span text:style-name="T214">willfully conceal</text:span><text:span text:style-name="T213">ing the</text:span><text:span text:style-name="T216">se</text:span><text:span text:style-name="T213"> records</text:span><text:span text:style-name="T239">. <text:s/>The records requested for FOIL </text:span><text:span text:style-name="T344">#</text:span><text:span text:style-name="T123">2022105832</text:span><text:span text:style-name="T127"> were presented to Moody's Investment Services on August 22, 2022 and the Town has not provided any legal reason for delaying the release of these records.</text:span></text:p>
      <text:p text:style-name="P17"><text:soft-page-break/><text:span text:style-name="T30"><text:tab/></text:span><text:span text:style-name="T236">The Petitioner also asks the Court to</text:span><text:span text:style-name="T237"> issue an</text:span><text:span text:style-name="T236"> order </text:span><text:span text:style-name="T237">directing </text:span><text:span text:style-name="T236">the </text:span><text:span text:style-name="T237">Town</text:span><text:span text:style-name="T236"> to send the FOIL appeals </text:span><text:span text:style-name="T238">and their determinations </text:span><text:span text:style-name="T225">for</text:span><text:span text:style-name="T236"> FOIL requests </text:span><text:span text:style-name="T344">#</text:span><text:span text:style-name="T124">202107362</text:span><text:span text:style-name="T125">,</text:span><text:span text:style-name="T236"> </text:span><text:span text:style-name="T344">#</text:span><text:span text:style-name="T118">202</text:span><text:span text:style-name="T119">2</text:span><text:span text:style-name="T120">10</text:span><text:span text:style-name="T119">3760</text:span><text:span text:style-name="T125">, and #2022105832</text:span><text:span text:style-name="T126"> to the Committee on Open Government in accordance with §89(4)(a).</text:span></text:p>
      <text:p text:style-name="P48"><text:span text:style-name="T331"><text:tab/></text:span><text:span text:style-name="T332">Finally</text:span><text:span text:style-name="T326">, the Petitioner </text:span><text:span text:style-name="T327">asks the </text:span><text:span text:style-name="T333">C</text:span><text:span text:style-name="T327">ourt to order</text:span><text:span text:style-name="T326"> </text:span><text:span text:style-name="T332">the </text:span><text:span text:style-name="T326">Respondent</text:span><text:span text:style-name="T327"> to</text:span><text:span text:style-name="T326"> pay all costs of this legal action as required </text:span><text:span text:style-name="T328">by </text:span><text:span text:style-name="T326">the Freedom of Information Law</text:span><text:span text:style-name="T329"> </text:span><text:span text:style-name="T334">PBO </text:span><text:span text:style-name="T330">§89(4ci)</text:span><text:span text:style-name="T334"> and</text:span><text:span text:style-name="T330"> §89(4cii)</text:span><text:span text:style-name="T335"> together with any other relief the Court deems just and proper.</text:span><text:span text:style-name="T336"> <text:s/>In each of the FOIL requests presented in this matter, the Town has not provided legal responses to any of the Petitioner's FOIL appeals.</text:span></text:p>
      <table:table table:name="Table1" table:style-name="Table1">
        <table:table-column table:style-name="Table1.A"/>
        <table:table-column table:style-name="Table1.B"/>
        <table:table-column table:style-name="Table1.C"/>
        <table:table-row>
          <table:table-cell table:style-name="Table1.A1" office:value-type="string">
            <text:p text:style-name="P16"><text:span text:style-name="T2">DATED: <text:tab/>Nassau County, New York</text:span><text:span text:style-name="T6"><text:tab/><text:tab/></text:span><text:span text:style-name="T2"><text:tab/></text:span><text:span text:style-name="T9">___________</text:span><text:span text:style-name="T2">_____, 20</text:span><text:span text:style-name="T4">2</text:span><text:span text:style-name="T5">2</text:span></text:p>
          </table:table-cell>
          <table:table-cell table:style-name="Table1.A1" table:number-columns-spanned="2" office:value-type="string">
            <text:p text:style-name="P6">Respectfully submitted, </text:p>
            <text:p text:style-name="P5"/>
            <text:p text:style-name="P8"><text:span text:style-name="T159">______________________</text:span><text:span text:style-name="T160">____</text:span><text:span text:style-name="T159">_ <text:line-break/></text:span><text:span text:style-name="T161">Felix Procacci</text:span><text:span text:style-name="T162">, </text:span><text:span text:style-name="T161">Pro Se<text:line-break/>1165 Barnes Street<text:line-break/>Franklin Square, New York 11010<text:line-break/>(516) 233-1562</text:span></text:p>
          </table:table-cell>
          <table:covered-table-cell/>
        </table:table-row>
        <table:table-row table:style-name="Table1.2">
          <table:table-cell table:style-name="Table1.A1" office:value-type="string">
            <text:p text:style-name="P34"/>
            <text:p text:style-name="P35"/>
          </table:table-cell>
          <table:table-cell table:style-name="Table1.A1" table:number-columns-spanned="2" office:value-type="string">
            <text:p text:style-name="P33"/>
          </table:table-cell>
          <table:covered-table-cell/>
        </table:table-row>
        <table:table-row>
          <table:table-cell table:style-name="Table1.A1" table:number-columns-spanned="3" office:value-type="string">
            <text:p text:style-name="P46"><text:span text:style-name="T447">FELIX</text:span> PROCACCI, being duly sworn, deposes and says:<text:span text:style-name="T447"> <text:s/>I am the Petitioner in this proceeding. <text:s/>I have read the foregoing Verified </text:span><text:span text:style-name="T482">Amended </text:span><text:span text:style-name="T447">Petition and know the contents thereof, which are true to my own knowledge, except for those matters alleged upon information and belief, which I believe to be true.</text:span></text:p>
          </table:table-cell>
          <table:covered-table-cell/>
          <table:covered-table-cell/>
        </table:table-row>
        <table:table-row>
          <table:table-cell table:style-name="Table1.A1" office:value-type="string">
            <text:p text:style-name="Table_20_Contents"/>
          </table:table-cell>
          <table:table-cell table:style-name="Table1.A1" table:number-columns-spanned="2" office:value-type="string">
            <text:p text:style-name="Table_20_Contents"/>
          </table:table-cell>
          <table:covered-table-cell/>
        </table:table-row>
        <table:table-row table:style-name="Table1.5">
          <table:table-cell table:style-name="Table1.A5" office:value-type="string">
            <text:p text:style-name="P47">Sworn to before on the<text:line-break/><text:line-break/><text:span text:style-name="T447">____</text:span> day of<text:span text:style-name="T481"> _________________</text:span>, 2022<text:line-break/><text:line-break/><text:line-break/><text:line-break/><text:line-break/><text:line-break/><text:line-break/><text:line-break/><text:span text:style-name="T473"> <text:s text:c="29"/></text:span><text:span text:style-name="T476"><text:s text:c="19"/></text:span><text:span text:style-name="T473"><text:s text:c="5"/></text:span><text:span text:style-name="T475"><text:s text:c="3"/></text:span><text:span text:style-name="T473"><text:s text:c="5"/><text:line-break/></text:span><text:span text:style-name="T504">NOTARY PUBLIC</text:span></text:p>
            <text:p text:style-name="P44"/>
          </table:table-cell>
          <table:table-cell table:style-name="Table1.A1" office:value-type="string">
            <text:p text:style-name="P37"/>
          </table:table-cell>
          <table:table-cell table:style-name="Table1.A1" office:value-type="string">
            <text:p text:style-name="P38"/>
            <text:p text:style-name="P38"/>
            <text:p text:style-name="P38"><text:s text:c="49"/></text:p>
            <text:p text:style-name="P42"><text:span text:style-name="T470">F</text:span>elix Procacci</text:p>
          </table:table-cell>
        </table:table-row>
      </table:table>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Helvetica, sans-serif"/>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200%" fo:text-align="start" style:justify-single-word="false" fo:orphans="2" fo:widows="2" fo:hyphenation-ladder-count="no-limit" style:text-autospace="ideograph-alpha" style:punctuation-wrap="hanging" style:line-break="strict" style:writing-mode="lr-tb">
        <style:tab-stops>
          <style:tab-stop style:position="1in"/>
        </style:tab-stops>
      </style:paragraph-properties>
      <style:text-properties fo:color="#000000" loext:opacity="100%" style:font-name="Times New Roman1" fo:font-family="'Times New Roman'" style:font-style-name="Regular"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en" style:country-asian="US" style:font-name-complex="Tahoma1" style:font-family-complex="Tahoma"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Times New Roman1" fo:font-family="'Times New Roman'" style:font-style-name="Regular" style:font-family-generic="roman" style:font-pitch="variable" fo:font-size="12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List_20_Paragraph" style:display-name="List Paragraph" style:family="paragraph" style:parent-style-name="Standard">
      <style:paragraph-properties fo:margin-left="0.5in" fo:margin-right="0in" fo:margin-top="0in" fo:margin-bottom="0.4in" style:contextual-spacing="false" fo:line-height="200%" fo:text-indent="0in" style:auto-text-indent="false">
        <style:tab-stops>
          <style:tab-stop style:position="0in"/>
          <style:tab-stop style:position="0.2in"/>
          <style:tab-stop style:position="0.3in"/>
        </style:tab-stops>
      </style:paragraph-properties>
      <style:text-properties style:font-name="Times New Roman1" fo:font-family="'Times New Roman'" style:font-style-name="Regular" style:font-family-generic="roman" style:font-pitch="variable" fo:font-size="12pt"/>
    </style:style>
    <style:style style:name="Table_20_Contents" style:display-name="Table Contents" style:family="paragraph" style:parent-style-name="Standard" style:class="extra">
      <style:paragraph-properties text:number-lines="false" text:line-number="0"/>
      <style:text-properties style:font-name="Times New Roman1" fo:font-family="'Times New Roman'" style:font-style-name="Regular" style:font-family-generic="roman" style:font-pitch="variable"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text-properties style:font-name="Courier New1" fo:font-family="'Courier New'" style:font-style-name="Regular" style:font-family-generic="modern" style:font-pitch="fixed" fo:font-style="norm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1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Default_20_Paragraph_20_Font" style:display-name="Default Paragraph Font" style:family="text">
      <style:text-properties style:font-name="Courier New1" fo:font-family="'Courier New'" style:font-style-name="Regular" style:font-family-generic="modern" style:font-pitch="fixed"/>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c97b30"/>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11in" fo:page-height="8.5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Of <text:page-count>18</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1">
      <style:header>
        <text:p text:style-name="Header"/>
      </style:header>
      <style:footer>
        <text:p text:style-name="Footer"/>
      </style:footer>
    </style:master-page>
    <style:master-page style:name="Landscape" style:page-layout-name="Mpm4" draw:style-name="Mdp1">
      <style:footer>
        <text:p text:style-name="MP2"><text:page-number text:select-page="current">0</text:page-number><text:s/>Of <text:page-count>1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lizabeth</meta:initial-creator>
    <meta:creation-date>2012-03-02T20:04:00</meta:creation-date>
    <dc:date>2022-12-12T17:25:39.547000000</dc:date>
    <meta:editing-cycles>1789</meta:editing-cycles>
    <meta:editing-duration>P38DT4H22M38S</meta:editing-duration>
    <meta:generator>LibreOffice/7.4.3.2$Windows_X86_64 LibreOffice_project/1048a8393ae2eeec98dff31b5c133c5f1d08b890</meta:generator>
    <meta:print-date>2022-12-12T14:24:45.894000000</meta:print-date>
    <meta:document-statistic meta:table-count="2" meta:image-count="0" meta:object-count="0" meta:page-count="18" meta:paragraph-count="141" meta:word-count="3739" meta:character-count="23076" meta:non-whitespace-character-count="19246"/>
  </office:meta>
</office:document-meta>
</file>